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7785in" table:align="left"/>
    </style:style>
    <style:style style:name="Table1.A" style:family="table-column">
      <style:table-column-properties style:column-width="2.2208in"/>
    </style:style>
    <style:style style:name="Table1.B" style:family="table-column">
      <style:table-column-properties style:column-width="3.557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c:7"/><text:a xlink:type="simple" xlink:href="http://railstutorial.org/chapters/modeling-and-viewing-users-two?version=2.3#top">Chapter 7 Modeling and viewing users, part II</text:a></text:h>
      <text:p text:style-name="Text_20_body"/>
      <text:p text:style-name="Text_20_body"/>
      <text:section text:style-name="Sect1" text:name="book">
        <text:p text:style-name="Text_20_body">In <text:a xlink:type="simple" xlink:href="http://railstutorial.org/chapters/modeling-and-viewing-users-one?version=2.3#top">Chapter 6</text:a>, we created the first iteration of a User model to represent users of our application, but the job is only half-done. Virtually any website with users, including ours, needs <text:span text:style-name="Emphasis">authentication</text:span> as well, but currently any user signing up for the site would only have a name and email address, with no way to verify their identity. In this chapter, we’ll add the <text:span text:style-name="Source_20_Text">password</text:span> attribute needed for an initial user signup (<text:a xlink:type="simple" xlink:href="http://railstutorial.org/chapters/sign-up?version=2.3#top">Chapter 8</text:a>) and for signing in with an email/password combination (<text:a xlink:type="simple" xlink:href="http://railstutorial.org/chapters/sign-in-sign-out?version=2.3#top">Chapter 9</text:a>). In the process, we’ll re-use several of the ideas from <text:a xlink:type="simple" xlink:href="http://railstutorial.org/chapters/modeling-and-viewing-users-one?version=2.3#top">Chapter 6</text:a>, including migrations and validations, and also introduce some new ideas such as virtual attributes, private methods, and Active Record callbacks.</text:p>
        <text:p text:style-name="Text_20_body">Once we have a working <text:span text:style-name="Source_20_Text">password</text:span> attribute, we’ll make a working action and view for showing user profiles (<text:a xlink:type="simple" xlink:href="http://railstutorial.org/chapters/modeling-and-viewing-users-two?version=2.3#sec:better_user_views">Section 7.3</text:a>). By the end of the chapter, our user profiles will display names and profile photos (as indicated by the mockup in <text:a xlink:type="simple" xlink:href="http://railstutorial.org/chapters/modeling-and-viewing-users-two?version=2.3#fig:profile_mockup_profile_name">Figure 7.1</text:a>), and they will be nicely tested with user factories and RSpec stubs.</text:p>
        <text:section text:style-name="Sect1" text:name="fig:profile_mockup_profile_name">
          <text:p text:style-name="Text_20_body"/>
        </text:section>
        <text:p text:style-name="P3"><text:soft-page-break/><draw:frame draw:style-name="fr1" draw:name="graphics1" text:anchor-type="as-char" svg:width="7.2917in" svg:height="6.25in" draw:z-index="0"><draw:image xlink:href="http://railstutorial.org/images/figures/profile_mockup_profile_name.png" xlink:type="simple" xlink:show="embed" xlink:actuate="onLoad"/><svg:title>profile_mockup_profile_name</svg:title></draw:frame></text:p>
        <text:p text:style-name="P3">Figure 7.1: A mockup of the user profile made in <text:a xlink:type="simple" xlink:href="http://railstutorial.org/chapters/modeling-and-viewing-users-two?version=2.3#sec:better_user_views">Section 7.3</text:a>. <text:a xlink:type="simple" xlink:href="http://www.railstutorial.org/images/figures/profile_mockup_profile_name-full.png">(full size)</text:a></text:p>
        <text:section text:style-name="Sect1" text:name="sec:insecure_passwords">
          <text:p text:style-name="P3"/>
        </text:section>
        <text:h text:style-name="Heading_20_2" text:outline-level="2"><text:bookmark text:name="sec:7.1"/><text:a xlink:type="simple" xlink:href="http://railstutorial.org/chapters/modeling-and-viewing-users-two?version=2.3#sec:insecure_passwords">7.1 Insecure passwords</text:a></text:h>
        <text:p text:style-name="Text_20_body">Making industrial-strength passwords requires a lot of machinery, so we’ll break the process into two main steps. In this section, we’ll make a <text:span text:style-name="Source_20_Text">password</text:span> attribute and add validations. The resulting User model will be functionally complete but badly insecure, with the passwords stored as plain text in the database. In <text:a xlink:type="simple" xlink:href="http://railstutorial.org/chapters/modeling-and-viewing-users-two?version=2.3#sec:secure_passwords">Section 7.2</text:a>, we’ll fix this problem by encrypting the passwords before saving them, thereby protecting our site against potential attackers.</text:p>
        <text:section text:style-name="Sect1" text:name="sec:password_validations">
          <text:p text:style-name="Text_20_body"/>
        </text:section>
        <text:h text:style-name="Heading_20_3" text:outline-level="3"><text:bookmark text:name="sec:7.1.1"/><text:a xlink:type="simple" xlink:href="http://railstutorial.org/chapters/modeling-and-viewing-users-two?version=2.3#sec:password_validations">7.1.1 Password validations</text:a></text:h>
        <text:p text:style-name="Text_20_body">Even though we have yet even to add a column for passwords to our database, we’re already going to start writing tests for them. Our initial plan is to have tests to validate the presence, length, and <text:soft-page-break/>confirmation of passwords. This is our biggest single block of tests so far, so see if you can read it all in one go. If you get stuck, it might help to review the analogous validations from <text:a xlink:type="simple" xlink:href="http://railstutorial.org/chapters/modeling-and-viewing-users-one?version=2.3#sec:user_validations">Section 6.2</text:a> or skip ahead to the application code in <text:a xlink:type="simple" xlink:href="http://railstutorial.org/chapters/modeling-and-viewing-users-two?version=2.3#code:password_validations">Listing 7.2</text:a>.</text:p>
        <text:p text:style-name="Text_20_body">In order to minimize typos in passwords, when making a user signup page in <text:a xlink:type="simple" xlink:href="http://railstutorial.org/chapters/sign-up?version=2.3#top">Chapter 8</text:a> we’ll adopt the common convention of requiring that users <text:span text:style-name="Emphasis">confirm</text:span> their passwords. To get started, let’s review the user attributes hash last seen in <text:a xlink:type="simple" xlink:href="http://railstutorial.org/chapters/modeling-and-viewing-users-one?version=2.3#code:validates_uniqueness_of_email_case_insensitive_test">Listing 6.18</text:a>:</text:p>
        <text:p text:style-name="Preformatted_20_Text">describe User do</text:p>
        <text:p text:style-name="Preformatted_20_Text"/>
        <text:p text:style-name="Preformatted_20_Text"><text:s text:c="2"/>before(:each) do</text:p>
        <text:p text:style-name="Preformatted_20_Text"><text:s text:c="4"/>@attr = { :name =&gt; "Example User", :email =&gt; "user@example.com" }</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To write tests for passwords, we’ll need to add <text:span text:style-name="Emphasis">two</text:span> new attributes to the <text:span text:style-name="Source_20_Text">@attr</text:span> hash, <text:span text:style-name="Source_20_Text">password</text:span> and <text:span text:style-name="Source_20_Text">password_confirmation</text:span>. As you can probably guess, the <text:span text:style-name="Source_20_Text">password_confirmation</text:span> attribute will be used for the password confirmation step.</text:p>
        <text:p text:style-name="Text_20_body">Let’s write tests for the presence of the password and its confirmation, together with tests confirming that the password is a valid length (restricted somewhat arbitrarily to be between 6 and 40 characters long). The results appear in <text:a xlink:type="simple" xlink:href="http://railstutorial.org/chapters/modeling-and-viewing-users-two?version=2.3#code:password_validation_tests">Listing 7.1</text:a>.</text:p>
        <text:section text:style-name="Sect1" text:name="code:password_validation_tests">
          <text:p text:style-name="Text_20_body"/>
        </text:section>
        <text:p text:style-name="Text_20_body">Listing 7.1. Tests for password validations. <text:line-break/><text:span text:style-name="Source_20_Text">spec/models/user_spec.rb</text:span> <draw:frame draw:name="clippy" text:anchor-type="as-char" svg:width="1.1457in" svg:height="0.1457in" draw:z-index="1"><draw:plugin xlink:href="http://railstutorial.org/flash/clippy.swf" xlink:type="simple" xlink:show="embed" xlink:actuate="onLoad" draw:mime-type="application/x-shockwave-flash"><draw:param draw:name="bgcolor" draw:value="#ffffff"/><draw:param draw:name="flashvars" draw:value="text=describe%20User%20do%0A%20%20%0A%20%20before(:each)%20do%0A%20%20%20%20@attr%20=%20%7B%0A%20%20%20%20%20%20:name%20=%3E%20%22Example%20User%22,%0A%20%20%20%20%20%20:email%20=%3E%20%22user@example.com%22,%0A%20%20%20%20%20%20:password%20=%3E%20%22foobar%22,%0A%20%20%20%20%20%20:password_confirmation%20=%3E%20%22foobar%22%0A%20%20%20%20%7D%0A%20%20end%0A%20%20%0A%20%20it%20%22should%20create%20a%20new%20instance%20given%20valid%20attributes%22%20do%0A%20%20%20%20User.create!(@attr)%0A%20%20end%0A%20%20.%0A%20%20.%0A%20%20.%0A%20%20describe%20%22password%20validations%22%20do%0A%0A%20%20%20%20it%20%22should%20require%20a%20password%22%20do%0A%20%20%20%20%20%20User.new(@attr.merge(:password%20=%3E%20%22%22,%20:password_confirmation%20=%3E%20%22%22)).%0A%20%20%20%20%20%20%20%20should_not%20be_valid%0A%20%20%20%20end%0A%20%20%0A%20%20%20%20it%20%22should%20require%20a%20matching%20password%20confirmation%22%20do%0A%20%20%20%20%20%20User.new(@attr.merge(:password_confirmation%20=%3E%20%22invalid%22)).%0A%20%20%20%20%20%20%20%20should_not%20be_valid%0A%20%20%20%20end%0A%20%20%0A%20%20%20%20it%20%22should%20reject%20short%20passwords%22%20do%0A%20%20%20%20%20%20short%20=%20%22a%22%20*%205%0A%20%20%20%20%20%20hash%20=%20@attr.merge(:password%20=%3E%20short,%20:password_confirmation%20=%3E%20short)%0A%20%20%20%20%20%20User.new(hash).should_not%20be_valid%0A%20%20%20%20end%0A%0A%20%20%20%20it%20%22should%20reject%20long%20passwords%22%20do%0A%20%20%20%20%20%20long%20=%20%22a%22%20*%2041%0A%20%20%20%20%20%20hash%20=%20@attr.merge(:password%20=%3E%20long,%20:password_confirmation%20=%3E%20long)%0A%20%20%20%20%20%20User.new(hash).should_not%20be_valid%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
        <text:p text:style-name="Preformatted_20_Text"><text:s text:c="2"/>before(:each) do</text:p>
        <text:p text:style-name="Preformatted_20_Text"><text:s text:c="4"/>@attr = {</text:p>
        <text:p text:style-name="Preformatted_20_Text"><text:s text:c="6"/>:name =&gt; "Example User",</text:p>
        <text:p text:style-name="Preformatted_20_Text"><text:s text:c="6"/>:email =&gt; "user@example.com",</text:p>
        <text:p text:style-name="Preformatted_20_Text"><text:s text:c="6"/>:password =&gt; "foobar",</text:p>
        <text:p text:style-name="Preformatted_20_Text"><text:s text:c="6"/>:password_confirmation =&gt; "foobar"</text:p>
        <text:p text:style-name="Preformatted_20_Text"><text:s text:c="4"/>}</text:p>
        <text:p text:style-name="Preformatted_20_Text"><text:s text:c="2"/>end</text:p>
        <text:p text:style-name="Preformatted_20_Text"/>
        <text:p text:style-name="Preformatted_20_Text"><text:s text:c="2"/>it "should create a new instance given valid attributes" do</text:p>
        <text:p text:style-name="Preformatted_20_Text"><text:s text:c="4"/>User.create!(@attr)</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describe "password validations" do</text:p>
        <text:p text:style-name="Preformatted_20_Text"/>
        <text:p text:style-name="Preformatted_20_Text"><text:s text:c="4"/>it "should require a password" do</text:p>
        <text:p text:style-name="Preformatted_20_Text"><text:s text:c="6"/>User.new(@attr.merge(:password =&gt; "", :password_confirmation =&gt; "")).</text:p>
        <text:p text:style-name="Preformatted_20_Text"><text:s text:c="8"/>should_not be_valid</text:p>
        <text:p text:style-name="Preformatted_20_Text"><text:s text:c="4"/>end</text:p>
        <text:p text:style-name="Preformatted_20_Text"/>
        <text:p text:style-name="Preformatted_20_Text"><text:s text:c="4"/>it "should require a matching password confirmation" do</text:p>
        <text:p text:style-name="Preformatted_20_Text"><text:s text:c="6"/>User.new(@attr.merge(:password_confirmation =&gt; "invalid")).</text:p>
        <text:p text:style-name="Preformatted_20_Text"><text:s text:c="8"/>should_not be_valid</text:p>
        <text:p text:style-name="Preformatted_20_Text"><text:soft-page-break/><text:s text:c="4"/>end</text:p>
        <text:p text:style-name="Preformatted_20_Text"/>
        <text:p text:style-name="Preformatted_20_Text"><text:s text:c="4"/>it "should reject short passwords" do</text:p>
        <text:p text:style-name="Preformatted_20_Text"><text:s text:c="6"/>short = "a" * 5</text:p>
        <text:p text:style-name="Preformatted_20_Text"><text:s text:c="6"/>hash = @attr.merge(:password =&gt; short, :password_confirmation =&gt; short)</text:p>
        <text:p text:style-name="Preformatted_20_Text"><text:s text:c="6"/>User.new(hash).should_not be_valid</text:p>
        <text:p text:style-name="Preformatted_20_Text"><text:s text:c="4"/>end</text:p>
        <text:p text:style-name="Preformatted_20_Text"/>
        <text:p text:style-name="Preformatted_20_Text"><text:s text:c="4"/>it "should reject long passwords" do</text:p>
        <text:p text:style-name="Preformatted_20_Text"><text:s text:c="6"/>long = "a" * 41</text:p>
        <text:p text:style-name="Preformatted_20_Text"><text:s text:c="6"/>hash = @attr.merge(:password =&gt; long, :password_confirmation =&gt; long)</text:p>
        <text:p text:style-name="Preformatted_20_Text"><text:s text:c="6"/>User.new(hash).should_not be_valid</text:p>
        <text:p text:style-name="Preformatted_20_Text"><text:s text:c="4"/>end</text:p>
        <text:p text:style-name="Preformatted_20_Text"><text:s text:c="2"/>end</text:p>
        <text:p text:style-name="P6">end</text:p>
        <text:p text:style-name="Text_20_body">Note in <text:a xlink:type="simple" xlink:href="http://railstutorial.org/chapters/modeling-and-viewing-users-two?version=2.3#code:password_validation_tests">Listing 7.1</text:a> how we first collect a set of valid user attributes in <text:span text:style-name="Source_20_Text">@attr</text:span>. If for some reason those attributes aren’t valid—as would be the case, for example, if we didn’t implement password confirmations properly—then the first test</text:p>
        <text:p text:style-name="Preformatted_20_Text"><text:s text:c="2"/>it "should create a new instance given valid attributes" do</text:p>
        <text:p text:style-name="Preformatted_20_Text"><text:s text:c="4"/>User.create!(@attr)</text:p>
        <text:p text:style-name="P6"><text:s text:c="2"/>end</text:p>
        <text:p text:style-name="Text_20_body">would catch the error. The subsequent tests then check each validation in turn, using the same <text:span text:style-name="Source_20_Text">@attr.merge</text:span> technique first introduced in <text:a xlink:type="simple" xlink:href="http://railstutorial.org/chapters/modeling-and-viewing-users-one?version=2.3#code:failing_validates_name_spec">Listing 6.9</text:a>.</text:p>
        <text:p text:style-name="Text_20_body">Now for the application code, which contains a trick. Actually, it contains <text:span text:style-name="Emphasis">two</text:span> tricks. First, you might expect at this point that we would run a migration to add a <text:span text:style-name="Source_20_Text">password</text:span> attribute to the User model, as we did with the <text:span text:style-name="Source_20_Text">name</text:span> and <text:span text:style-name="Source_20_Text">email</text:span> attributes in <text:a xlink:type="simple" xlink:href="http://railstutorial.org/chapters/modeling-and-viewing-users-one?version=2.3#code:generate_user_model">Listing 6.1</text:a>. But this is not the case: we will store only an <text:span text:style-name="Emphasis">encrypted</text:span> password in the database; for the password, we will introduce a <text:span text:style-name="Emphasis">virtual attribute</text:span> (that is, an attribute not corresponding to a column in the database) using the <text:span text:style-name="Source_20_Text">attr_accessor</text:span> keyword, much as we did with the original <text:span text:style-name="Source_20_Text">name</text:span> and <text:span text:style-name="Source_20_Text">email</text:span> attributes for the example user in <text:a xlink:type="simple" xlink:href="http://railstutorial.org/chapters/rails-flavored-ruby?version=2.3#sec:a_user_class">Section 4.4.5</text:a>. The <text:span text:style-name="Source_20_Text">password</text:span> attribute will not ever be written to the database, but will exist only in memory for use in performing the password confirmation step (implemented below) and the encryption step (implemented in <text:a xlink:type="simple" xlink:href="http://railstutorial.org/chapters/modeling-and-viewing-users-two?version=2.3#sec:password_migration">Section 7.1.2</text:a> and <text:a xlink:type="simple" xlink:href="http://railstutorial.org/chapters/modeling-and-viewing-users-two?version=2.3#sec:secure_passwords">Section 7.2</text:a>).</text:p>
        <text:p text:style-name="Text_20_body">The second trick is that we will <text:span text:style-name="Emphasis">not</text:span> introduce a <text:span text:style-name="Source_20_Text">password_confirmation</text:span> attribute, not even a virtual one. Instead, we will use the special validation</text:p>
        <text:p text:style-name="P6">validates_confirmation_of :password</text:p>
        <text:p text:style-name="Text_20_body">which will <text:span text:style-name="Emphasis">automatically</text:span> create a virtual attribute called <text:span text:style-name="Source_20_Text">password_confirmation</text:span>, while confirming that it matches the <text:span text:style-name="Source_20_Text">password</text:span> attribute at the same time.</text:p>
        <text:p text:style-name="Text_20_body">Thus prepared to understand the implementation, let’s take a look at the code itself (<text:a xlink:type="simple" xlink:href="http://railstutorial.org/chapters/modeling-and-viewing-users-two?version=2.3#code:password_validations">Listing 7.2</text:a>).</text:p>
        <text:section text:style-name="Sect1" text:name="code:password_validations">
          <text:p text:style-name="Text_20_body"/>
        </text:section>
        <text:p text:style-name="Text_20_body">Listing 7.2. Validations for the <text:span text:style-name="Source_20_Text">password</text:span> attribute. <text:line-break/><text:span text:style-name="Source_20_Text">app/models/user.rb</text:span> <draw:frame draw:name="clippy" text:anchor-type="as-char" svg:width="1.1457in" svg:height="0.1457in" draw:z-index="2"><draw:plugin xlink:href="http://railstutorial.org/flash/clippy.swf" xlink:type="simple" xlink:show="embed" xlink:actuate="onLoad" draw:mime-type="application/x-shockwave-flash"><draw:param draw:name="bgcolor" draw:value="#ffffff"/><draw:param draw:name="flashvars" draw:value="text=class%20User%20%3C%20ActiveRecord::Base%0A%20%20attr_accessor%20:password%0A%20%20attr_accessible%20:name,%20:email,%20:password,%20:password_confirmation%0A%20%20.%0A%20%20.%0A%20%20.%0A%20%20%23%20Automatically%20create%20the%20virtual%20attribute%20'password_confirmation'.%0A%20%20validates_confirmation_of%20:password%0A%0A%20%20%23%20Password%20validations.%0A%20%20validates_presence_of%20:password%0A%20%20validates_length_of%20%20%20:password,%20:within%20=%3E%206..4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attr_accessor :password</text:p>
        <text:p text:style-name="Preformatted_20_Text"><text:s text:c="2"/>attr_accessible :name, :email, :password, :password_confirmation</text:p>
        <text:p text:style-name="Preformatted_20_Text"><text:s text:c="2"/>.</text:p>
        <text:p text:style-name="Preformatted_20_Text"><text:s text:c="2"/>.</text:p>
        <text:p text:style-name="Preformatted_20_Text"><text:soft-page-break/><text:s text:c="2"/>.</text:p>
        <text:p text:style-name="Preformatted_20_Text"><text:s text:c="2"/># Automatically create the virtual attribute 'password_confirmation'.</text:p>
        <text:p text:style-name="Preformatted_20_Text"><text:s text:c="2"/>validates_confirmation_of :password</text:p>
        <text:p text:style-name="Preformatted_20_Text"/>
        <text:p text:style-name="Preformatted_20_Text"><text:s text:c="2"/># Password validations.</text:p>
        <text:p text:style-name="Preformatted_20_Text"><text:s text:c="2"/>validates_presence_of :password</text:p>
        <text:p text:style-name="Preformatted_20_Text"><text:s text:c="2"/>validates_length_of <text:s text:c="2"/>:password, :within =&gt; 6..40</text:p>
        <text:p text:style-name="P6">end</text:p>
        <text:p text:style-name="Text_20_body">As promised, we use <text:span text:style-name="Source_20_Text">attr_accessor :password</text:span> to create a virtual <text:span text:style-name="Source_20_Text">password</text:span> attribute (as in <text:a xlink:type="simple" xlink:href="http://railstutorial.org/chapters/rails-flavored-ruby?version=2.3#sec:a_user_class">Section 4.4.5</text:a>), and include <text:span text:style-name="Source_20_Text">validates_confirmation_of</text:span> to reject users whose password and password confirmations don’t match. We also see <text:span text:style-name="Source_20_Text">validates_presence_of</text:span>, which we first saw in <text:a xlink:type="simple" xlink:href="http://railstutorial.org/chapters/modeling-and-viewing-users-one?version=2.3#code:validates_presence_of_name">Listing 6.6</text:a>. Finally, we see a second application of <text:span text:style-name="Source_20_Text">validates_length_of</text:span>; previously, we constrained the <text:span text:style-name="Source_20_Text">name</text:span> attribute to be 50 characters or less, using the <text:span text:style-name="Source_20_Text">:maximum</text:span> option:</text:p>
        <text:p text:style-name="P6">validates_length_of :name, :maximum =&gt; 50</text:p>
        <text:p text:style-name="Text_20_body">For the password length validation, instead we’ve used the <text:span text:style-name="Source_20_Text">:within</text:span> option, passing it the <text:span text:style-name="Emphasis">range</text:span><text:bookmark text:name="fnref:7.1"/><text:a xlink:type="simple" xlink:href="http://railstutorial.org/chapters/modeling-and-viewing-users-two?version=2.3#fn:7.1">1</text:a> <text:span text:style-name="Source_20_Text">6..40</text:span> to enforce the desired length constraints.</text:p>
        <text:p text:style-name="Text_20_body">Finally, since we’ll be accepting passwords and password confirmations as part of the signup process in <text:a xlink:type="simple" xlink:href="http://railstutorial.org/chapters/sign-up?version=2.3#top">Chapter 8</text:a>, we need to add the password and its confirmation to the list of accessible attributes (first mentioned in <text:a xlink:type="simple" xlink:href="http://railstutorial.org/chapters/modeling-and-viewing-users-one?version=2.3#sec:accessible_attributes">Section 6.1.2.2</text:a>), which we’ve done in the line</text:p>
        <text:p text:style-name="P6">attr_accessible :name, :email, :password, :password_confirmation</text:p>
        <text:section text:style-name="Sect1" text:name="sec:password_migration">
          <text:p text:style-name="Text_20_body"/>
        </text:section>
        <text:h text:style-name="Heading_20_3" text:outline-level="3"><text:bookmark text:name="sec:7.1.2"/><text:a xlink:type="simple" xlink:href="http://railstutorial.org/chapters/modeling-and-viewing-users-two?version=2.3#sec:password_migration">7.1.2 A password migration</text:a></text:h>
        <text:p text:style-name="Text_20_body">At this point, you may be concerned that we’re not storing user passwords anywhere; since we’ve elected to use a virtual password, rather than storing it in the database, it exists only in memory. How can we use this password for authentication? The solution is to create a separate attribute dedicated to password storage, and our strategy will be to use the virtual password as raw material for an <text:span text:style-name="Emphasis">encrypted password</text:span>, which we <text:span text:style-name="Emphasis">will</text:span> store in the database upon user signup (<text:a xlink:type="simple" xlink:href="http://railstutorial.org/chapters/sign-up?version=2.3#top">Chapter 8</text:a>) and retrieve later for use in user authentication (<text:a xlink:type="simple" xlink:href="http://railstutorial.org/chapters/sign-in-sign-out?version=2.3#top">Chapter 9</text:a>).</text:p>
        <text:p text:style-name="Text_20_body">Let’s plan to store the encrypted password using an <text:span text:style-name="Source_20_Text">encrypted_password</text:span> attribute in our User model. We’ll discuss the implementation details in <text:a xlink:type="simple" xlink:href="http://railstutorial.org/chapters/modeling-and-viewing-users-two?version=2.3#sec:secure_passwords">Section 7.2</text:a>, but we can get started with our encrypted password tests by noting that the encrypted password should at the least <text:span text:style-name="Emphasis">exist</text:span>. We can test this using the Ruby method <text:span text:style-name="Source_20_Text">respond_to?</text:span>, which accepts a symbol and returns <text:span text:style-name="Source_20_Text">true</text:span> if the object responds to the given method or attribute and <text:span text:style-name="Source_20_Text">false</text:span> otherwise:</text:p>
        <text:p text:style-name="Preformatted_20_Text">$ script/console --sandbox</text:p>
        <text:p text:style-name="Preformatted_20_Text">&gt;&gt; user = User.new</text:p>
        <text:p text:style-name="Preformatted_20_Text">&gt;&gt; user.respond_to?(:password)</text:p>
        <text:p text:style-name="Preformatted_20_Text">=&gt; true</text:p>
        <text:p text:style-name="Preformatted_20_Text">&gt;&gt; user.respond_to?(:encrypted_password)</text:p>
        <text:p text:style-name="P6">=&gt; false</text:p>
        <text:p text:style-name="Text_20_body">We can test the existence of an <text:span text:style-name="Source_20_Text">encrypted_password</text:span> attribute with the code in <text:a xlink:type="simple" xlink:href="http://railstutorial.org/chapters/modeling-and-viewing-users-two?version=2.3#code:respond_to_encrypted_password">Listing 7.3</text:a>, which uses RSpec’s <text:span text:style-name="Source_20_Text">respond_to</text:span> helper method.</text:p>
        <text:section text:style-name="Sect1" text:name="code:respond_to_encrypted_password">
          <text:p text:style-name="Text_20_body"/>
        </text:section>
        <text:p text:style-name="Text_20_body"><text:soft-page-break/>Listing 7.3. Testing for the existence of an <text:span text:style-name="Source_20_Text">encrypted_password</text:span> attribute. <text:line-break/><text:span text:style-name="Source_20_Text">spec/models/user_spec.rb</text:span> <draw:frame draw:name="clippy" text:anchor-type="as-char" svg:width="1.1457in" svg:height="0.1457in" draw:z-index="3"><draw:plugin xlink:href="http://railstutorial.org/flash/clippy.swf" xlink:type="simple" xlink:show="embed" xlink:actuate="onLoad" draw:mime-type="application/x-shockwave-flash"><draw:param draw:name="bgcolor" draw:value="#ffffff"/><draw:param draw:name="flashvars" draw:value="text=describe%20User%20do%0A%20%20.%0A%20%20.%0A%20%20.%0A%20%20describe%20%22password%20encryption%22%20do%0A%0A%20%20%20%20before(:each)%20do%0A%20%20%20%20%20%20@user%20=%20User.create!(@attr)%0A%20%20%20%20end%0A%20%20%20%20%0A%20%20%20%20it%20%22should%20have%20an%20encrypted%20password%20attribute%22%20do%0A%20%20%20%20%20%20@user.should%20respond_to(:encrypted_password)%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password encryption" do</text:p>
        <text:p text:style-name="Preformatted_20_Text"/>
        <text:p text:style-name="Preformatted_20_Text"><text:s text:c="4"/>before(:each) do</text:p>
        <text:p text:style-name="Preformatted_20_Text"><text:s text:c="6"/>@user = User.create!(@attr)</text:p>
        <text:p text:style-name="Preformatted_20_Text"><text:s text:c="4"/>end</text:p>
        <text:p text:style-name="Preformatted_20_Text"/>
        <text:p text:style-name="Preformatted_20_Text"><text:s text:c="4"/>it "should have an encrypted password attribute" do</text:p>
        <text:p text:style-name="Preformatted_20_Text"><text:s text:c="6"/>@user.should respond_to(:encrypted_password)</text:p>
        <text:p text:style-name="Preformatted_20_Text"><text:s text:c="4"/>end</text:p>
        <text:p text:style-name="Preformatted_20_Text"><text:s text:c="2"/>end</text:p>
        <text:p text:style-name="P6">end</text:p>
        <text:p text:style-name="Text_20_body">Note that in the <text:span text:style-name="Source_20_Text">before(:each)</text:span> block we <text:span text:style-name="Emphasis">create</text:span> a user, rather than just calling <text:span text:style-name="Source_20_Text">User.new</text:span>. We could actually get this test to pass using <text:span text:style-name="Source_20_Text">User.new</text:span>, but (as we’ll see momentarily) <text:span text:style-name="Emphasis">setting</text:span> the encrypted password will require that the user be saved to the database. Using <text:span text:style-name="Source_20_Text">create!</text:span> in this first case does no harm, and putting it in <text:span text:style-name="Source_20_Text">before(:each)</text:span> will allow us to keep all the encrypted password tests in one <text:span text:style-name="Source_20_Text">describe</text:span> block.</text:p>
        <text:p text:style-name="Text_20_body">To get this test to pass, we’ll need a migration to add the <text:span text:style-name="Source_20_Text">encrypted_password</text:span> attribute to the <text:span text:style-name="Source_20_Text">users</text:span> table:</text:p>
        <text:p text:style-name="P6">$ script/generate migration add_password_to_users encrypted_password:string</text:p>
        <text:p text:style-name="Text_20_body">Here the first argument is the migration name, and we’ve also supplied a second argument with the name and type of attribute we want to create. (Compare this to the original generation of the <text:span text:style-name="Source_20_Text">users</text:span> table in <text:a xlink:type="simple" xlink:href="http://railstutorial.org/chapters/modeling-and-viewing-users-one?version=2.3#code:generate_user_model">Listing 6.1</text:a>.) We can choose any migration name we want, but it’s convenient to end the name with <text:span text:style-name="Source_20_Text">_to_users</text:span>, since in this case Rails can automatically construct a migration to add columns to the <text:span text:style-name="Source_20_Text">users</text:span> table. Moreover, by including the second argument, we’ve given Rails enough information to construct the entire migration for us, as seen in <text:a xlink:type="simple" xlink:href="http://railstutorial.org/chapters/modeling-and-viewing-users-two?version=2.3#code:password_migration">Listing 7.4</text:a>.</text:p>
        <text:section text:style-name="Sect1" text:name="code:password_migration">
          <text:p text:style-name="Text_20_body"/>
        </text:section>
        <text:p text:style-name="Text_20_body">Listing 7.4. The migration to add an <text:span text:style-name="Source_20_Text">encrypted_password</text:span> column to the <text:span text:style-name="Source_20_Text">users</text:span> table. <text:line-break/><text:span text:style-name="Source_20_Text">db/migrate/&lt;timestamp&gt;_add_password_to_users.rb</text:span> <draw:frame draw:name="clippy" text:anchor-type="as-char" svg:width="1.1457in" svg:height="0.1457in" draw:z-index="4"><draw:plugin xlink:href="http://railstutorial.org/flash/clippy.swf" xlink:type="simple" xlink:show="embed" xlink:actuate="onLoad" draw:mime-type="application/x-shockwave-flash"><draw:param draw:name="bgcolor" draw:value="#ffffff"/><draw:param draw:name="flashvars" draw:value="text=class%20AddPasswordToUsers%20%3C%20ActiveRecord::Migration%0A%20%20def%20self.up%0A%20%20%20%20add_column%20:users,%20:encrypted_password,%20:string%0A%20%20end%0A%0A%20%20def%20self.down%0A%20%20%20%20remove_column%20:users,%20:encrypted_password%0A%20%20end%0Aend%0A"/><draw:param draw:name="pluginspage" draw:value="http://www.macromedia.com/go/getflashplayer"/><draw:param draw:name="allowscriptaccess" draw:value="always"/><draw:param draw:name="quality" draw:value="high"/></draw:plugin></draw:frame> </text:p>
        <text:p text:style-name="Preformatted_20_Text">class AddPasswordToUsers &lt; ActiveRecord::Migration</text:p>
        <text:p text:style-name="Preformatted_20_Text"><text:s text:c="2"/>def self.up</text:p>
        <text:p text:style-name="Preformatted_20_Text"><text:s text:c="4"/>add_column :users, :encrypted_password, :string</text:p>
        <text:p text:style-name="Preformatted_20_Text"><text:s text:c="2"/>end</text:p>
        <text:p text:style-name="Preformatted_20_Text"/>
        <text:p text:style-name="Preformatted_20_Text"><text:s text:c="2"/>def self.down</text:p>
        <text:p text:style-name="Preformatted_20_Text"><text:s text:c="4"/>remove_column :users, :encrypted_password</text:p>
        <text:p text:style-name="Preformatted_20_Text"><text:s text:c="2"/>end</text:p>
        <text:p text:style-name="P6">end</text:p>
        <text:p text:style-name="Text_20_body">This code uses the <text:span text:style-name="Source_20_Text">add_column</text:span> method to add an <text:span text:style-name="Source_20_Text">encrypted_password</text:span> column to the <text:span text:style-name="Source_20_Text">users</text:span> table (and the complementary <text:span text:style-name="Source_20_Text">remove_column</text:span> method to remove it when migrating down). The result is the data model shown in <text:a xlink:type="simple" xlink:href="http://railstutorial.org/chapters/modeling-and-viewing-users-two?version=2.3#fig:user_model_password">Figure 7.2</text:a>.</text:p>
        <text:section text:style-name="Sect1" text:name="fig:user_model_password">
          <text:p text:style-name="Text_20_body"><text:soft-page-break/></text:p>
        </text:section>
        <text:p text:style-name="P3"><draw:frame draw:style-name="fr1" draw:name="graphics2" text:anchor-type="as-char" svg:width="0.7862in" svg:height="0.3929in" draw:z-index="5"><draw:image xlink:href="http://railstutorial.org/images/figures/user_model_password.png" xlink:type="simple" xlink:show="embed" xlink:actuate="onLoad"/><svg:title>user_model_password</svg:title></draw:frame></text:p>
        <text:p text:style-name="Text_20_body">Figure 7.2: The User model with an added (encrypted) password attribute.</text:p>
        <text:p text:style-name="Text_20_body">Now if we run the migration and prepare the test database, the test should pass, since the User model will respond to the <text:span text:style-name="Source_20_Text">encrypted_password</text:span> attribute. (Be sure to close any Rails consoles started in a sandbox; the sandbox locks the database and prevents the migration from going through.)</text:p>
        <text:p text:style-name="Preformatted_20_Text">$ rake db:migrate</text:p>
        <text:p text:style-name="P6">$ rake db:test:prepare</text:p>
        <text:p text:style-name="Text_20_body">We can of course run the full test suite with <text:span text:style-name="Source_20_Text">spec spec/</text:span>, but sometimes it’s convenient to run just <text:span text:style-name="Emphasis">one</text:span> RSpec example, which we can do with the <text:span text:style-name="Source_20_Text">-e</text:span> (“example”) flag:</text:p>
        <text:p text:style-name="Preformatted_20_Text">$ spec spec/models/user_spec.rb \</text:p>
        <text:p text:style-name="Preformatted_20_Text">&gt; -e "should have an encrypted password attribute"</text:p>
        <text:p text:style-name="Preformatted_20_Text">.</text:p>
        <text:p text:style-name="Preformatted_20_Text"/>
        <text:p text:style-name="P6">1 example, 0 failures</text:p>
        <text:section text:style-name="Sect1" text:name="sec:an_active_record_callback">
          <text:p text:style-name="Text_20_body"/>
        </text:section>
        <text:h text:style-name="Heading_20_3" text:outline-level="3"><text:bookmark text:name="sec:7.1.3"/><text:a xlink:type="simple" xlink:href="http://railstutorial.org/chapters/modeling-and-viewing-users-two?version=2.3#sec:an_active_record_callback">7.1.3 An Active Record callback</text:a></text:h>
        <text:p text:style-name="Text_20_body">Now that our User model has an attribute for storing the password, we need to arrange to generate and save the encrypted password when Active Record saves the user to the database. We’ll do this with a technique called a <text:a xlink:type="simple" xlink:href="http://en.wikipedia.org/wiki/Callback_%28computer_science%29"><text:span text:style-name="Emphasis">callback</text:span></text:a>, which is a method that gets invoked at a particular point in the lifetime of an Active Record object. In the present case, we’ll use a <text:span text:style-name="Source_20_Text">before_save</text:span> callback to create <text:span text:style-name="Source_20_Text">encrypted_password</text:span> just before the user is saved.<text:bookmark text:name="fnref:7.2"/><text:a xlink:type="simple" xlink:href="http://railstutorial.org/chapters/modeling-and-viewing-users-two?version=2.3#fn:7.2">2</text:a></text:p>
        <text:p text:style-name="Text_20_body">We start with a test for the encrypted password attribute. Since we’re deferring the implementation details—and, in particular, the method of encryption—to <text:a xlink:type="simple" xlink:href="http://railstutorial.org/chapters/modeling-and-viewing-users-two?version=2.3#sec:secure_passwords">Section 7.2</text:a>, in this section we’ll just make sure that a saved user’s <text:span text:style-name="Source_20_Text">encrypted_password</text:span> attribute is not blank. We do this by combining the <text:span text:style-name="Source_20_Text">blank?</text:span> method on strings (<text:a xlink:type="simple" xlink:href="http://railstutorial.org/chapters/rails-flavored-ruby?version=2.3#sec:a_class_of_our_own">Section 4.4.2</text:a>) with the RSpec convention for boolean methods (first seen in the context of <text:span text:style-name="Source_20_Text">valid?</text:span>/<text:span text:style-name="Source_20_Text">be_valid</text:span> in <text:a xlink:type="simple" xlink:href="http://railstutorial.org/chapters/modeling-and-viewing-users-one?version=2.3#code:failing_validates_name_spec">Listing 6.9</text:a>), yielding the test in <text:a xlink:type="simple" xlink:href="http://railstutorial.org/chapters/modeling-and-viewing-users-two?version=2.3#code:encrypted_password_not_empty_test">Listing 7.5</text:a>.</text:p>
        <text:section text:style-name="Sect1" text:name="code:encrypted_password_not_empty_test">
          <text:p text:style-name="Text_20_body"/>
        </text:section>
        <text:p text:style-name="Text_20_body">Listing 7.5. Testing that the <text:span text:style-name="Source_20_Text">encrypted_password</text:span> attribute is nonempty. <text:line-break/><text:span text:style-name="Source_20_Text">spec/models/user_spec.rb</text:span> <draw:frame draw:name="clippy" text:anchor-type="as-char" svg:width="1.1457in" svg:height="0.1457in" draw:z-index="6"><draw:plugin xlink:href="http://railstutorial.org/flash/clippy.swf" xlink:type="simple" xlink:show="embed" xlink:actuate="onLoad" draw:mime-type="application/x-shockwave-flash"><draw:param draw:name="bgcolor" draw:value="#ffffff"/><draw:param draw:name="flashvars" draw:value="text=describe%20User%20do%0A%20%20.%0A%20%20.%0A%20%20.%0A%20%20describe%20%22password%20encryption%22%20do%0A%0A%20%20%20%20before(:each)%20do%0A%20%20%20%20%20%20@user%20=%20User.create!(@attr)%0A%20%20%20%20end%0A%20%20%20%20.%0A%20%20%20%20.%0A%20%20%20%20.%0A%20%20%20%20it%20%22should%20set%20the%20encrypted%20password%22%20do%0A%20%20%20%20%20%20@user.encrypted_password.should_not%20be_blank%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password encryption" do</text:p>
        <text:p text:style-name="Preformatted_20_Text"/>
        <text:p text:style-name="Preformatted_20_Text"><text:s text:c="4"/>before(:each) do</text:p>
        <text:p text:style-name="Preformatted_20_Text"><text:s text:c="6"/>@user = User.create!(@attr)</text:p>
        <text:p text:style-name="Preformatted_20_Text"><text:s text:c="4"/>end</text:p>
        <text:p text:style-name="Preformatted_20_Text"><text:s text:c="4"/>.</text:p>
        <text:p text:style-name="Preformatted_20_Text"><text:s text:c="4"/>.</text:p>
        <text:p text:style-name="Preformatted_20_Text"><text:s text:c="4"/>.</text:p>
        <text:p text:style-name="Preformatted_20_Text"><text:s text:c="4"/>it "should set the encrypted password" do</text:p>
        <text:p text:style-name="Preformatted_20_Text"><text:soft-page-break/><text:s text:c="6"/>@user.encrypted_password.should_not be_blank</text:p>
        <text:p text:style-name="Preformatted_20_Text"><text:s text:c="4"/>end</text:p>
        <text:p text:style-name="Preformatted_20_Text"><text:s text:c="2"/>end</text:p>
        <text:p text:style-name="P6">end</text:p>
        <text:p text:style-name="Text_20_body">This code verifies that <text:span text:style-name="Source_20_Text">encrypted_password.blank?</text:span> is not true using the construction <text:span text:style-name="Source_20_Text">should_not be_blank</text:span>.</text:p>
        <text:p text:style-name="Text_20_body">To get this test to pass, we <text:span text:style-name="Emphasis">register</text:span> a callback called <text:span text:style-name="Source_20_Text">encrypt_password</text:span> by passing a symbol of that name to the <text:span text:style-name="Source_20_Text">before_save</text:span> method, and then define an <text:span text:style-name="Source_20_Text">encrypt_password</text:span> method to perform the encryption. With the <text:span text:style-name="Source_20_Text">before_save</text:span> in place, Active Record will automatically call the corresponding method before saving the record. The result appears in <text:a xlink:type="simple" xlink:href="http://railstutorial.org/chapters/modeling-and-viewing-users-two?version=2.3#code:encrypt_password_callback">Listing 7.6</text:a>.</text:p>
        <text:section text:style-name="Sect1" text:name="code:encrypt_password_callback">
          <text:p text:style-name="Text_20_body"/>
        </text:section>
        <text:p text:style-name="Text_20_body">Listing 7.6. A <text:span text:style-name="Source_20_Text">before_save</text:span> callback to create the <text:span text:style-name="Source_20_Text">encrypted_password</text:span> attribute. <text:line-break/><text:span text:style-name="Source_20_Text">app/models/user.rb</text:span> <draw:frame draw:name="clippy" text:anchor-type="as-char" svg:width="1.1457in" svg:height="0.1457in" draw:z-index="7"><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before_save%20:encrypt_password%0A%20%20%0A%20%20private%0A%20%20%0A%20%20%20%20def%20encrypt_password%0A%20%20%20%20%20%20self.encrypted_password%20=%20encrypt(password)%0A%20%20%20%20end%0A%20%20%20%20%0A%20%20%20%20def%20encrypt(string)%0A%20%20%20%20%20%20string%20%23%20Only%20a%20temporary%20implementation!%0A%20%20%20%20end%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before_save :encrypt_password</text:p>
        <text:p text:style-name="Preformatted_20_Text"/>
        <text:p text:style-name="Preformatted_20_Text"><text:s text:c="2"/>private</text:p>
        <text:p text:style-name="Preformatted_20_Text"/>
        <text:p text:style-name="Preformatted_20_Text"><text:s text:c="4"/>def encrypt_password</text:p>
        <text:p text:style-name="Preformatted_20_Text"><text:s text:c="6"/>self.encrypted_password = encrypt(password)</text:p>
        <text:p text:style-name="Preformatted_20_Text"><text:s text:c="4"/>end</text:p>
        <text:p text:style-name="Preformatted_20_Text"/>
        <text:p text:style-name="Preformatted_20_Text"><text:s text:c="4"/>def encrypt(string)</text:p>
        <text:p text:style-name="Preformatted_20_Text"><text:s text:c="6"/>string # Only a temporary implementation!</text:p>
        <text:p text:style-name="Preformatted_20_Text"><text:s text:c="4"/>end</text:p>
        <text:p text:style-name="P6">end</text:p>
        <text:p text:style-name="Text_20_body">Here the <text:span text:style-name="Source_20_Text">encrypt_password</text:span> callback delegates the actual encryption to an <text:span text:style-name="Source_20_Text">encrypt</text:span> method; as noted in the comment, this is only a temporary implementation—as currently constructed, <text:a xlink:type="simple" xlink:href="http://railstutorial.org/chapters/modeling-and-viewing-users-two?version=2.3#code:encrypt_password_callback">Listing 7.6</text:a> simply sets the encrypted to the <text:span text:style-name="Emphasis">unencrypted</text:span> password, which kind of defeats the purpose. But it’s enough to get our test to pass, and we’ll make the <text:span text:style-name="Source_20_Text">encrypt</text:span> method do some actual encryption in <text:a xlink:type="simple" xlink:href="http://railstutorial.org/chapters/modeling-and-viewing-users-two?version=2.3#sec:secure_passwords">Section 7.2</text:a>.</text:p>
        <text:p text:style-name="Text_20_body">Before trying to understand the implementation, first note that the encryption methods appear after the <text:span text:style-name="Source_20_Text">private</text:span> keyword; inside a Ruby class, all methods defined <text:span text:style-name="Emphasis">after</text:span> <text:span text:style-name="Source_20_Text">private</text:span> are used internally by the object and are not intended for public use.<text:bookmark text:name="fnref:7.3"/><text:a xlink:type="simple" xlink:href="http://railstutorial.org/chapters/modeling-and-viewing-users-two?version=2.3#fn:7.3">3</text:a> For an example, we can look at a User object in the console:</text:p>
        <text:p text:style-name="Preformatted_20_Text">&gt;&gt; user = User.new</text:p>
        <text:p text:style-name="Preformatted_20_Text">&gt;&gt; user.encrypt_password</text:p>
        <text:p text:style-name="P6">NoMethodError: Attempt to call private method</text:p>
        <text:p text:style-name="Text_20_body">Here Ruby raises a <text:span text:style-name="Source_20_Text">NoMethodError</text:span> exception and issues a warning that the method is private.</text:p>
        <text:p text:style-name="Text_20_body">In the present context, making the <text:span text:style-name="Source_20_Text">encrypt_password</text:span> and <text:span text:style-name="Source_20_Text">encrypt</text:span> methods private isn’t strictly necessary, but it’s a good practice to make them private unless they are needed for the public interface.<text:bookmark text:name="fnref:7.4"/><text:a xlink:type="simple" xlink:href="http://railstutorial.org/chapters/modeling-and-viewing-users-two?version=2.3#fn:7.4">4</text:a></text:p>
        <text:p text:style-name="Text_20_body"><text:soft-page-break/>Now that we understand the <text:span text:style-name="Source_20_Text">private</text:span> keyword, let’s take another look at the <text:span text:style-name="Source_20_Text">encrypt_password</text:span> method:</text:p>
        <text:p text:style-name="Preformatted_20_Text">def encrypt_password</text:p>
        <text:p text:style-name="Preformatted_20_Text"><text:s text:c="2"/>self.encrypted_password = encrypt(password)</text:p>
        <text:p text:style-name="P6">end</text:p>
        <text:p text:style-name="Text_20_body">This is a one-line method (the best kind!), but it contains not one but <text:span text:style-name="Emphasis">two</text:span> subtleties. First, the left-hand side of the statement explicitly assigns the <text:span text:style-name="Source_20_Text">encrypted_password</text:span> attribute using the <text:span text:style-name="Source_20_Text">self</text:span> keyword. (Recall from <text:a xlink:type="simple" xlink:href="http://railstutorial.org/chapters/rails-flavored-ruby?version=2.3#sec:a_class_of_our_own">Section 4.4.2</text:a> that inside the class <text:span text:style-name="Source_20_Text">self</text:span> refers to the object itself, which for the User model is just the user.) The use of <text:span text:style-name="Source_20_Text">self</text:span> is <text:span text:style-name="Emphasis">required</text:span> in this context; if we omitted <text:span text:style-name="Source_20_Text">self</text:span> and wrote</text:p>
        <text:p text:style-name="Preformatted_20_Text">def encrypt_password</text:p>
        <text:p text:style-name="Preformatted_20_Text"><text:s text:c="2"/>encrypted_password = encrypt(password)</text:p>
        <text:p text:style-name="P6">end</text:p>
        <text:p text:style-name="Text_20_body">Ruby would create a <text:span text:style-name="Emphasis">local variable</text:span> called <text:span text:style-name="Source_20_Text">encrypted_password</text:span>, which isn’t what we want at all.</text:p>
        <text:p text:style-name="Text_20_body">Second, the right hand side of the assignment calls <text:span text:style-name="Source_20_Text">encrypt</text:span> on <text:span text:style-name="Source_20_Text">password</text:span>, but there is no <text:span text:style-name="Source_20_Text">password</text:span> in sight. In the console, we would access the password attribute through a user object</text:p>
        <text:p text:style-name="Preformatted_20_Text">&gt;&gt; user = User.new(:password =&gt; "foobar")</text:p>
        <text:p text:style-name="Preformatted_20_Text">&gt;&gt; user.password</text:p>
        <text:p text:style-name="P6">=&gt; "foobar"</text:p>
        <text:p text:style-name="Text_20_body">Inside the User class, the user object is just <text:span text:style-name="Source_20_Text">self</text:span>, and we could write</text:p>
        <text:p text:style-name="Preformatted_20_Text">def encrypt_password</text:p>
        <text:p text:style-name="Preformatted_20_Text"><text:s text:c="2"/>self.encrypted_password = encrypt(self.password)</text:p>
        <text:p text:style-name="P6">end</text:p>
        <text:p text:style-name="Text_20_body">in analogy with the console example, just replacing <text:span text:style-name="Source_20_Text">user</text:span> with <text:span text:style-name="Source_20_Text">self</text:span>. But the <text:span text:style-name="Source_20_Text">self</text:span> is optional, so for brevity we can write simply</text:p>
        <text:p text:style-name="Preformatted_20_Text">def encrypt_password</text:p>
        <text:p text:style-name="Preformatted_20_Text"><text:s text:c="2"/>self.encrypted_password = encrypt(password)</text:p>
        <text:p text:style-name="P6">end</text:p>
        <text:p text:style-name="Text_20_body">as in <text:a xlink:type="simple" xlink:href="http://railstutorial.org/chapters/modeling-and-viewing-users-two?version=2.3#code:encrypt_password_callback">Listing 7.6</text:a> above. (Of course, as we’ve noted, the <text:span text:style-name="Source_20_Text">self</text:span> is <text:span text:style-name="Emphasis">not</text:span> optional when assigning to an attribute, so we have to write <text:span text:style-name="Source_20_Text">self.encrypted_password</text:span> in this case.)</text:p>
        <text:section text:style-name="Sect1" text:name="sec:secure_passwords">
          <text:p text:style-name="Text_20_body"/>
        </text:section>
        <text:h text:style-name="Heading_20_2" text:outline-level="2"><text:bookmark text:name="sec:7.2"/><text:a xlink:type="simple" xlink:href="http://railstutorial.org/chapters/modeling-and-viewing-users-two?version=2.3#sec:secure_passwords">7.2 Secure passwords</text:a></text:h>
        <text:p text:style-name="Text_20_body">With the code from <text:a xlink:type="simple" xlink:href="http://railstutorial.org/chapters/modeling-and-viewing-users-two?version=2.3#sec:insecure_passwords">Section 7.1</text:a>, in principle we are done: although the “encrypted” password is the same as the unencrypted password, as long as we are willing to store unencrypted passwords in the database we have the necessary foundation for user login and authentication.<text:bookmark text:name="fnref:7.5"/><text:a xlink:type="simple" xlink:href="http://railstutorial.org/chapters/modeling-and-viewing-users-two?version=2.3#fn:7.5">5</text:a> Our standards in <text:span text:style-name="Emphasis">Rails Tutorial</text:span> are much loftier, though: any web developer worth his salt should know how to implement a password system with <text:span text:style-name="Emphasis">secure one-way hashing</text:span>. In this section we will build on the material from <text:a xlink:type="simple" xlink:href="http://railstutorial.org/chapters/modeling-and-viewing-users-two?version=2.3#sec:insecure_passwords">Section 7.1</text:a> to implement just such an industrial-strength password system.</text:p>
        <text:section text:style-name="Sect1" text:name="sec:a_secure_password_test">
          <text:p text:style-name="Text_20_body"/>
        </text:section>
        <text:h text:style-name="Heading_20_3" text:outline-level="3"><text:bookmark text:name="sec:7.2.1"/><text:soft-page-break/><text:a xlink:type="simple" xlink:href="http://railstutorial.org/chapters/modeling-and-viewing-users-two?version=2.3#sec:a_secure_password_test">7.2.1 A secure password test</text:a></text:h>
        <text:p text:style-name="Text_20_body">As hinted at in <text:a xlink:type="simple" xlink:href="http://railstutorial.org/chapters/modeling-and-viewing-users-two?version=2.3#sec:an_active_record_callback">Section 7.1.3</text:a>, all of the machinery for password encryption will be tucked away in the <text:span text:style-name="Source_20_Text">private</text:span> regions of the User model, which presents a challenge for testing it. What we need is some sort of <text:span text:style-name="Emphasis">public interface</text:span> that we can expose to the rest of the application. One useful aspect of test-driven development is that, by acting as a client for our application code, the tests motivate us to design a useful interface right from the start.</text:p>
        <text:p text:style-name="Text_20_body">Authenticating users involves comparing the encrypted version of a submitted password to the (encrypted) password of a given user. This means we need to define some method to perform the comparison, which we’ll call <text:span text:style-name="Source_20_Text">has_password?</text:span>; this will be our public interface to the encryption machinery.<text:bookmark text:name="fnref:7.6"/><text:a xlink:type="simple" xlink:href="http://railstutorial.org/chapters/modeling-and-viewing-users-two?version=2.3#fn:7.6">6</text:a> The <text:span text:style-name="Source_20_Text">has_password?</text:span> method will test whether a user has the same password as one submitted on a sign-in form (to be written in <text:a xlink:type="simple" xlink:href="http://railstutorial.org/chapters/sign-in-sign-out?version=2.3#top">Chapter 9</text:a>); a skeleton method for <text:span text:style-name="Source_20_Text">has_password?</text:span> appears in <text:a xlink:type="simple" xlink:href="http://railstutorial.org/chapters/modeling-and-viewing-users-two?version=2.3#code:has_password_skeleton">Listing 7.7</text:a>.</text:p>
        <text:section text:style-name="Sect1" text:name="code:has_password_skeleton">
          <text:p text:style-name="Text_20_body"/>
        </text:section>
        <text:p text:style-name="Text_20_body">Listing 7.7. A <text:span text:style-name="Source_20_Text">has_password?</text:span> method for users. <text:line-break/><text:span text:style-name="Source_20_Text">app/models/user.rb</text:span> <draw:frame draw:name="clippy" text:anchor-type="as-char" svg:width="1.1457in" svg:height="0.1457in" draw:z-index="8"><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before_save%20:encrypt_password%0A%20%20%0A%20%20%23%20Return%20true%20if%20the%20user's%20password%20matches%20the%20submitted%20password.%0A%20%20def%20has_password?(submitted_password)%0A%20%20%20%20%23%20Compare%20encrypted_password%20with%20the%20encrypted%20version%20of%0A%20%20%20%20%23%20submitted_password.%0A%20%20end%0A%20%20%0A%20%20private%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before_save :encrypt_password</text:p>
        <text:p text:style-name="Preformatted_20_Text"/>
        <text:p text:style-name="Preformatted_20_Text"><text:s text:c="2"/># Return true if the user's password matches the submitted password.</text:p>
        <text:p text:style-name="Preformatted_20_Text"><text:s text:c="2"/>def has_password?(submitted_password)</text:p>
        <text:p text:style-name="Preformatted_20_Text"><text:s text:c="4"/># Compare encrypted_password with the encrypted version of</text:p>
        <text:p text:style-name="Preformatted_20_Text"><text:s text:c="4"/># submitted_password.</text:p>
        <text:p text:style-name="Preformatted_20_Text"><text:s text:c="2"/>end</text:p>
        <text:p text:style-name="Preformatted_20_Text"/>
        <text:p text:style-name="Preformatted_20_Text"><text:s text:c="2"/>private</text:p>
        <text:p text:style-name="Preformatted_20_Text"><text:s text:c="2"/>.</text:p>
        <text:p text:style-name="Preformatted_20_Text"><text:s text:c="2"/>.</text:p>
        <text:p text:style-name="Preformatted_20_Text"><text:s text:c="2"/>.</text:p>
        <text:p text:style-name="P6">end</text:p>
        <text:p text:style-name="Text_20_body">With this method, we can write tests as in <text:a xlink:type="simple" xlink:href="http://railstutorial.org/chapters/modeling-and-viewing-users-two?version=2.3#code:has_password_tests">Listing 7.8</text:a>, which uses the RSpec methods <text:span text:style-name="Source_20_Text">be_true</text:span> and <text:span text:style-name="Source_20_Text">be_false</text:span> to test that <text:span text:style-name="Source_20_Text">has_password?</text:span> returns <text:span text:style-name="Source_20_Text">true</text:span> or <text:span text:style-name="Source_20_Text">false</text:span> in the proper cases.</text:p>
        <text:section text:style-name="Sect1" text:name="code:has_password_tests">
          <text:p text:style-name="Text_20_body"/>
        </text:section>
        <text:p text:style-name="Text_20_body">Listing 7.8. Tests for the <text:span text:style-name="Source_20_Text">has_password?</text:span> method. <text:line-break/><text:span text:style-name="Source_20_Text">spec/models/user_spec.rb</text:span> <draw:frame draw:name="clippy" text:anchor-type="as-char" svg:width="1.1457in" svg:height="0.1457in" draw:z-index="9"><draw:plugin xlink:href="http://railstutorial.org/flash/clippy.swf" xlink:type="simple" xlink:show="embed" xlink:actuate="onLoad" draw:mime-type="application/x-shockwave-flash"><draw:param draw:name="bgcolor" draw:value="#ffffff"/><draw:param draw:name="flashvars" draw:value="text=describe%20User%20do%0A%20%20.%0A%20%20.%0A%20%20.%0A%20%20describe%20%22password%20encryption%22%20do%0A%20%20%20%20%0A%20%20%20%20before(:each)%20do%0A%20%20%20%20%20%20@user%20=%20User.create!(@attr)%0A%20%20%20%20end%0A%20%20%20%20.%0A%20%20%20%20.%0A%20%20%20%20.%0A%20%20%20%20describe%20%22has_password?%20method%22%20do%0A%20%20%20%20%0A%20%20%20%20%20%20it%20%22should%20be%20true%20if%20the%20passwords%20match%22%20do%0A%20%20%20%20%20%20%20%20@user.has_password?(@attr[:password]).should%20be_true%0A%20%20%20%20%20%20end%20%20%20%20%0A%0A%20%20%20%20%20%20it%20%22should%20be%20false%20if%20the%20passwords%20don't%20match%22%20do%0A%20%20%20%20%20%20%20%20@user.has_password?(%22invalid%22).should%20be_false%0A%20%20%20%20%20%20end%20%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password encryption" do</text:p>
        <text:p text:style-name="Preformatted_20_Text"/>
        <text:p text:style-name="Preformatted_20_Text"><text:s text:c="4"/>before(:each) do</text:p>
        <text:p text:style-name="Preformatted_20_Text"><text:s text:c="6"/>@user = User.create!(@attr)</text:p>
        <text:p text:style-name="Preformatted_20_Text"><text:s text:c="4"/>end</text:p>
        <text:p text:style-name="Preformatted_20_Text"><text:s text:c="4"/>.</text:p>
        <text:p text:style-name="Preformatted_20_Text"><text:s text:c="4"/>.</text:p>
        <text:p text:style-name="Preformatted_20_Text"><text:soft-page-break/><text:s text:c="4"/>.</text:p>
        <text:p text:style-name="Preformatted_20_Text"><text:s text:c="4"/>describe "has_password? method" do</text:p>
        <text:p text:style-name="Preformatted_20_Text"/>
        <text:p text:style-name="Preformatted_20_Text"><text:s text:c="6"/>it "should be true if the passwords match" do</text:p>
        <text:p text:style-name="Preformatted_20_Text"><text:s text:c="8"/>@user.has_password?(@attr[:password]).should be_true</text:p>
        <text:p text:style-name="Preformatted_20_Text"><text:s text:c="6"/>end <text:s text:c="3"/></text:p>
        <text:p text:style-name="Preformatted_20_Text"/>
        <text:p text:style-name="Preformatted_20_Text"><text:s text:c="6"/>it "should be false if the passwords don't match" do</text:p>
        <text:p text:style-name="Preformatted_20_Text"><text:s text:c="8"/>@user.has_password?("invalid").should be_false</text:p>
        <text:p text:style-name="Preformatted_20_Text"><text:s text:c="6"/>end </text:p>
        <text:p text:style-name="Preformatted_20_Text"><text:s text:c="4"/>end</text:p>
        <text:p text:style-name="Preformatted_20_Text"><text:s text:c="2"/>end</text:p>
        <text:p text:style-name="P6">end</text:p>
        <text:p text:style-name="Text_20_body">In <text:a xlink:type="simple" xlink:href="http://railstutorial.org/chapters/modeling-and-viewing-users-two?version=2.3#sec:implementing_has_password">Section 7.2.3</text:a>, we’ll complete the implementation of <text:span text:style-name="Source_20_Text">has_password?</text:span> (and get the test to pass in the process). But first we need to learn a little more about secure passwords.</text:p>
        <text:section text:style-name="Sect1" text:name="sec:secure_password_theory">
          <text:p text:style-name="Text_20_body"/>
        </text:section>
        <text:h text:style-name="Heading_20_3" text:outline-level="3"><text:bookmark text:name="sec:7.2.2"/><text:a xlink:type="simple" xlink:href="http://railstutorial.org/chapters/modeling-and-viewing-users-two?version=2.3#sec:secure_password_theory">7.2.2 Some secure password theory</text:a></text:h>
        <text:p text:style-name="Text_20_body">The basic idea of encrypted passwords is simple: rather than storing a raw password in the database (known as “cleartext”), we store a string generated using a <text:a xlink:type="simple" xlink:href="http://en.wikipedia.org/wiki/Cryptographic_hash_function">cryptographic hash function</text:a>, which is essentially irreversible, so that even an attacker in possession of the hashed password will be unable to infer the original. To verify that a submitted password matches the user’s password, we first encrypt the submitted string and then compare the hashes. Let’s drop into a console session to see how this works:</text:p>
        <text:p text:style-name="Preformatted_20_Text">$ script/console</text:p>
        <text:p text:style-name="Preformatted_20_Text">&gt;&gt; require 'digest'</text:p>
        <text:p text:style-name="Preformatted_20_Text">&gt;&gt; def secure_hash(string)</text:p>
        <text:p text:style-name="Preformatted_20_Text">&gt;&gt; <text:s text:c="2"/>Digest::SHA2.hexdigest(string)</text:p>
        <text:p text:style-name="Preformatted_20_Text">&gt;&gt; end</text:p>
        <text:p text:style-name="Preformatted_20_Text">=&gt; nil</text:p>
        <text:p text:style-name="Preformatted_20_Text">&gt;&gt; password = "secret"</text:p>
        <text:p text:style-name="Preformatted_20_Text">=&gt; "secret"</text:p>
        <text:p text:style-name="Preformatted_20_Text">&gt;&gt; encrypted_password = secure_hash(password)</text:p>
        <text:p text:style-name="Preformatted_20_Text">=&gt; "2bb80d537b1da3e38bd30361aa855686bde0eacd7162fef6a25fe97bf527a25b"</text:p>
        <text:p text:style-name="Preformatted_20_Text">&gt;&gt; submitted_password = "secret"</text:p>
        <text:p text:style-name="Preformatted_20_Text">=&gt; "secret"</text:p>
        <text:p text:style-name="Preformatted_20_Text">&gt;&gt; encrypted_password == secure_hash(submitted_password)</text:p>
        <text:p text:style-name="P6">=&gt; true</text:p>
        <text:p text:style-name="Text_20_body">Here we’ve defined a function called <text:span text:style-name="Source_20_Text">secure_hash</text:span> that uses a cryptographic hash function called SHA2, part of the <text:a xlink:type="simple" xlink:href="http://en.wikipedia.org/wiki/SHA_hash_functions">SHA family of hash functions</text:a>, which we include into Ruby through the <text:span text:style-name="Source_20_Text">digest</text:span> library.<text:bookmark text:name="fnref:7.7"/><text:a xlink:type="simple" xlink:href="http://railstutorial.org/chapters/modeling-and-viewing-users-two?version=2.3#fn:7.7">7</text:a> It’s not important to know exactly how these hash functions work; for our purposes what’s important is that they are one-way: there is no computationally tractable way to discover that</text:p>
        <text:p text:style-name="P6">2bb80d537b1da3e38bd30361aa855686bde0eacd7162fef6a25fe97bf527a25b</text:p>
        <text:p text:style-name="Text_20_body">is the SHA2 hash of the string <text:span text:style-name="Source_20_Text">"secret"</text:span>.</text:p>
        <text:p text:style-name="Text_20_body">If you think about it, though, we still have a problem: if an attacker ever got hold of the hashed passwords, he would still have a chance at discovering the originals. For example, he could guess that we used SHA2, and so write a program to compare a given hash to the hashed values of potential passwords:</text:p>
        <text:p text:style-name="Preformatted_20_Text"><text:soft-page-break/>&gt;&gt; hash = "2bb80d537b1da3e38bd30361aa855686bde0eacd7162fef6a25fe97bf527a25b"</text:p>
        <text:p text:style-name="Preformatted_20_Text">&gt;&gt; secure_hash("secede") == hash</text:p>
        <text:p text:style-name="Preformatted_20_Text">=&gt; false</text:p>
        <text:p text:style-name="Preformatted_20_Text">&gt;&gt; secure_hash("second") == hash</text:p>
        <text:p text:style-name="Preformatted_20_Text">=&gt; false</text:p>
        <text:p text:style-name="Preformatted_20_Text">&gt;&gt; secure_hash("secret") == hash</text:p>
        <text:p text:style-name="P6">=&gt; true</text:p>
        <text:p text:style-name="Text_20_body">So our attacker has a match—bad news for any users with password <text:span text:style-name="Source_20_Text">"secret"</text:span>. This technique is known as a <text:a xlink:type="simple" xlink:href="http://en.wikipedia.org/wiki/Rainbow_attack"><text:span text:style-name="Emphasis">rainbow attack</text:span></text:a>.</text:p>
        <text:p text:style-name="Text_20_body">To foil a potential rainbow attack, we can use a <text:a xlink:type="simple" xlink:href="http://en.wikipedia.org/wiki/Salt_%28cryptography%29"><text:span text:style-name="Emphasis">salt</text:span></text:a>, which is a different unique string for each user.<text:bookmark text:name="fnref:7.8"/><text:a xlink:type="simple" xlink:href="http://railstutorial.org/chapters/modeling-and-viewing-users-two?version=2.3#fn:7.8">8</text:a> One common way to (nearly) ensure uniqueness is to hash the current time (in <text:a xlink:type="simple" xlink:href="http://en.wikipedia.org/wiki/Coordinated_Universal_Time">UTC</text:a> to be time-zone-independent) along with the password, so that two users will have the same salt only if they are created at exactly the same time <text:span text:style-name="Emphasis">and</text:span> have the same password. Let’s see how this works using the <text:span text:style-name="Source_20_Text">secure_hash</text:span> function defined in the console above:</text:p>
        <text:p text:style-name="Preformatted_20_Text">&gt;&gt; Time.now.utc</text:p>
        <text:p text:style-name="Preformatted_20_Text">=&gt; Fri Jan 29 18:11:27 UTC 2010</text:p>
        <text:p text:style-name="Preformatted_20_Text">&gt;&gt; password = "secret"</text:p>
        <text:p text:style-name="Preformatted_20_Text">=&gt; "secret"</text:p>
        <text:p text:style-name="Preformatted_20_Text">&gt;&gt; salt = secure_hash("#{Time.now.utc}#{password}")</text:p>
        <text:p text:style-name="Preformatted_20_Text">=&gt; "d1c2f8e1a4f5caed8818fcaf72117e65631e3168af4adcfda5bcfa2c5a36d311"</text:p>
        <text:p text:style-name="Preformatted_20_Text">&gt;&gt; encrypted_password = secure_hash("#{salt}#{password}")</text:p>
        <text:p text:style-name="P6">=&gt; "918574661e80aacd3d81a380f5d22489eeb1e2f0bd33bb6575e8a64ac5a5aecc"</text:p>
        <text:p text:style-name="Text_20_body">In the last line, we’ve hashed the salt with the password, yielding an encrypted password that is virtually impossible to crack.</text:p>
        <text:section text:style-name="Sect1" text:name="sec:implementing_has_password">
          <text:p text:style-name="Text_20_body"/>
        </text:section>
        <text:h text:style-name="Heading_20_3" text:outline-level="3"><text:bookmark text:name="sec:7.2.3"/><text:a xlink:type="simple" xlink:href="http://railstutorial.org/chapters/modeling-and-viewing-users-two?version=2.3#sec:implementing_has_password">7.2.3 Implementing </text:a><text:a xlink:type="simple" xlink:href="http://railstutorial.org/chapters/modeling-and-viewing-users-two?version=2.3#sec:implementing_has_password"><text:span text:style-name="Source_20_Text">has_password?</text:span></text:a></text:h>
        <text:p text:style-name="Text_20_body">Having finished with the theory, we’re now ready for the implementation. Let’s look ahead a little to see where we’re going. Each user object knows its own encrypted password, so to check for a match with a submitted password we can define <text:span text:style-name="Source_20_Text">has_password?</text:span> as follows:</text:p>
        <text:p text:style-name="Preformatted_20_Text">def has_password?(submitted_password)</text:p>
        <text:p text:style-name="Preformatted_20_Text"><text:s text:c="2"/>encrypted_password == encrypt(submitted_password)</text:p>
        <text:p text:style-name="P6">end</text:p>
        <text:p text:style-name="Text_20_body">As long as we encrypt the submitted password using the same salt used to encrypt the original password, this function will be true if and only if the submitted password matches.</text:p>
        <text:p text:style-name="Text_20_body">Since comparing a user password with a submitted password will involve encrypting the submitted password with the salt, we need to store the salt somewhere, so the first step is to add a <text:span text:style-name="Source_20_Text">salt</text:span> column to the <text:span text:style-name="Source_20_Text">users</text:span> table:</text:p>
        <text:p text:style-name="P6">$ script/generate migration add_salt_to_users salt:string</text:p>
        <text:p text:style-name="Text_20_body">As with the <text:span text:style-name="Source_20_Text">encrypted_password</text:span> migration (<text:a xlink:type="simple" xlink:href="http://railstutorial.org/chapters/modeling-and-viewing-users-two?version=2.3#sec:password_migration">Section 7.1.2</text:a>), this migration has a name that ends in <text:span text:style-name="Source_20_Text">_to_users</text:span> and passes a second argument containing the attribute name and type, so Rails automatically constructs the right migration (<text:a xlink:type="simple" xlink:href="http://railstutorial.org/chapters/modeling-and-viewing-users-two?version=2.3#code:salt_migration">Listing 7.9</text:a>).</text:p>
        <text:section text:style-name="Sect1" text:name="code:salt_migration">
          <text:p text:style-name="Text_20_body"/>
        </text:section>
        <text:p text:style-name="Text_20_body"><text:soft-page-break/>Listing 7.9. The migration to add a <text:span text:style-name="Source_20_Text">salt</text:span> column to the <text:span text:style-name="Source_20_Text">users</text:span> table. <text:line-break/><text:span text:style-name="Source_20_Text">db/migrate/&lt;timestamp&gt;_add_salt_to_users.rb</text:span> <draw:frame draw:name="clippy" text:anchor-type="as-char" svg:width="1.1457in" svg:height="0.1457in" draw:z-index="10"><draw:plugin xlink:href="http://railstutorial.org/flash/clippy.swf" xlink:type="simple" xlink:show="embed" xlink:actuate="onLoad" draw:mime-type="application/x-shockwave-flash"><draw:param draw:name="bgcolor" draw:value="#ffffff"/><draw:param draw:name="flashvars" draw:value="text=class%20AddSaltToUsers%20%3C%20ActiveRecord::Migration%0A%20%20def%20self.up%0A%20%20%20%20add_column%20:users,%20:salt,%20:string%0A%20%20end%0A%0A%20%20def%20self.down%0A%20%20%20%20remove_column%20:users,%20:salt%0A%20%20end%0Aend%0A"/><draw:param draw:name="pluginspage" draw:value="http://www.macromedia.com/go/getflashplayer"/><draw:param draw:name="allowscriptaccess" draw:value="always"/><draw:param draw:name="quality" draw:value="high"/></draw:plugin></draw:frame> </text:p>
        <text:p text:style-name="Preformatted_20_Text">class AddSaltToUsers &lt; ActiveRecord::Migration</text:p>
        <text:p text:style-name="Preformatted_20_Text"><text:s text:c="2"/>def self.up</text:p>
        <text:p text:style-name="Preformatted_20_Text"><text:s text:c="4"/>add_column :users, :salt, :string</text:p>
        <text:p text:style-name="Preformatted_20_Text"><text:s text:c="2"/>end</text:p>
        <text:p text:style-name="Preformatted_20_Text"/>
        <text:p text:style-name="Preformatted_20_Text"><text:s text:c="2"/>def self.down</text:p>
        <text:p text:style-name="Preformatted_20_Text"><text:s text:c="4"/>remove_column :users, :salt</text:p>
        <text:p text:style-name="Preformatted_20_Text"><text:s text:c="2"/>end</text:p>
        <text:p text:style-name="P6">end</text:p>
        <text:p text:style-name="Text_20_body">Then we migrate the database and prepare the test database as usual:</text:p>
        <text:p text:style-name="Preformatted_20_Text">$ rake db:migrate</text:p>
        <text:p text:style-name="P6">$ rake db:test:prepare</text:p>
        <text:p text:style-name="Text_20_body">The result is a database with the data model shown in <text:a xlink:type="simple" xlink:href="http://railstutorial.org/chapters/modeling-and-viewing-users-two?version=2.3#fig:user_model_salt">Figure 7.3</text:a>.</text:p>
        <text:section text:style-name="Sect1" text:name="fig:user_model_salt">
          <text:p text:style-name="Text_20_body"/>
        </text:section>
        <text:p text:style-name="P3"><draw:frame draw:style-name="fr1" draw:name="graphics3" text:anchor-type="as-char" svg:width="3.9374in" svg:height="1.4583in" draw:z-index="11"><draw:image xlink:href="http://railstutorial.org/images/figures/user_model_salt.png" xlink:type="simple" xlink:show="embed" xlink:actuate="onLoad"/><svg:title>user_model_salt</svg:title></draw:frame></text:p>
        <text:p text:style-name="Text_20_body">Figure 7.3: The User model with an added salt.</text:p>
        <text:p text:style-name="Text_20_body">Finally, we’re ready for the full implementation. When last we saw the <text:span text:style-name="Source_20_Text">encrypt</text:span> function (<text:a xlink:type="simple" xlink:href="http://railstutorial.org/chapters/modeling-and-viewing-users-two?version=2.3#code:encrypt_password_callback">Listing 7.6</text:a>), it did nothing, simply returning the string in its argument. With the ideas from <text:a xlink:type="simple" xlink:href="http://railstutorial.org/chapters/modeling-and-viewing-users-two?version=2.3#sec:secure_password_theory">Section 7.2.2</text:a>, we’re now in a position to use a secure hash instead (<text:a xlink:type="simple" xlink:href="http://railstutorial.org/chapters/modeling-and-viewing-users-two?version=2.3#code:has_password_with_encrypt">Listing 7.10</text:a>).<text:bookmark text:name="fnref:7.9"/><text:a xlink:type="simple" xlink:href="http://railstutorial.org/chapters/modeling-and-viewing-users-two?version=2.3#fn:7.9">9</text:a></text:p>
        <text:section text:style-name="Sect1" text:name="code:has_password_with_encrypt">
          <text:p text:style-name="Text_20_body"/>
        </text:section>
        <text:p text:style-name="Text_20_body">Listing 7.10. The <text:span text:style-name="Source_20_Text">has_password?</text:span> method with secure encryption. <text:line-break/><text:span text:style-name="Source_20_Text">app/models/user.rb</text:span> <draw:frame draw:name="clippy" text:anchor-type="as-char" svg:width="1.1457in" svg:height="0.1457in" draw:z-index="12"><draw:plugin xlink:href="http://railstutorial.org/flash/clippy.swf" xlink:type="simple" xlink:show="embed" xlink:actuate="onLoad" draw:mime-type="application/x-shockwave-flash"><draw:param draw:name="bgcolor" draw:value="#ffffff"/><draw:param draw:name="flashvars" draw:value="text=require%20'digest'%0Aclass%20User%20%3C%20ActiveRecord::Base%0A%20%20.%0A%20%20.%0A%20%20.%0A%20%20before_save%20:encrypt_password%0A%0A%20%20def%20has_password?(submitted_password)%0A%20%20%20%20encrypted_password%20==%20encrypt(submitted_password)%0A%20%20end%0A%20%20%0A%20%20private%0A%0A%20%20%20%20def%20encrypt_password%0A%20%20%20%20%20%20self.salt%20=%20make_salt%0A%20%20%20%20%20%20self.encrypted_password%20=%20encrypt(password)%0A%20%20%20%20end%0A%0A%20%20%20%20def%20encrypt(string)%0A%20%20%20%20%20%20secure_hash(%22%23%7Bsalt%7D%23%7Bstring%7D%22)%0A%20%20%20%20end%0A%20%20%0A%20%20%20%20def%20make_salt%0A%20%20%20%20%20%20secure_hash(%22%23%7BTime.now.utc%7D%23%7Bpassword%7D%22)%0A%20%20%20%20end%0A%20%20%20%20%0A%20%20%20%20def%20secure_hash(string)%0A%20%20%20%20%20%20Digest::SHA2.hexdigest(string)%0A%20%20%20%20end%0Aend%0A"/><draw:param draw:name="pluginspage" draw:value="http://www.macromedia.com/go/getflashplayer"/><draw:param draw:name="allowscriptaccess" draw:value="always"/><draw:param draw:name="quality" draw:value="high"/></draw:plugin></draw:frame> </text:p>
        <text:p text:style-name="Preformatted_20_Text">require 'digest'</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before_save :encrypt_password</text:p>
        <text:p text:style-name="Preformatted_20_Text"/>
        <text:p text:style-name="Preformatted_20_Text"><text:s text:c="2"/>def has_password?(submitted_password)</text:p>
        <text:p text:style-name="Preformatted_20_Text"><text:s text:c="4"/>encrypted_password == encrypt(submitted_password)</text:p>
        <text:p text:style-name="Preformatted_20_Text"><text:s text:c="2"/>end</text:p>
        <text:p text:style-name="Preformatted_20_Text"/>
        <text:p text:style-name="Preformatted_20_Text"><text:s text:c="2"/>private</text:p>
        <text:p text:style-name="Preformatted_20_Text"/>
        <text:p text:style-name="Preformatted_20_Text"><text:s text:c="4"/>def encrypt_password</text:p>
        <text:p text:style-name="Preformatted_20_Text"><text:s text:c="6"/>self.salt = make_salt</text:p>
        <text:p text:style-name="Preformatted_20_Text"><text:s text:c="6"/>self.encrypted_password = encrypt(password)</text:p>
        <text:p text:style-name="Preformatted_20_Text"><text:s text:c="4"/>end</text:p>
        <text:p text:style-name="Preformatted_20_Text"><text:soft-page-break/></text:p>
        <text:p text:style-name="Preformatted_20_Text"><text:s text:c="4"/>def encrypt(string)</text:p>
        <text:p text:style-name="Preformatted_20_Text"><text:s text:c="6"/>secure_hash("#{salt}#{string}")</text:p>
        <text:p text:style-name="Preformatted_20_Text"><text:s text:c="4"/>end</text:p>
        <text:p text:style-name="Preformatted_20_Text"/>
        <text:p text:style-name="Preformatted_20_Text"><text:s text:c="4"/>def make_salt</text:p>
        <text:p text:style-name="Preformatted_20_Text"><text:s text:c="6"/>secure_hash("#{Time.now.utc}#{password}")</text:p>
        <text:p text:style-name="Preformatted_20_Text"><text:s text:c="4"/>end</text:p>
        <text:p text:style-name="Preformatted_20_Text"/>
        <text:p text:style-name="Preformatted_20_Text"><text:s text:c="4"/>def secure_hash(string)</text:p>
        <text:p text:style-name="Preformatted_20_Text"><text:s text:c="6"/>Digest::SHA2.hexdigest(string)</text:p>
        <text:p text:style-name="Preformatted_20_Text"><text:s text:c="4"/>end</text:p>
        <text:p text:style-name="P6">end</text:p>
        <text:p text:style-name="Text_20_body">This code contains the same two subtleties mentioned in <text:a xlink:type="simple" xlink:href="http://railstutorial.org/chapters/modeling-and-viewing-users-two?version=2.3#sec:an_active_record_callback">Section 7.1.3</text:a>, namely, the assignment to an Active Record attribute in the line</text:p>
        <text:p text:style-name="P6">self.salt = make_salt</text:p>
        <text:p text:style-name="Text_20_body">and the omission of the <text:span text:style-name="Source_20_Text">self</text:span> keyword in the <text:span text:style-name="Source_20_Text">encrypt</text:span> method:</text:p>
        <text:p text:style-name="Preformatted_20_Text">def encrypt(string)</text:p>
        <text:p text:style-name="Preformatted_20_Text"><text:s text:c="2"/>secure_hash("#{salt}#{string}")</text:p>
        <text:p text:style-name="P6">end</text:p>
        <text:p text:style-name="Text_20_body">Since we’re inside the User class, Ruby knows that <text:span text:style-name="Source_20_Text">salt</text:span> refers to the user’s <text:span text:style-name="Source_20_Text">salt</text:span> attribute.</text:p>
        <text:p text:style-name="Text_20_body">At this point, the tests from <text:a xlink:type="simple" xlink:href="http://railstutorial.org/chapters/modeling-and-viewing-users-two?version=2.3#code:has_password_tests">Listing 7.8</text:a> should pass:<text:bookmark text:name="fnref:7.10"/><text:a xlink:type="simple" xlink:href="http://railstutorial.org/chapters/modeling-and-viewing-users-two?version=2.3#fn:7.10">10</text:a></text:p>
        <text:p text:style-name="Preformatted_20_Text">$ spec spec/models/user_spec.rb -e "should be true if the passwords match"</text:p>
        <text:p text:style-name="Preformatted_20_Text">.</text:p>
        <text:p text:style-name="Preformatted_20_Text"/>
        <text:p text:style-name="Preformatted_20_Text">1 example, 0 failures</text:p>
        <text:p text:style-name="Preformatted_20_Text"/>
        <text:p text:style-name="Preformatted_20_Text">$ spec spec/models/user_spec.rb -e "should be false if the passwords don't match"</text:p>
        <text:p text:style-name="Preformatted_20_Text">.</text:p>
        <text:p text:style-name="Preformatted_20_Text"/>
        <text:p text:style-name="P6">1 example, 0 failures</text:p>
        <text:section text:style-name="Sect1" text:name="sec:an_authenticate_method">
          <text:p text:style-name="Text_20_body"/>
        </text:section>
        <text:h text:style-name="Heading_20_3" text:outline-level="3"><text:bookmark text:name="sec:7.2.4"/><text:a xlink:type="simple" xlink:href="http://railstutorial.org/chapters/modeling-and-viewing-users-two?version=2.3#sec:an_authenticate_method">7.2.4 An authenticate method</text:a></text:h>
        <text:p text:style-name="Text_20_body">Having a <text:span text:style-name="Source_20_Text">has_password?</text:span> method for each user is nice, but by itself it isn’t very useful. We’ll end our discussion of passwords by using <text:span text:style-name="Source_20_Text">has_password?</text:span> to write a method to authenticate a user based on an email/password combination. In <text:a xlink:type="simple" xlink:href="http://railstutorial.org/chapters/sign-in-sign-out?version=2.3#top">Chapter 9</text:a>, we’ll use this <text:span text:style-name="Source_20_Text">authenticate</text:span> method when signing users in to our site.</text:p>
        <text:p text:style-name="Text_20_body">We can get a hint of how this will work by using the console. First, we’ll create a user, and then retrieve that user by email address to verify that it has a given password:<text:bookmark text:name="fnref:7.11"/><text:a xlink:type="simple" xlink:href="http://railstutorial.org/chapters/modeling-and-viewing-users-two?version=2.3#fn:7.11">11</text:a></text:p>
        <text:p text:style-name="Preformatted_20_Text">$ script/console --sandbox</text:p>
        <text:p text:style-name="Preformatted_20_Text">&gt;&gt; User.create(:name =&gt; "Michael Hartl", :email =&gt; "mhartl@example.com",</text:p>
        <text:p text:style-name="Preformatted_20_Text">?&gt; <text:s text:c="12"/>:password =&gt; "foobar", :password_confirmation =&gt; "foobar")</text:p>
        <text:p text:style-name="Preformatted_20_Text">&gt;&gt; user = User.find_by_email("mhartl@example.com")</text:p>
        <text:p text:style-name="Preformatted_20_Text">&gt;&gt; user.has_password?("foobar")</text:p>
        <text:p text:style-name="P6">=&gt; true</text:p>
        <text:p text:style-name="Text_20_body"><text:soft-page-break/>Using these ideas, let’s write a method that will return an authenticated user on password match, and <text:span text:style-name="Source_20_Text">nil</text:span> otherwise. We should be able to use the resulting <text:span text:style-name="Source_20_Text">authenticate</text:span> class method as follows:</text:p>
        <text:p text:style-name="P6">User.authenticate(email, submitted_password)</text:p>
        <text:p text:style-name="Text_20_body">We start with the tests, which we’ll use to specify the behavior we expect from <text:span text:style-name="Source_20_Text">User.authenticate</text:span>. There are three cases to check: <text:span text:style-name="Source_20_Text">authenticate</text:span> (1) should return <text:span text:style-name="Source_20_Text">nil</text:span> when the email/password combination is invalid or (2) when no user exists with the given email address, and (3) should return the user object itself on success. With this information, we can write the tests for <text:span text:style-name="Source_20_Text">authenticate</text:span> as in <text:a xlink:type="simple" xlink:href="http://railstutorial.org/chapters/modeling-and-viewing-users-two?version=2.3#code:authenticate_method_tests">Listing 7.11</text:a>.</text:p>
        <text:section text:style-name="Sect1" text:name="code:authenticate_method_tests">
          <text:p text:style-name="Text_20_body"/>
        </text:section>
        <text:p text:style-name="Text_20_body">Listing 7.11. Tests for the <text:span text:style-name="Source_20_Text">User.authenticate</text:span> method. <text:line-break/><text:span text:style-name="Source_20_Text">spec/models/user_spec.rb</text:span> <draw:frame draw:name="clippy" text:anchor-type="as-char" svg:width="1.1457in" svg:height="0.1457in" draw:z-index="13"><draw:plugin xlink:href="http://railstutorial.org/flash/clippy.swf" xlink:type="simple" xlink:show="embed" xlink:actuate="onLoad" draw:mime-type="application/x-shockwave-flash"><draw:param draw:name="bgcolor" draw:value="#ffffff"/><draw:param draw:name="flashvars" draw:value="text=describe%20User%20do%0A%20%20.%0A%20%20.%0A%20%20.%0A%20%20describe%20%22password%20encryption%22%20do%0A%20%20%20%20.%0A%20%20%20%20.%0A%20%20%20%20.%0A%20%20%20%20describe%20%22authenticate%20method%22%20do%0A%20%20%0A%20%20%20%20%20%20it%20%22should%20return%20nil%20on%20email/password%20mismatch%22%20do%0A%20%20%20%20%20%20%20%20wrong_password_user%20=%20User.authenticate(@attr[:email],%20%22wrongpass%22)%0A%20%20%20%20%20%20%20%20wrong_password_user.should%20be_nil%0A%20%20%20%20%20%20end%0A%20%20%0A%20%20%20%20%20%20it%20%22should%20return%20nil%20for%20an%20email%20address%20with%20no%20user%22%20do%0A%20%20%20%20%20%20%20%20nonexistent_user%20=%20User.authenticate(%22bar@foo.com%22,%20@attr[:password])%0A%20%20%20%20%20%20%20%20nonexistent_user.should%20be_nil%0A%20%20%20%20%20%20end%0A%20%20%20%20%0A%20%20%20%20%20%20it%20%22should%20return%20the%20user%20on%20email/password%20match%22%20do%0A%20%20%20%20%20%20%20%20matching_user%20=%20User.authenticate(@attr[:email],%20@attr[:password])%0A%20%20%20%20%20%20%20%20matching_user.should%20==%20@user%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password encryption" do</text:p>
        <text:p text:style-name="Preformatted_20_Text"><text:s text:c="4"/>.</text:p>
        <text:p text:style-name="Preformatted_20_Text"><text:s text:c="4"/>.</text:p>
        <text:p text:style-name="Preformatted_20_Text"><text:s text:c="4"/>.</text:p>
        <text:p text:style-name="Preformatted_20_Text"><text:s text:c="4"/>describe "authenticate method" do</text:p>
        <text:p text:style-name="Preformatted_20_Text"/>
        <text:p text:style-name="Preformatted_20_Text"><text:s text:c="6"/>it "should return nil on email/password mismatch" do</text:p>
        <text:p text:style-name="Preformatted_20_Text"><text:s text:c="8"/>wrong_password_user = User.authenticate(@attr[:email], "wrongpass")</text:p>
        <text:p text:style-name="Preformatted_20_Text"><text:s text:c="8"/>wrong_password_user.should be_nil</text:p>
        <text:p text:style-name="Preformatted_20_Text"><text:s text:c="6"/>end</text:p>
        <text:p text:style-name="Preformatted_20_Text"/>
        <text:p text:style-name="Preformatted_20_Text"><text:s text:c="6"/>it "should return nil for an email address with no user" do</text:p>
        <text:p text:style-name="Preformatted_20_Text"><text:s text:c="8"/>nonexistent_user = User.authenticate("bar@foo.com", @attr[:password])</text:p>
        <text:p text:style-name="Preformatted_20_Text"><text:s text:c="8"/>nonexistent_user.should be_nil</text:p>
        <text:p text:style-name="Preformatted_20_Text"><text:s text:c="6"/>end</text:p>
        <text:p text:style-name="Preformatted_20_Text"/>
        <text:p text:style-name="Preformatted_20_Text"><text:s text:c="6"/>it "should return the user on email/password match" do</text:p>
        <text:p text:style-name="Preformatted_20_Text"><text:s text:c="8"/>matching_user = User.authenticate(@attr[:email], @attr[:password])</text:p>
        <text:p text:style-name="Preformatted_20_Text"><text:s text:c="8"/>matching_user.should == @user</text:p>
        <text:p text:style-name="Preformatted_20_Text"><text:s text:c="6"/>end</text:p>
        <text:p text:style-name="Preformatted_20_Text"><text:s text:c="4"/>end</text:p>
        <text:p text:style-name="Preformatted_20_Text"><text:s text:c="2"/>end</text:p>
        <text:p text:style-name="P6">end</text:p>
        <text:p text:style-name="Text_20_body">Now we’re ready for the implementation, which will get our tests to pass and show how to define a <text:span text:style-name="Emphasis">class method</text:span> as a bonus. We’ve mentioned class methods several times before, most recently in <text:a xlink:type="simple" xlink:href="http://railstutorial.org/chapters/modeling-and-viewing-users-one?version=2.3#sec:database_migrations">Section 6.1.1</text:a>; a class method is simply a method attached to a class, rather than an instance of that class. For example, <text:span text:style-name="Source_20_Text">new</text:span>, <text:span text:style-name="Source_20_Text">find</text:span>, and <text:span text:style-name="Source_20_Text">find_by_email</text:span> are all class methods on the User class. Outside of the class, they are invoked using the class name, as in <text:span text:style-name="Source_20_Text">User.find</text:span>, but inside the class we can omit the class name.</text:p>
        <text:section text:style-name="Sect1" text:name="sidebar:self">
          <text:p text:style-name="Text_20_body"/>
        </text:section>
        <text:p text:style-name="Text_20_body">Box 7.1.What is <text:span text:style-name="Source_20_Text">self</text:span>? </text:p>
        <text:p text:style-name="Text_20_body">We’ve talked about how <text:span text:style-name="Source_20_Text">self</text:span> is “the object itself”, but exactly what that means depends on context. Inside of an ordinary method, <text:span text:style-name="Source_20_Text">self</text:span> refers to an <text:span text:style-name="Emphasis">instance</text:span> of the class, that is, the object itself. For <text:soft-page-break/>example, in <text:a xlink:type="simple" xlink:href="http://railstutorial.org/chapters/modeling-and-viewing-users-two?version=2.3#code:has_password_with_encrypt">Listing 7.10</text:a>, <text:span text:style-name="Source_20_Text">self</text:span> is a <text:span text:style-name="Emphasis">user</text:span>:</text:p>
        <text:p text:style-name="Preformatted_20_Text"><text:s text:c="2"/>def encrypt_password</text:p>
        <text:p text:style-name="Preformatted_20_Text"><text:s text:c="4"/>self.salt = make_salt</text:p>
        <text:p text:style-name="Preformatted_20_Text"><text:s text:c="4"/>self.encrypted_password = encrypt(password)</text:p>
        <text:p text:style-name="P6"><text:s text:c="2"/>end</text:p>
        <text:p text:style-name="Text_20_body">Inside the <text:span text:style-name="Source_20_Text">encrypt_password</text:span> method, <text:span text:style-name="Source_20_Text">self</text:span> is a user object, so <text:span text:style-name="Source_20_Text">self.salt</text:span> is the same as <text:span text:style-name="Source_20_Text">user.salt</text:span> outside the method:</text:p>
        <text:p text:style-name="Preformatted_20_Text"><text:s text:c="2"/>$ script/console</text:p>
        <text:p text:style-name="Preformatted_20_Text"><text:s text:c="2"/>&gt;&gt; user = User.first</text:p>
        <text:p text:style-name="Preformatted_20_Text"><text:s text:c="2"/>&gt;&gt; user.salt</text:p>
        <text:p text:style-name="P6"><text:s text:c="2"/>=&gt; "d3b9af261c502947fbf32f78cb8179b16e62eabacf059451efee404328b2f537"</text:p>
        <text:p text:style-name="Text_20_body">On the other hand, <text:a xlink:type="simple" xlink:href="http://railstutorial.org/chapters/modeling-and-viewing-users-two?version=2.3#code:authenticate_method">Listing 7.12</text:a> shows the definition of <text:span text:style-name="Source_20_Text">authenticate</text:span>, which uses <text:span text:style-name="Source_20_Text">self</text:span> to define a <text:span text:style-name="Emphasis">class method</text:span>; here, <text:span text:style-name="Source_20_Text">self</text:span> is the <text:span text:style-name="Source_20_Text">User</text:span> class itself:</text:p>
        <text:p text:style-name="Preformatted_20_Text"><text:s text:c="2"/>def self.authenticate(email, submitted_password)</text:p>
        <text:p text:style-name="Preformatted_20_Text"><text:s text:c="4"/>.</text:p>
        <text:p text:style-name="Preformatted_20_Text"><text:s text:c="4"/>.</text:p>
        <text:p text:style-name="Preformatted_20_Text"><text:s text:c="4"/>.</text:p>
        <text:p text:style-name="P6"><text:s text:c="2"/>end</text:p>
        <text:p text:style-name="Text_20_body">Because it is defined on the <text:span text:style-name="Source_20_Text">User</text:span> class, <text:span text:style-name="Source_20_Text">authenticate</text:span> gets invoked directly on <text:span text:style-name="Source_20_Text">User</text:span>:</text:p>
        <text:p text:style-name="Preformatted_20_Text"><text:s text:c="2"/>&gt;&gt; user = User.authenticate('example@railstutorial.org', 'foobar')</text:p>
        <text:p text:style-name="Preformatted_20_Text"><text:s text:c="2"/>&gt;&gt; user.name</text:p>
        <text:p text:style-name="P6"><text:s text:c="2"/>=&gt; "Example User"</text:p>
        <text:p text:style-name="Text_20_body">It’s worth noting two alternative ways of defining an <text:span text:style-name="Source_20_Text">authenticate</text:span> class method equivalent to the one shown in <text:a xlink:type="simple" xlink:href="http://railstutorial.org/chapters/modeling-and-viewing-users-two?version=2.3#code:authenticate_method">Listing 7.12</text:a>. First, we could indicate the <text:span text:style-name="Source_20_Text">User</text:span> class explicitly by name:</text:p>
        <text:p text:style-name="Preformatted_20_Text"><text:s text:c="2"/>def User.authenticate(email, submitted_password)</text:p>
        <text:p text:style-name="Preformatted_20_Text"><text:s text:c="4"/>.</text:p>
        <text:p text:style-name="Preformatted_20_Text"><text:s text:c="4"/>.</text:p>
        <text:p text:style-name="Preformatted_20_Text"><text:s text:c="4"/>.</text:p>
        <text:p text:style-name="P6"><text:s text:c="2"/>end</text:p>
        <text:p text:style-name="Text_20_body">(Some people might find this syntax clearer, but it’s not as idiomatically correct.) Second, we could use the following code, which quite frankly melts my brain:</text:p>
        <text:p text:style-name="Preformatted_20_Text"><text:s text:c="2"/>class &lt;&lt; self</text:p>
        <text:p text:style-name="Preformatted_20_Text"><text:s text:c="4"/>def authenticate(email, submitted_password)</text:p>
        <text:p text:style-name="Preformatted_20_Text"><text:s text:c="6"/>.</text:p>
        <text:p text:style-name="Preformatted_20_Text"><text:s text:c="6"/>.</text:p>
        <text:p text:style-name="Preformatted_20_Text"><text:s text:c="6"/>.</text:p>
        <text:p text:style-name="Preformatted_20_Text"><text:s text:c="4"/>end</text:p>
        <text:p text:style-name="P6"><text:s text:c="2"/>end</text:p>
        <text:p text:style-name="Text_20_body">The weird <text:span text:style-name="Source_20_Text">class &lt;&lt; self</text:span> starts a block in which all new methods are automatically class methods. I find this syntax rather confusing, but it’s possible you’ll encounter it in others’ code, so it’s worth knowing what it does. (I recommend <text:a xlink:type="simple" xlink:href="http://www.amazon.com/gp/product/1933988657?ie=UTF8&amp;tag=httpwwwrailst-20&amp;linkCode=as2&amp;camp=1789&amp;creative=9325&amp;creativeASIN=1933988657"><text:span text:style-name="Emphasis">The Well-Grounded Rubyist</text:span></text:a> by David A. Black if you want to dig into Ruby details like this one.)</text:p>
        <text:p text:style-name="Text_20_body">The way to define a class method is to use the <text:span text:style-name="Source_20_Text">self</text:span> keyword in the method definition. (This <text:span text:style-name="Source_20_Text">self</text:span> is not the same as the <text:span text:style-name="Source_20_Text">self</text:span> shown in <text:a xlink:type="simple" xlink:href="http://railstutorial.org/chapters/modeling-and-viewing-users-two?version=2.3#code:has_password_with_encrypt">Listing 7.10</text:a>; see <text:a xlink:type="simple" xlink:href="http://railstutorial.org/chapters/modeling-and-viewing-users-two?version=2.3#sidebar:self">Box 7.1</text:a>.) <text:a xlink:type="simple" xlink:href="http://railstutorial.org/chapters/modeling-and-viewing-users-two?version=2.3#code:authenticate_method">Listing 7.12</text:a> shows this construction in <text:soft-page-break/>the context of the <text:span text:style-name="Source_20_Text">authenticate</text:span> method. Note the call to <text:span text:style-name="Source_20_Text">find_by_email</text:span>, in which we omit the explicit <text:span text:style-name="Source_20_Text">User</text:span> class name since this method is already inside the <text:span text:style-name="Source_20_Text">User</text:span> class.</text:p>
        <text:section text:style-name="Sect1" text:name="code:authenticate_method">
          <text:p text:style-name="Text_20_body"/>
        </text:section>
        <text:p text:style-name="Text_20_body">Listing 7.12. The <text:span text:style-name="Source_20_Text">User.authenticate</text:span> method. <text:line-break/><text:span text:style-name="Source_20_Text">app/models/user.rb</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def%20has_password?(submitted_password)%0A%20%20%20%20encrypted_password%20==%20encrypt(submitted_password)%0A%20%20end%0A%0A%20%20def%20self.authenticate(email,%20submitted_password)%0A%20%20%20%20user%20=%20find_by_email(email)%0A%20%20%20%20return%20nil%20%20if%20user.nil?%0A%20%20%20%20return%20user%20if%20user.has_password?(submitted_password)%0A%20%20end%0A%20%20%0A%20%20private%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def has_password?(submitted_password)</text:p>
        <text:p text:style-name="Preformatted_20_Text"><text:s text:c="4"/>encrypted_password == encrypt(submitted_password)</text:p>
        <text:p text:style-name="Preformatted_20_Text"><text:s text:c="2"/>end</text:p>
        <text:p text:style-name="Preformatted_20_Text"/>
        <text:p text:style-name="Preformatted_20_Text"><text:s text:c="2"/>def self.authenticate(email, submitted_password)</text:p>
        <text:p text:style-name="Preformatted_20_Text"><text:s text:c="4"/>user = find_by_email(email)</text:p>
        <text:p text:style-name="Preformatted_20_Text"><text:s text:c="4"/>return nil <text:s/>if user.nil?</text:p>
        <text:p text:style-name="Preformatted_20_Text"><text:s text:c="4"/>return user if user.has_password?(submitted_password)</text:p>
        <text:p text:style-name="Preformatted_20_Text"><text:s text:c="2"/>end</text:p>
        <text:p text:style-name="Preformatted_20_Text"/>
        <text:p text:style-name="Preformatted_20_Text"><text:s text:c="2"/>private</text:p>
        <text:p text:style-name="Preformatted_20_Text"><text:s text:c="2"/>.</text:p>
        <text:p text:style-name="Preformatted_20_Text"><text:s text:c="2"/>.</text:p>
        <text:p text:style-name="Preformatted_20_Text"><text:s text:c="2"/>.</text:p>
        <text:p text:style-name="P6">end</text:p>
        <text:p text:style-name="Text_20_body">There are several equivalent ways to write the <text:span text:style-name="Source_20_Text">authenticate</text:span> method, but I find the implementation above the clearest. It handles two cases (invalid email and a successful match) with explicit <text:span text:style-name="Source_20_Text">return</text:span> keywords, and handles the third case (password mismatch) implicitly, since in that case we reach the end of the method, which automatically returns <text:span text:style-name="Source_20_Text">nil</text:span>. See <text:a xlink:type="simple" xlink:href="http://railstutorial.org/chapters/modeling-and-viewing-users-two?version=2.3#sec:more_modeling_users_exercises">Section 7.5</text:a> for some of the other possible ways to implement this method.</text:p>
        <text:section text:style-name="Sect1" text:name="sec:better_user_views">
          <text:p text:style-name="Text_20_body"/>
        </text:section>
        <text:h text:style-name="Heading_20_2" text:outline-level="2"><text:bookmark text:name="sec:7.3"/><text:a xlink:type="simple" xlink:href="http://railstutorial.org/chapters/modeling-and-viewing-users-two?version=2.3#sec:better_user_views">7.3 Better user views</text:a></text:h>
        <text:p text:style-name="Text_20_body">Now that User model is effectively complete,<text:bookmark text:name="fnref:7.12"/><text:a xlink:type="simple" xlink:href="http://railstutorial.org/chapters/modeling-and-viewing-users-two?version=2.3#fn:7.12">12</text:a> we are in a position to add a sample user to the development database and make a <text:span text:style-name="Source_20_Text">show</text:span> page to show some of that user’s information. Along the way, we’ll add some tests to the Users controller spec started in <text:a xlink:type="simple" xlink:href="http://railstutorial.org/chapters/filling-in-the-layout?version=2.3#sec:users_controller">Section 5.3.1</text:a>.</text:p>
        <text:p text:style-name="Text_20_body">Before continuing, it’s helpful to see where we left off by recalling what the Users controller spec looks like right now (<text:a xlink:type="simple" xlink:href="http://railstutorial.org/chapters/modeling-and-viewing-users-two?version=2.3#code:get_new_user_spec_review">Listing 7.13</text:a>). Our tests for the user show page will follow this example, but we’ll find that, unlike the tests for the <text:span text:style-name="Source_20_Text">new</text:span> action, the tests for the <text:span text:style-name="Source_20_Text">show</text:span> action will require the use of an instance of the User model. We’ll meet this challenge using <text:span text:style-name="Emphasis">factories</text:span> and <text:span text:style-name="Emphasis">stubs</text:span>.</text:p>
        <text:section text:style-name="Sect1" text:name="code:get_new_user_spec_review">
          <text:p text:style-name="Text_20_body"/>
        </text:section>
        <text:p text:style-name="Text_20_body">Listing 7.13. The current Users controller spec. <text:line-break/><text:span text:style-name="Source_20_Text">spec/controllers/users_controller_spec.rb</text:span> <draw:frame draw:name="clippy" text:anchor-type="as-char" svg:width="1.1457in" svg:height="0.1457in" draw:z-index="15"><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0A%20%20describe%20%22GET%20'new'%22%20do%0A%20%20%20%20%0A%20%20%20%20it%20%22should%20be%20successful%22%20do%0A%20%20%20%20%20%20get%20'new'%0A%20%20%20%20%20%20response.should%20be_success%0A%20%20%20%20end%0A%20%20%20%20%0A%20%20%20%20it%20%22should%20have%20the%20right%20title%22%20do%0A%20%20%20%20%20%20get%20'new'%0A%20%20%20%20%20%20response.should%20have_tag(%22title%22,%20/Sign%20up/)%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oft-page-break/></text:p>
        <text:p text:style-name="Preformatted_20_Text"><text:s text:c="2"/>describe "GET 'new'" do</text:p>
        <text:p text:style-name="Preformatted_20_Text"/>
        <text:p text:style-name="Preformatted_20_Text"><text:s text:c="4"/>it "should be successful" do</text:p>
        <text:p text:style-name="Preformatted_20_Text"><text:s text:c="6"/>get 'new'</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new'</text:p>
        <text:p text:style-name="Preformatted_20_Text"><text:s text:c="6"/>response.should have_tag("title", /Sign up/)</text:p>
        <text:p text:style-name="Preformatted_20_Text"><text:s text:c="4"/>end</text:p>
        <text:p text:style-name="Preformatted_20_Text"><text:s text:c="2"/>end</text:p>
        <text:p text:style-name="P6">end</text:p>
        <text:section text:style-name="Sect1" text:name="sec:tests_with_factories">
          <text:p text:style-name="Text_20_body"/>
        </text:section>
        <text:h text:style-name="Heading_20_3" text:outline-level="3"><text:bookmark text:name="sec:7.3.1"/><text:a xlink:type="simple" xlink:href="http://railstutorial.org/chapters/modeling-and-viewing-users-two?version=2.3#sec:tests_with_factories">7.3.1 Testing the user show page (with factories)</text:a></text:h>
        <text:p text:style-name="Text_20_body">One goal of automated testing is to test each component separately if possible, so that, for example, model tests query the database (since that’s one of the things models do) but controller/view tests do not.<text:bookmark text:name="fnref:7.13"/><text:a xlink:type="simple" xlink:href="http://railstutorial.org/chapters/modeling-and-viewing-users-two?version=2.3#fn:7.13">13</text:a> As seen in <text:a xlink:type="simple" xlink:href="http://railstutorial.org/chapters/modeling-and-viewing-users-two?version=2.3#code:user_show_reminder">Listing 7.14</text:a>, the Users controller <text:span text:style-name="Source_20_Text">show</text:span> action needs an instance of the User model, so the tests for this action will require that we create an <text:span text:style-name="Source_20_Text">@user</text:span> variable somehow. We’ll accomplish this with a user <text:span text:style-name="Emphasis">factory</text:span>, which is a convenient way to insert a user object into our test database.<text:bookmark text:name="fnref:7.14"/><text:a xlink:type="simple" xlink:href="http://railstutorial.org/chapters/modeling-and-viewing-users-two?version=2.3#fn:7.14">14</text:a></text:p>
        <text:section text:style-name="Sect1" text:name="code:user_show_reminder">
          <text:p text:style-name="Text_20_body"/>
        </text:section>
        <text:p text:style-name="Text_20_body">Listing 7.14. The user <text:span text:style-name="Source_20_Text">show</text:span> action from <text:a xlink:type="simple" xlink:href="http://railstutorial.org/chapters/modeling-and-viewing-users-one?version=2.3#code:user_show_action">Listing 6.23</text:a>. <text:line-break/><text:span text:style-name="Source_20_Text">app/controllers/users_controller.rb</text:span> <draw:frame draw:name="clippy" text:anchor-type="as-char" svg:width="1.1457in" svg:height="0.1457in" draw:z-index="16"><draw:plugin xlink:href="http://railstutorial.org/flash/clippy.swf" xlink:type="simple" xlink:show="embed" xlink:actuate="onLoad" draw:mime-type="application/x-shockwave-flash"><draw:param draw:name="bgcolor" draw:value="#ffffff"/><draw:param draw:name="flashvars" draw:value="text=class%20UsersController%20%3C%20ApplicationController%0A%0A%20%20def%20show%0A%20%20%20%20@user%20=%20User.find(params[:id])%0A%20%20end%0A%20%20.%0A%20%20.%0A%20%20.%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
        <text:p text:style-name="Preformatted_20_Text"><text:s text:c="2"/>def show</text:p>
        <text:p text:style-name="Preformatted_20_Text"><text:s text:c="4"/>@user = User.find(params[:id])</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We’ll be using the factories generated by <text:a xlink:type="simple" xlink:href="http://github.com/thoughtbot/factory_girl">Factory Girl</text:a>,<text:bookmark text:name="fnref:7.15"/><text:a xlink:type="simple" xlink:href="http://railstutorial.org/chapters/modeling-and-viewing-users-two?version=2.3#fn:7.15">15</text:a> a Ruby gem produced by the good people at <text:a xlink:type="simple" xlink:href="http://thoughtbot.com/">thoughtbot</text:a>. As with other Ruby gems, we can install it using the <text:span text:style-name="Source_20_Text">gem</text:span> command:<text:bookmark text:name="fnref:7.16"/><text:a xlink:type="simple" xlink:href="http://railstutorial.org/chapters/modeling-and-viewing-users-two?version=2.3#fn:7.16">16</text:a></text:p>
        <text:p text:style-name="P6">$ [sudo] gem install factory_girl -v 1.2.3</text:p>
        <text:p text:style-name="Text_20_body">Next, we need to tell Rails about Factory Girl, which we can do by using a special gem configuration command in the environment file for our tests, as seen in <text:a xlink:type="simple" xlink:href="http://railstutorial.org/chapters/modeling-and-viewing-users-two?version=2.3#code:config_gem_factory_girl">Listing 7.15</text:a>.<text:bookmark text:name="fnref:7.17"/><text:a xlink:type="simple" xlink:href="http://railstutorial.org/chapters/modeling-and-viewing-users-two?version=2.3#fn:7.17">17</text:a></text:p>
        <text:section text:style-name="Sect1" text:name="code:config_gem_factory_girl">
          <text:p text:style-name="Text_20_body"/>
        </text:section>
        <text:p text:style-name="Text_20_body">Listing 7.15. Including the Factory Girl gem into the test environment file. <text:line-break/><text:span text:style-name="Source_20_Text">config/environments/test.rb</text:span> <draw:frame draw:name="clippy" text:anchor-type="as-char" svg:width="1.1457in" svg:height="0.1457in" draw:z-index="17"><draw:plugin xlink:href="http://railstutorial.org/flash/clippy.swf" xlink:type="simple" xlink:show="embed" xlink:actuate="onLoad" draw:mime-type="application/x-shockwave-flash"><draw:param draw:name="bgcolor" draw:value="#ffffff"/><draw:param draw:name="flashvars" draw:value="text=%23%20Settings%20specified%20here%20will%20take%20precedence%20over%20those%20in%0A%23%20config/environment.rb%0A%0Aconfig.gem%20'factory_girl'%0A"/><draw:param draw:name="pluginspage" draw:value="http://www.macromedia.com/go/getflashplayer"/><draw:param draw:name="allowscriptaccess" draw:value="always"/><draw:param draw:name="quality" draw:value="high"/></draw:plugin></draw:frame> </text:p>
        <text:p text:style-name="Preformatted_20_Text"># Settings specified here will take precedence over those in</text:p>
        <text:p text:style-name="Preformatted_20_Text"># config/environment.rb</text:p>
        <text:p text:style-name="Preformatted_20_Text"/>
        <text:p text:style-name="P6">config.gem 'factory_girl'</text:p>
        <text:p text:style-name="Text_20_body"><text:soft-page-break/>Now we’re ready to create the file <text:span text:style-name="Source_20_Text">spec/factories.rb</text:span> and define a User factory, as shown in <text:a xlink:type="simple" xlink:href="http://railstutorial.org/chapters/modeling-and-viewing-users-two?version=2.3#code:user_factory">Listing 7.16</text:a>. By putting the <text:span text:style-name="Source_20_Text">factories.rb</text:span> file in the <text:span text:style-name="Source_20_Text">spec/</text:span> directory, we arrange for RSpec to load our factories automatically whenever the tests run.</text:p>
        <text:section text:style-name="Sect1" text:name="code:user_factory">
          <text:p text:style-name="Text_20_body"/>
        </text:section>
        <text:p text:style-name="Text_20_body">Listing 7.16. A factory to simulate User model objects. <text:line-break/><text:span text:style-name="Source_20_Text">spec/factories.rb</text:span>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23%20By%20using%20the%20symbol%20':user',%20we%20get%20Factory%20Girl%20to%20simulate%20the%20User%20model.%0AFactory.define%20:user%20do%20%7Cuser%7C%0A%20%20user.name%20%20%20%20%20%20%20%20%20%20%20%20%20%20%20%20%20%20%22Michael%20Hartl%22%0A%20%20user.email%20%20%20%20%20%20%20%20%20%20%20%20%20%20%20%20%20%22mhartl@example.com%22%0A%20%20user.password%20%20%20%20%20%20%20%20%20%20%20%20%20%20%22foobar%22%0A%20%20user.password_confirmation%20%22foobar%22%0Aend%0A"/><draw:param draw:name="pluginspage" draw:value="http://www.macromedia.com/go/getflashplayer"/><draw:param draw:name="allowscriptaccess" draw:value="always"/><draw:param draw:name="quality" draw:value="high"/></draw:plugin></draw:frame> </text:p>
        <text:p text:style-name="Preformatted_20_Text"># By using the symbol ':user', we get Factory Girl to simulate the User model.</text:p>
        <text:p text:style-name="Preformatted_20_Text">Factory.define :user do |user|</text:p>
        <text:p text:style-name="Preformatted_20_Text"><text:s text:c="2"/>user.name <text:s text:c="17"/>"Michael Hartl"</text:p>
        <text:p text:style-name="Preformatted_20_Text"><text:s text:c="2"/>user.email <text:s text:c="16"/>"mhartl@example.com"</text:p>
        <text:p text:style-name="Preformatted_20_Text"><text:s text:c="2"/>user.password <text:s text:c="13"/>"foobar"</text:p>
        <text:p text:style-name="Preformatted_20_Text"><text:s text:c="2"/>user.password_confirmation "foobar"</text:p>
        <text:p text:style-name="P6">end</text:p>
        <text:p text:style-name="Text_20_body">With the definition in <text:a xlink:type="simple" xlink:href="http://railstutorial.org/chapters/modeling-and-viewing-users-two?version=2.3#code:user_factory">Listing 7.16</text:a>, we can create a User factory in the tests like this:</text:p>
        <text:p text:style-name="P6">@user = Factory(:user)</text:p>
        <text:p text:style-name="Text_20_body">As noted in the comment in the first line of <text:a xlink:type="simple" xlink:href="http://railstutorial.org/chapters/modeling-and-viewing-users-two?version=2.3#code:user_factory">Listing 7.16</text:a>, by using the symbol <text:span text:style-name="Source_20_Text">:user</text:span> we ensure that Factory Girl will guess that we want to use the User model, so in this case <text:span text:style-name="Source_20_Text">@user</text:span> will simulate an instance of <text:span text:style-name="Source_20_Text">User</text:span>.</text:p>
        <text:p text:style-name="Text_20_body">To use our new User factory in the Users controller spec, we’ll create an <text:span text:style-name="Source_20_Text">@user</text:span> variable in a <text:span text:style-name="Source_20_Text">before(:each)</text:span> block, stub it out (details below), and then <text:span text:style-name="Source_20_Text">get</text:span> the show page and verify success (just as we did with the <text:span text:style-name="Source_20_Text">new</text:span> page in <text:a xlink:type="simple" xlink:href="http://railstutorial.org/chapters/modeling-and-viewing-users-two?version=2.3#code:get_new_user_spec_review">Listing 7.13</text:a>). The result appears in <text:a xlink:type="simple" xlink:href="http://railstutorial.org/chapters/modeling-and-viewing-users-two?version=2.3#code:get_show_test">Listing 7.17</text:a>.</text:p>
        <text:section text:style-name="Sect1" text:name="code:get_show_test">
          <text:p text:style-name="Text_20_body"/>
        </text:section>
        <text:p text:style-name="Text_20_body">Listing 7.17. A test for <text:span text:style-name="Source_20_Text">get</text:span>ting the user <text:span text:style-name="Source_20_Text">show</text:span> page, with a factory and a stub. <text:line-break/><text:span text:style-name="Source_20_Text">spec/controllers/users_controller_spec.rb</text:span> <draw:frame draw:name="clippy" text:anchor-type="as-char" svg:width="1.1457in" svg:height="0.1457in" draw:z-index="19"><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0A%20%20describe%20%22GET%20'show'%22%20do%0A%20%20%20%20%0A%20%20%20%20before(:each)%20do%0A%20%20%20%20%20%20@user%20=%20Factory(:user)%0A%20%20%20%20%20%20%23%20Arrange%20for%20User.find(params[:id])%20to%20find%20the%20right%20user.%0A%20%20%20%20%20%20User.stub!(:find,%20@user.id).and_return(@user)%0A%20%20%20%20end%0A%20%20%20%20%0A%20%20%20%20it%20%22should%20be%20successful%22%20do%0A%20%20%20%20%20%20get%20:show,%20:id%20=%3E%20@user%0A%20%20%20%20%20%20response.should%20be_success%0A%20%20%20%20end%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
        <text:p text:style-name="Preformatted_20_Text"><text:s text:c="2"/>describe "GET 'show'" do</text:p>
        <text:p text:style-name="Preformatted_20_Text"/>
        <text:p text:style-name="Preformatted_20_Text"><text:s text:c="4"/>before(:each) do</text:p>
        <text:p text:style-name="Preformatted_20_Text"><text:s text:c="6"/>@user = Factory(:user)</text:p>
        <text:p text:style-name="Preformatted_20_Text"><text:s text:c="6"/># Arrange for User.find(params[:id]) to find the right user.</text:p>
        <text:p text:style-name="Preformatted_20_Text"><text:s text:c="6"/>User.stub!(:find, @user.id).and_return(@user)</text:p>
        <text:p text:style-name="Preformatted_20_Text"><text:s text:c="4"/>end</text:p>
        <text:p text:style-name="Preformatted_20_Text"/>
        <text:p text:style-name="Preformatted_20_Text"><text:s text:c="4"/>it "should be successful" do</text:p>
        <text:p text:style-name="Preformatted_20_Text"><text:s text:c="6"/>get :show, :id =&gt; @user</text:p>
        <text:p text:style-name="Preformatted_20_Text"><text:s text:c="6"/>response.should be_success</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Apart from the first use of a factory, the real novelty here is the use of a <text:a xlink:type="simple" xlink:href="http://rspec.info/documentation/mocks/stubs.html"><text:span text:style-name="Emphasis">stub</text:span></text:a>, which is a facility <text:soft-page-break/>provided by RSpec to avoid hits to the database. The code</text:p>
        <text:p text:style-name="P6">User.stub!(:find, @user.id).and_return(@user)</text:p>
        <text:p text:style-name="Text_20_body">ensures that any call to <text:span text:style-name="Source_20_Text">User.find</text:span> with the given <text:span text:style-name="Source_20_Text">id</text:span> will return <text:span text:style-name="Source_20_Text">@user</text:span>. Since this is just what we have in the application code (<text:a xlink:type="simple" xlink:href="http://railstutorial.org/chapters/modeling-and-viewing-users-two?version=2.3#code:user_show_reminder">Listing 7.14</text:a>), the stub will cause RSpec to intercept the call to <text:span text:style-name="Source_20_Text">User.find</text:span> and, instead of hitting the database, returning <text:span text:style-name="Source_20_Text">@user</text:span> instead.</text:p>
        <text:p text:style-name="Text_20_body">There are two other details worth noting. First, in the call to <text:span text:style-name="Source_20_Text">get</text:span>, the test uses the <text:span text:style-name="Emphasis">symbol</text:span> <text:span text:style-name="Source_20_Text">:show</text:span> instead of the string <text:span text:style-name="Source_20_Text">’show’</text:span>, which is different from the convention in the other tests (for example, in <text:a xlink:type="simple" xlink:href="http://railstutorial.org/chapters/static-pages?version=2.3#code:default_pages_controller_spec">Listing 3.7</text:a> we wrote <text:span text:style-name="Source_20_Text">get ’home’</text:span>). Both</text:p>
        <text:p text:style-name="P6">get :show</text:p>
        <text:p text:style-name="Text_20_body">and</text:p>
        <text:p text:style-name="P6">get 'show'</text:p>
        <text:p text:style-name="Text_20_body">do the same thing, but when testing the canonical REST actions (<text:a xlink:type="simple" xlink:href="http://railstutorial.org/chapters/modeling-and-viewing-users-one?version=2.3#table:RESTful_users">Table 6.2</text:a>) I prefer to use symbols, which for some reason feel more natural in this context.<text:bookmark text:name="fnref:7.18"/><text:a xlink:type="simple" xlink:href="http://railstutorial.org/chapters/modeling-and-viewing-users-two?version=2.3#fn:7.18">18</text:a> Second, note that the value of the hash key <text:span text:style-name="Source_20_Text">:id</text:span>, instead of being the user’s <text:span text:style-name="Source_20_Text">id</text:span> attribute <text:span text:style-name="Source_20_Text">@user.id</text:span>, is the user object itself:</text:p>
        <text:p text:style-name="P6">get :show, :id =&gt; @user</text:p>
        <text:p text:style-name="Text_20_body">We could use the code</text:p>
        <text:p text:style-name="P6">get :show, :id =&gt; @user.id</text:p>
        <text:p text:style-name="Text_20_body">to accomplish the same thing, but in this context Rails automatically converts the user object to the corresponding id.<text:bookmark text:name="fnref:7.19"/><text:a xlink:type="simple" xlink:href="http://railstutorial.org/chapters/modeling-and-viewing-users-two?version=2.3#fn:7.19">19</text:a> Using the more succinct construction</text:p>
        <text:p text:style-name="P6">get :show, :id =&gt; @user</text:p>
        <text:p text:style-name="Text_20_body">is a very common Rails idiom.</text:p>
        <text:p text:style-name="Text_20_body">Because of the code we added in <text:a xlink:type="simple" xlink:href="http://railstutorial.org/chapters/modeling-and-viewing-users-one?version=2.3#code:user_show_action">Listing 6.23</text:a>, the test in this section already passes. If you’re feeling paranoid, you can comment out the line</text:p>
        <text:p text:style-name="P6">@user = User.find(params[:id])</text:p>
        <text:p text:style-name="Text_20_body">and verify that the test fails, then uncomment it to get it to pass. (We went through this same process once before, in <text:a xlink:type="simple" xlink:href="http://railstutorial.org/chapters/modeling-and-viewing-users-one?version=2.3#sec:presence_validation">Section 6.2.1</text:a>.)</text:p>
        <text:section text:style-name="Sect1" text:name="sec:a_name_and_a_gravatar">
          <text:p text:style-name="Text_20_body"/>
        </text:section>
        <text:h text:style-name="Heading_20_3" text:outline-level="3"><text:bookmark text:name="sec:7.3.2"/><text:a xlink:type="simple" xlink:href="http://railstutorial.org/chapters/modeling-and-viewing-users-two?version=2.3#sec:a_name_and_a_gravatar">7.3.2 A name and a Gravatar</text:a></text:h>
        <text:p text:style-name="Text_20_body">In this section, we’ll improve the look of the user show page by adding a heading with the user’s name and profile image. This is one of those situations where I can go either way on test-driven development, and often when making views I’ll experiment with the HTML before bothering with tests. Let’s stick with the TDD theme for now, and test for a second-level heading (<text:span text:style-name="Source_20_Text">h2</text:span> tag) containing the user’s name and an <text:span text:style-name="Source_20_Text">img</text:span> tag of class <text:span text:style-name="Source_20_Text">gravatar</text:span>. (We’ll talk momentarily about what this second part means.)</text:p>
        <text:p text:style-name="Text_20_body">To view a working user show page in a browser, we’ll need to create a sample user in the development database. To do this, first reset the database with <text:span text:style-name="Source_20_Text">rake db:reset</text:span>, which will clear out any old sample users from previous sessions, and then start the console (<text:span text:style-name="Emphasis">not</text:span> in a sandbox this time) and create <text:soft-page-break/>the user:</text:p>
        <text:p text:style-name="Preformatted_20_Text">$ rake db:reset</text:p>
        <text:p text:style-name="Preformatted_20_Text">$ script/console</text:p>
        <text:p text:style-name="Preformatted_20_Text">&gt;&gt; User.create(:name =&gt; "Example User", :email =&gt; "user@example.com",</text:p>
        <text:p text:style-name="P6">?&gt; <text:s text:c="12"/>:password =&gt; "foobar", :password_confirmation =&gt; "foobar")</text:p>
        <text:p text:style-name="Text_20_body">The tests in this section are similar to the tests for the <text:span text:style-name="Source_20_Text">new</text:span> page seen in <text:a xlink:type="simple" xlink:href="http://railstutorial.org/chapters/filling-in-the-layout?version=2.3#code:signup_title_test">Listing 5.25</text:a>. In particular, we use the <text:span text:style-name="Source_20_Text">have_tag</text:span> method to check the title and the content of the <text:span text:style-name="Source_20_Text">h2</text:span> tag, as seen in <text:a xlink:type="simple" xlink:href="http://railstutorial.org/chapters/modeling-and-viewing-users-two?version=2.3#code:user_show_tests">Listing 7.18</text:a>.</text:p>
        <text:section text:style-name="Sect1" text:name="code:user_show_tests">
          <text:p text:style-name="Text_20_body"/>
        </text:section>
        <text:p text:style-name="Text_20_body">Listing 7.18. Tests for the user show page. <text:line-break/><text:span text:style-name="Source_20_Text">spec/controllers/users_controller_spec.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0A%20%20describe%20%22GET%20'show'%22%20do%0A%20%20%20%20.%0A%20%20%20%20.%0A%20%20%20%20.%0A%20%20%20%20it%20%22should%20have%20the%20right%20title%22%20do%0A%20%20%20%20%20%20get%20:show,%20:id%20=%3E%20@user%0A%20%20%20%20%20%20response.should%20have_tag(%22title%22,%20/%23%7B@user.name%7D/)%0A%20%20%20%20end%0A%20%20%20%20%0A%20%20%20%20it%20%22should%20include%20the%20user's%20name%22%20do%0A%20%20%20%20%20%20get%20:show,%20:id%20=%3E%20@user%0A%20%20%20%20%20%20response.should%20have_tag(%22h2%22,%20/%23%7B@user.name%7D/)%0A%20%20%20%20end%0A%20%20%20%20%0A%20%20%20%20it%20%22should%20have%20a%20profile%20image%22%20do%0A%20%20%20%20%20%20get%20:show,%20:id%20=%3E%20@user%0A%20%20%20%20%20%20response.should%20have_tag(%22h2%3Eimg%22,%20:class%20=%3E%20%22gravatar%22)%0A%20%20%20%20end%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
        <text:p text:style-name="Preformatted_20_Text"><text:s text:c="2"/>describe "GET 'show'" do</text:p>
        <text:p text:style-name="Preformatted_20_Text"><text:s text:c="4"/>.</text:p>
        <text:p text:style-name="Preformatted_20_Text"><text:s text:c="4"/>.</text:p>
        <text:p text:style-name="Preformatted_20_Text"><text:s text:c="4"/>.</text:p>
        <text:p text:style-name="Preformatted_20_Text"><text:s text:c="4"/>it "should have the right title" do</text:p>
        <text:p text:style-name="Preformatted_20_Text"><text:s text:c="6"/>get :show, :id =&gt; @user</text:p>
        <text:p text:style-name="Preformatted_20_Text"><text:s text:c="6"/>response.should have_tag("title", /#{@user.name}/)</text:p>
        <text:p text:style-name="Preformatted_20_Text"><text:s text:c="4"/>end</text:p>
        <text:p text:style-name="Preformatted_20_Text"/>
        <text:p text:style-name="Preformatted_20_Text"><text:s text:c="4"/>it "should include the user's name" do</text:p>
        <text:p text:style-name="Preformatted_20_Text"><text:s text:c="6"/>get :show, :id =&gt; @user</text:p>
        <text:p text:style-name="Preformatted_20_Text"><text:s text:c="6"/>response.should have_tag("h2", /#{@user.name}/)</text:p>
        <text:p text:style-name="Preformatted_20_Text"><text:s text:c="4"/>end</text:p>
        <text:p text:style-name="Preformatted_20_Text"/>
        <text:p text:style-name="Preformatted_20_Text"><text:s text:c="4"/>it "should have a profile image" do</text:p>
        <text:p text:style-name="Preformatted_20_Text"><text:s text:c="6"/>get :show, :id =&gt; @user</text:p>
        <text:p text:style-name="Preformatted_20_Text"><text:s text:c="6"/>response.should have_tag("h2&gt;img", :class =&gt; "gravatar")</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The first new construction is</text:p>
        <text:p text:style-name="P6">/#{@user.name}/</text:p>
        <text:p text:style-name="Text_20_body">to interpolate the user name into a regular expression. This works much like</text:p>
        <text:p text:style-name="P6">"#{@name} &lt;#{@email}&gt;"</text:p>
        <text:p text:style-name="Text_20_body">from <text:a xlink:type="simple" xlink:href="http://railstutorial.org/chapters/rails-flavored-ruby?version=2.3#code:example_user">Listing 4.8</text:a>, which interpolates the name and email into a string. RSpec’s <text:span text:style-name="Source_20_Text">have_tag</text:span> method uses the resulting regular expression to test for a match, in this case verifying the presence of an <text:span text:style-name="Source_20_Text">h2</text:span> tag containing the user’s name. The other new element is the code <text:span text:style-name="Source_20_Text">h2&gt;img</text:span>, which makes sure that the <text:span text:style-name="Source_20_Text">img</text:span> tag is <text:span text:style-name="Emphasis">inside</text:span> the <text:span text:style-name="Source_20_Text">h2</text:span> tag.<text:bookmark text:name="fnref:7.20"/><text:a xlink:type="simple" xlink:href="http://railstutorial.org/chapters/modeling-and-viewing-users-two?version=2.3#fn:7.20">20</text:a></text:p>
        <text:p text:style-name="Text_20_body">We can get the first test to pass by setting the <text:span text:style-name="Source_20_Text">@title</text:span> variable for use in the <text:span text:style-name="Source_20_Text">title</text:span> helper <text:soft-page-break/>(<text:a xlink:type="simple" xlink:href="http://railstutorial.org/chapters/rails-flavored-ruby?version=2.3#sec:title_helper">Section 4.1.1</text:a>), in this case setting it to the user’s name (<text:a xlink:type="simple" xlink:href="http://railstutorial.org/chapters/modeling-and-viewing-users-two?version=2.3#code:user_show_title">Listing 7.19</text:a>).</text:p>
        <text:section text:style-name="Sect1" text:name="code:user_show_title">
          <text:p text:style-name="Text_20_body"/>
        </text:section>
        <text:p text:style-name="Text_20_body">Listing 7.19. A title for the user show page. <text:line-break/><text:span text:style-name="Source_20_Text">app/controllers/users_controller.rb</text:span> <draw:frame draw:name="clippy" text:anchor-type="as-char" svg:width="1.1457in" svg:height="0.1457in" draw:z-index="21"><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def%20show%0A%20%20%20%20@user%20=%20User.find(params[:id])%0A%20%20%20%20@title%20=%20@user.name%0A%20%20end%0A%20%20.%0A%20%20.%0A%20%20.%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
        <text:p text:style-name="Preformatted_20_Text"><text:s text:c="2"/>def show</text:p>
        <text:p text:style-name="Preformatted_20_Text"><text:s text:c="4"/>@user = User.find(params[:id])</text:p>
        <text:p text:style-name="Preformatted_20_Text"><text:s text:c="4"/>@title = @user.name</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This code introduces a potential problem: a user could enter a name with malicious code—called a <text:a xlink:type="simple" xlink:href="http://en.wikipedia.org/wiki/Cross-site_scripting">cross-site scripting</text:a> attack—which would be injected into our application by the <text:span text:style-name="Source_20_Text">title</text:span> helper defined in <text:a xlink:type="simple" xlink:href="http://railstutorial.org/chapters/rails-flavored-ruby?version=2.3#code:title_helper">Listing 4.2</text:a>. The solution is to <text:span text:style-name="Emphasis">escape</text:span> potentially problematic code using the <text:span text:style-name="Source_20_Text">h</text:span> method (short for <text:span text:style-name="Source_20_Text">html_escape</text:span>), as seen in <text:a xlink:type="simple" xlink:href="http://railstutorial.org/chapters/modeling-and-viewing-users-two?version=2.3#code:title_helper_escaped">Listing 7.20</text:a>.<text:bookmark text:name="fnref:7.21"/><text:a xlink:type="simple" xlink:href="http://railstutorial.org/chapters/modeling-and-viewing-users-two?version=2.3#fn:7.21">21</text:a></text:p>
        <text:section text:style-name="Sect1" text:name="code:title_helper_escaped">
          <text:p text:style-name="Text_20_body"/>
        </text:section>
        <text:p text:style-name="Text_20_body">Listing 7.20. The title helper using <text:span text:style-name="Source_20_Text">h</text:span> to escape the HTML. <text:line-break/><text:span text:style-name="Source_20_Text">app/helpers/application_helper.rb</text:span> <draw:frame draw:name="clippy" text:anchor-type="as-char" svg:width="1.1457in" svg:height="0.1457in" draw:z-index="22"><draw:plugin xlink:href="http://railstutorial.org/flash/clippy.swf" xlink:type="simple" xlink:show="embed" xlink:actuate="onLoad" draw:mime-type="application/x-shockwave-flash"><draw:param draw:name="bgcolor" draw:value="#ffffff"/><draw:param draw:name="flashvars" draw:value="text=module%20ApplicationHelper%0A%0A%20%20%23%20Return%20a%20title%20on%20a%20per%2Dpage%20basis.%0A%20%20def%20title%0A%20%20%20%20base_title%20=%20%22Ruby%20on%20Rails%20Tutorial%20Sample%20App%22%0A%20%20%20%20if%20@title.nil?%0A%20%20%20%20%20%20base_title%0A%20%20%20%20else%0A%20%20%20%20%20%20%22%23%7Bbase_title%7D%20%7C%20%23%7Bh(@title)%7D%22%0A%20%20%20%20end%0A%20%20end%0Aend%0A"/><draw:param draw:name="pluginspage" draw:value="http://www.macromedia.com/go/getflashplayer"/><draw:param draw:name="allowscriptaccess" draw:value="always"/><draw:param draw:name="quality" draw:value="high"/></draw:plugin></draw:frame> </text:p>
        <text:p text:style-name="Preformatted_20_Text">module ApplicationHelper</text:p>
        <text:p text:style-name="Preformatted_20_Text"/>
        <text:p text:style-name="Preformatted_20_Text"><text:s text:c="2"/># Return a title on a per-page basis.</text:p>
        <text:p text:style-name="Preformatted_20_Text"><text:s text:c="2"/>def title</text:p>
        <text:p text:style-name="Preformatted_20_Text"><text:s text:c="4"/>base_title = "Ruby on Rails Tutorial Sample App"</text:p>
        <text:p text:style-name="Preformatted_20_Text"><text:s text:c="4"/>if @title.nil?</text:p>
        <text:p text:style-name="Preformatted_20_Text"><text:s text:c="6"/>base_title</text:p>
        <text:p text:style-name="Preformatted_20_Text"><text:s text:c="4"/>else</text:p>
        <text:p text:style-name="Preformatted_20_Text"><text:s text:c="6"/>"#{base_title} | #{h(@title)}"</text:p>
        <text:p text:style-name="Preformatted_20_Text"><text:s text:c="4"/>end</text:p>
        <text:p text:style-name="Preformatted_20_Text"><text:s text:c="2"/>end</text:p>
        <text:p text:style-name="P6">end</text:p>
        <text:p text:style-name="Text_20_body">The <text:span text:style-name="Source_20_Text">h</text:span> method converts, e.g., <text:span text:style-name="Source_20_Text">&lt;script&gt;</text:span> to <text:span text:style-name="Source_20_Text">&amp;lt;script&amp;gt;</text:span>, rendering any malicious scripts completely harmless.</text:p>
        <text:p text:style-name="Text_20_body">Now for the other tests. Creating an <text:span text:style-name="Source_20_Text">h2</text:span> with the (escaped) user name is easy (<text:a xlink:type="simple" xlink:href="http://railstutorial.org/chapters/modeling-and-viewing-users-two?version=2.3#code:user_show_view_with_name">Listing 7.21</text:a>).</text:p>
        <text:section text:style-name="Sect1" text:name="code:user_show_view_with_name">
          <text:p text:style-name="Text_20_body"/>
        </text:section>
        <text:p text:style-name="Text_20_body">Listing 7.21. The user show view with the user’s name. <text:line-break/><text:span text:style-name="Source_20_Text">app/views/users/show.html.erb</text:span> <draw:frame draw:name="clippy" text:anchor-type="as-char" svg:width="1.1457in" svg:height="0.1457in" draw:z-index="23"><draw:plugin xlink:href="http://railstutorial.org/flash/clippy.swf" xlink:type="simple" xlink:show="embed" xlink:actuate="onLoad" draw:mime-type="application/x-shockwave-flash"><draw:param draw:name="bgcolor" draw:value="#ffffff"/><draw:param draw:name="flashvars" draw:value="text=%3Ch2%3E%0A%20%20%3C%25=%20h%20@user.name%20%25%3E%0A%3C/h2%3E%0A"/><draw:param draw:name="pluginspage" draw:value="http://www.macromedia.com/go/getflashplayer"/><draw:param draw:name="allowscriptaccess" draw:value="always"/><draw:param draw:name="quality" draw:value="high"/></draw:plugin></draw:frame> </text:p>
        <text:p text:style-name="Preformatted_20_Text">&lt;h2&gt;</text:p>
        <text:p text:style-name="Preformatted_20_Text"><text:s text:c="2"/>&lt;%= h @user.name %&gt;</text:p>
        <text:p text:style-name="P6">&lt;/h2&gt;</text:p>
        <text:p text:style-name="Text_20_body">Getting the <text:span text:style-name="Source_20_Text">img</text:span> test to pass is trickier. The first step is to install a plugin to handle each user’s <text:a xlink:type="simple" xlink:href="http://en.gravatar.com/">Gravatar</text:a>,<text:bookmark text:name="fnref:7.22"/><text:a xlink:type="simple" xlink:href="http://railstutorial.org/chapters/modeling-and-viewing-users-two?version=2.3#fn:7.22">22</text:a> which is a “globally recognized avatar”:<text:bookmark text:name="fnref:7.23"/><text:a xlink:type="simple" xlink:href="http://railstutorial.org/chapters/modeling-and-viewing-users-two?version=2.3#fn:7.23">23</text:a></text:p>
        <text:p text:style-name="Preformatted_20_Text">$ script/plugin install \</text:p>
        <text:p text:style-name="P6"><text:soft-page-break/>&gt; svn://rubyforge.org/var/svn/gravatarplugin/plugins/gravatar</text:p>
        <text:p text:style-name="Text_20_body">(If you get an error complaining that the <text:span text:style-name="Teletype">svn</text:span> command isn’t found, you may need to <text:a xlink:type="simple" xlink:href="http://subversion.apache.org/packages.html">install Subversion</text:a> for your system.)</text:p>
        <text:p text:style-name="Text_20_body">Gravatars are a convenient way to include user profile images without going through the trouble of managing image upload, cropping, and storage.<text:bookmark text:name="fnref:7.24"/><text:a xlink:type="simple" xlink:href="http://railstutorial.org/chapters/modeling-and-viewing-users-two?version=2.3#fn:7.24">24</text:a> The Gravatar plugin comes with a helper method called <text:span text:style-name="Source_20_Text">gravatar_for</text:span>, which we’ll use in our user show view, as seen in <text:a xlink:type="simple" xlink:href="http://railstutorial.org/chapters/modeling-and-viewing-users-two?version=2.3#code:user_show_view_with_gravatar">Listing 7.22</text:a>. The result (after stopping and restarting the development server to load the plugin) appears in <text:a xlink:type="simple" xlink:href="http://railstutorial.org/chapters/modeling-and-viewing-users-two?version=2.3#fig:user_show_default_gravatar">Figure 7.4</text:a>, which shows our example user with the default Gravatar image. And since the <text:span text:style-name="Source_20_Text">gravatar_for</text:span> helper automatically assigns its <text:span text:style-name="Source_20_Text">img</text:span> tag the class <text:span text:style-name="Source_20_Text">gravatar</text:span>, the tests from <text:a xlink:type="simple" xlink:href="http://railstutorial.org/chapters/modeling-and-viewing-users-two?version=2.3#code:user_show_tests">Listing 7.18</text:a> should now pass.</text:p>
        <text:section text:style-name="Sect1" text:name="code:user_show_view_with_gravatar">
          <text:p text:style-name="Text_20_body"/>
        </text:section>
        <text:p text:style-name="Text_20_body">Listing 7.22. The user show view with name and Gravatar. <text:line-break/><text:span text:style-name="Source_20_Text">app/views/users/show.html.erb</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3Ch2%3E%0A%20%20%3C%25=%20gravatar_for%20@user%20%25%3E%0A%20%20%3C%25=%20h%20@user.name%20%25%3E%0A%3C/h2%3E%0A"/><draw:param draw:name="pluginspage" draw:value="http://www.macromedia.com/go/getflashplayer"/><draw:param draw:name="allowscriptaccess" draw:value="always"/><draw:param draw:name="quality" draw:value="high"/></draw:plugin></draw:frame> </text:p>
        <text:p text:style-name="Preformatted_20_Text">&lt;h2&gt;</text:p>
        <text:p text:style-name="Preformatted_20_Text"><text:s text:c="2"/>&lt;%= gravatar_for @user %&gt;</text:p>
        <text:p text:style-name="Preformatted_20_Text"><text:s text:c="2"/>&lt;%= h @user.name %&gt;</text:p>
        <text:p text:style-name="P6">&lt;/h2&gt;</text:p>
        <text:section text:style-name="Sect1" text:name="fig:user_show_default_gravatar">
          <text:p text:style-name="Text_20_body"/>
        </text:section>
        <text:p text:style-name="P3"><draw:frame draw:style-name="fr1" draw:name="graphics4" text:anchor-type="as-char" svg:width="0.7862in" svg:height="0.3929in" draw:z-index="25"><draw:image xlink:href="http://railstutorial.org/images/figures/user_show_default_gravatar.png" xlink:type="simple" xlink:show="embed" xlink:actuate="onLoad"/><svg:title>user_show_default_gravatar</svg:title></draw:frame></text:p>
        <text:p text:style-name="Text_20_body">Figure 7.4: The initial user show page <text:a xlink:type="simple" xlink:href="http://localhost:3000/users/1"><text:span text:style-name="Teletype">/users/1</text:span></text:a> with the default Gravatar. <text:a xlink:type="simple" xlink:href="http://www.railstutorial.org/images/figures/user_show_default_gravatar-full.png">(full size)</text:a></text:p>
        <text:p text:style-name="Text_20_body">If this Gravatar business seems like magic, worry not. Let’s fire up the console to get a little more insight into what’s going on:</text:p>
        <text:p text:style-name="Preformatted_20_Text">&gt;&gt; user = User.first</text:p>
        <text:p text:style-name="Preformatted_20_Text">&gt;&gt; user.update_attributes(:email =&gt; "example@railstutorial.org",</text:p>
        <text:p text:style-name="Preformatted_20_Text">?&gt; <text:s text:c="23"/>:password =&gt; "foobar",</text:p>
        <text:p text:style-name="Preformatted_20_Text">?&gt; <text:s text:c="23"/>:password_confirmation =&gt; "foobar")</text:p>
        <text:p text:style-name="P6">=&gt; true</text:p>
        <text:p text:style-name="Text_20_body">Note that we can pull out the first (and, at this point, only) user in the database with the handy <text:span text:style-name="Source_20_Text">User.first</text:span> method. In the <text:span text:style-name="Source_20_Text">update_attributes</text:span> step we’ve reassigned the user’s email address, changing it to <text:span text:style-name="Source_20_Text">example@railstutorial.org</text:span>. As you can see from <text:a xlink:type="simple" xlink:href="http://railstutorial.org/chapters/modeling-and-viewing-users-two?version=2.3#fig:user_show_railstutorial_gravatar">Figure 7.5</text:a>, this change results in a new Gravatar being displayed: the Rails Tutorial logo. What’s going on is that Gravatar works by associating images with email addresses; since <text:span text:style-name="Source_20_Text">user@example.com</text:span> is an invalid email address (the <text:a xlink:type="simple" xlink:href="http://example.com/">example.com</text:a> domain is reserved for examples), there is no Gravatar for that email address. But at my Gravatar account I’ve associated the address <text:span text:style-name="Source_20_Text">example@railstutorial.org</text:span> with the Rails Tutorial logo, so when updating the example user with that email address the Gravatar changes automatically.</text:p>
        <text:section text:style-name="Sect1" text:name="fig:user_show_railstutorial_gravatar">
          <text:p text:style-name="Text_20_body"/>
        </text:section>
        <text:p text:style-name="P3"><draw:frame draw:style-name="fr1" draw:name="graphics5" text:anchor-type="as-char" svg:width="0.7862in" svg:height="0.3929in" draw:z-index="26"><draw:image xlink:href="http://railstutorial.org/images/figures/user_show_railstutorial_gravatar.png" xlink:type="simple" xlink:show="embed" xlink:actuate="onLoad"/><svg:title>user_show_railstutorial_gravatar</svg:title></draw:frame></text:p>
        <text:p text:style-name="Text_20_body">Figure 7.5: The user show page <text:a xlink:type="simple" xlink:href="http://localhost:3000/users/1"><text:span text:style-name="Teletype">/users/1</text:span></text:a> with the Rails Tutorial Gravatar. <text:a xlink:type="simple" xlink:href="http://www.railstutorial.org/images/figures/user_show_railstutorial_gravatar-full.png">(full size)</text:a></text:p>
        <text:p text:style-name="Text_20_body">If you’re wondering how the <text:span text:style-name="Source_20_Text">gravatar_for</text:span> helper works, you can get a hint from <text:a xlink:type="simple" xlink:href="http://railstutorial.org/chapters/modeling-and-viewing-users-two?version=2.3#code:gravatar_helper">Listing 7.23</text:a>, which is an excerpt from the Gravatar plugin. You can see that <text:span text:style-name="Source_20_Text">gravatar_for</text:span> calls the <text:span text:style-name="Source_20_Text">gravatar</text:span> <text:soft-page-break/>method (not shown) with the argument <text:span text:style-name="Source_20_Text">user.email</text:span>. In other words, since our User model already <text:span text:style-name="Emphasis">has</text:span> an <text:span text:style-name="Source_20_Text">email</text:span> attribute, the code <text:span text:style-name="Source_20_Text">gravatar_for(@user)</text:span> Just Works.™ (What would you do if there were no <text:span text:style-name="Source_20_Text">email</text:span> attribute on the User model? That’s a good question, and it’s left as an exercise (<text:a xlink:type="simple" xlink:href="http://railstutorial.org/chapters/modeling-and-viewing-users-two?version=2.3#sec:more_modeling_users_exercises">Section 7.5</text:a>).)</text:p>
        <text:section text:style-name="Sect1" text:name="code:gravatar_helper">
          <text:p text:style-name="Text_20_body"/>
        </text:section>
        <text:p text:style-name="Text_20_body">Listing 7.23. The definition of <text:span text:style-name="Source_20_Text">gravatar_for</text:span> from the Gravatar plugin source code. <text:line-break/><text:span text:style-name="Source_20_Text">vendor/plugins/gravatar/lib/gravatar.rb</text:span> <draw:frame draw:name="clippy" text:anchor-type="as-char" svg:width="1.1457in" svg:height="0.1457in" draw:z-index="27"><draw:plugin xlink:href="http://railstutorial.org/flash/clippy.swf" xlink:type="simple" xlink:show="embed" xlink:actuate="onLoad" draw:mime-type="application/x-shockwave-flash"><draw:param draw:name="bgcolor" draw:value="#ffffff"/><draw:param draw:name="flashvars" draw:value="text=%20%20%20%20.%0A%20%20%20%20.%0A%20%20%20%20.%0A%20%20%20%20%23%20Return%20the%20HTML%20img%20tag%20for%20the%20given%20user's%20gravatar.%20Presumes%20that%20%0A%20%20%20%20%23%20the%20given%20user%20object%20will%20respond_to%20%22email%22,%20and%20return%20the%20user's%0A%20%20%20%20%23%20email%20address.%0A%20%20%20%20def%20gravatar_for(user,%20options=%7B%7D)%0A%20%20%20%20%20%20gravatar(user.email,%20options)%0A%20%20%20%20end%0A%20%20%20%20.%0A%20%20%20%20.%0A%20%20%20%20.%0A"/><draw:param draw:name="pluginspage" draw:value="http://www.macromedia.com/go/getflashplayer"/><draw:param draw:name="allowscriptaccess" draw:value="always"/><draw:param draw:name="quality" draw:value="high"/></draw:plugin></draw:frame> </text:p>
        <text:p text:style-name="Preformatted_20_Text"><text:s text:c="4"/>.</text:p>
        <text:p text:style-name="Preformatted_20_Text"><text:s text:c="4"/>.</text:p>
        <text:p text:style-name="Preformatted_20_Text"><text:s text:c="4"/>.</text:p>
        <text:p text:style-name="Preformatted_20_Text"><text:s text:c="4"/># Return the HTML img tag for the given user's gravatar. Presumes that </text:p>
        <text:p text:style-name="Preformatted_20_Text"><text:s text:c="4"/># the given user object will respond_to "email", and return the user's</text:p>
        <text:p text:style-name="Preformatted_20_Text"><text:s text:c="4"/># email address.</text:p>
        <text:p text:style-name="Preformatted_20_Text"><text:s text:c="4"/>def gravatar_for(user, options={})</text:p>
        <text:p text:style-name="Preformatted_20_Text"><text:s text:c="6"/>gravatar(user.email, options)</text:p>
        <text:p text:style-name="Preformatted_20_Text"><text:s text:c="4"/>end</text:p>
        <text:p text:style-name="Preformatted_20_Text"><text:s text:c="4"/>.</text:p>
        <text:p text:style-name="Preformatted_20_Text"><text:s text:c="4"/>.</text:p>
        <text:p text:style-name="P6"><text:s text:c="4"/>.</text:p>
        <text:section text:style-name="Sect1" text:name="sec:a_user_sidebar">
          <text:p text:style-name="Text_20_body"/>
        </text:section>
        <text:h text:style-name="Heading_20_3" text:outline-level="3"><text:bookmark text:name="sec:7.3.3"/><text:a xlink:type="simple" xlink:href="http://railstutorial.org/chapters/modeling-and-viewing-users-two?version=2.3#sec:a_user_sidebar">7.3.3 A user sidebar</text:a></text:h>
        <text:p text:style-name="Text_20_body">Even though our tests are passing, and the user show page is much-improved, it’s still nice to polish it up just a bit more. In <text:a xlink:type="simple" xlink:href="http://railstutorial.org/chapters/modeling-and-viewing-users-two?version=2.3#code:user_show_with_sidebar">Listing 7.24</text:a>, we have a <text:span text:style-name="Source_20_Text">table</text:span> tag with one table row (<text:span text:style-name="Source_20_Text">tr</text:span>) and two table data cells (<text:span text:style-name="Source_20_Text">td</text:span>).<text:bookmark text:name="fnref:7.25"/><text:a xlink:type="simple" xlink:href="http://railstutorial.org/chapters/modeling-and-viewing-users-two?version=2.3#fn:7.25">25</text:a></text:p>
        <text:section text:style-name="Sect1" text:name="code:user_show_with_sidebar">
          <text:p text:style-name="Text_20_body"/>
        </text:section>
        <text:p text:style-name="Text_20_body">Listing 7.24. The user show page <text:a xlink:type="simple" xlink:href="http://localhost:3000/users/1"><text:span text:style-name="Teletype">/users/1</text:span></text:a> with a sidebar. <text:line-break/><text:span text:style-name="Source_20_Text">app/views/users/show.html.erb</text:span> <draw:frame draw:name="clippy" text:anchor-type="as-char" svg:width="1.1457in" svg:height="0.1457in" draw:z-index="28"><draw:plugin xlink:href="http://railstutorial.org/flash/clippy.swf" xlink:type="simple" xlink:show="embed" xlink:actuate="onLoad" draw:mime-type="application/x-shockwave-flash"><draw:param draw:name="bgcolor" draw:value="#ffffff"/><draw:param draw:name="flashvars" draw:value="text=%3Ctable%20class=%22profile%22%3E%0A%20%20%3Ctr%3E%0A%20%20%20%20%3Ctd%20class=%22main%22%3E%0A%20%20%20%20%20%20%3Ch2%3E%0A%20%20%20%20%20%20%20%20%3C%25=%20gravatar_for%20@user%20%25%3E%0A%20%20%20%20%20%20%20%20%3C%25=%20h%20@user.name%20%25%3E%0A%20%20%20%20%20%20%3C/h2%3E%0A%20%20%20%20%3C/td%3E%0A%20%20%20%20%3Ctd%20class=%22sidebar%20round%22%3E%0A%20%20%20%20%20%20%3Cstrong%3EName%3C/strong%3E%20%3C%25=%20h%20@user.name%20%25%3E%3Cbr%20/%3E%0A%20%20%20%20%20%20%3Cstrong%3EURL%3C/strong%3E%20%20%3C%25=%20link_to%20user_path(@user),%20@user%20%25%3E%0A%20%20%20%20%3C/td%3E%0A%20%20%3C/tr%3E%0A%3C/table%3E%0A"/><draw:param draw:name="pluginspage" draw:value="http://www.macromedia.com/go/getflashplayer"/><draw:param draw:name="allowscriptaccess" draw:value="always"/><draw:param draw:name="quality" draw:value="high"/></draw:plugin></draw:frame> </text:p>
        <text:p text:style-name="Preformatted_20_Text">&lt;table class="profile"&gt;</text:p>
        <text:p text:style-name="Preformatted_20_Text"><text:s text:c="2"/>&lt;tr&gt;</text:p>
        <text:p text:style-name="Preformatted_20_Text"><text:s text:c="4"/>&lt;td class="main"&gt;</text:p>
        <text:p text:style-name="Preformatted_20_Text"><text:s text:c="6"/>&lt;h2&gt;</text:p>
        <text:p text:style-name="Preformatted_20_Text"><text:s text:c="8"/>&lt;%= gravatar_for @user %&gt;</text:p>
        <text:p text:style-name="Preformatted_20_Text"><text:s text:c="8"/>&lt;%= h @user.name %&gt;</text:p>
        <text:p text:style-name="Preformatted_20_Text"><text:s text:c="6"/>&lt;/h2&gt;</text:p>
        <text:p text:style-name="Preformatted_20_Text"><text:s text:c="4"/>&lt;/td&gt;</text:p>
        <text:p text:style-name="Preformatted_20_Text"><text:s text:c="4"/>&lt;td class="sidebar round"&gt;</text:p>
        <text:p text:style-name="Preformatted_20_Text"><text:s text:c="6"/>&lt;strong&gt;Name&lt;/strong&gt; &lt;%= h @user.name %&gt;&lt;br /&gt;</text:p>
        <text:p text:style-name="Preformatted_20_Text"><text:s text:c="6"/>&lt;strong&gt;URL&lt;/strong&gt; <text:s/>&lt;%= link_to user_path(@user), @user %&gt;</text:p>
        <text:p text:style-name="Preformatted_20_Text"><text:s text:c="4"/>&lt;/td&gt;</text:p>
        <text:p text:style-name="Preformatted_20_Text"><text:s text:c="2"/>&lt;/tr&gt;</text:p>
        <text:p text:style-name="P6">&lt;/table&gt;</text:p>
        <text:p text:style-name="Text_20_body">Here we’ve used an HTML break tag <text:span text:style-name="Source_20_Text">&lt;br /&gt;</text:span> to put a break between the user’s name and URL. Also note the use of <text:span text:style-name="Source_20_Text">user_path</text:span> to make a clickable link so that users can easily share their profile URLs. This is only the first of many named routes (<text:a xlink:type="simple" xlink:href="http://railstutorial.org/chapters/filling-in-the-layout?version=2.3#sec:rails_routes">Section 5.2.2</text:a>) associated with the User resource (<text:a xlink:type="simple" xlink:href="http://railstutorial.org/chapters/modeling-and-viewing-users-one?version=2.3#code:users_resource">Listing 6.24</text:a>); we’ll see many more in the next few chapters. The code</text:p>
        <text:p text:style-name="P6">user_path(@user)</text:p>
        <text:p text:style-name="Text_20_body"><text:soft-page-break/>returns the path to the user, in this case <text:span text:style-name="Teletype">/users/1</text:span>. The related code</text:p>
        <text:p text:style-name="P6">user_url(@user)</text:p>
        <text:p text:style-name="Text_20_body">just returns the entire URL, <text:span text:style-name="Teletype">http://localhost:3000/users/1</text:span>. (Compare to the routes created in <text:a xlink:type="simple" xlink:href="http://railstutorial.org/chapters/filling-in-the-layout?version=2.3#sec:rails_routes">Section 5.2.2</text:a>.) Both are examples of the named routes created by the users resource in <text:a xlink:type="simple" xlink:href="http://railstutorial.org/chapters/modeling-and-viewing-users-one?version=2.3#code:users_resource">Listing 6.24</text:a>; a list of all the named routes appears in <text:a xlink:type="simple" xlink:href="http://railstutorial.org/chapters/modeling-and-viewing-users-two?version=2.3#table:named_routes">Table 7.1</text:a>.</text:p>
        <text:section text:style-name="Sect1" text:name="table:named_routes">
          <text:p text:style-name="Text_20_body"/>
        </text:section>
        <table:table table:name="Table1" table:style-name="Table1">
          <table:table-column table:style-name="Table1.A"/>
          <table:table-column table:style-name="Table1.B"/>
          <table:table-row>
            <table:table-cell table:style-name="Table1.A1" office:value-type="string">
              <text:p text:style-name="Table_20_Heading"><text:span text:style-name="Strong_20_Emphasis">Named route</text:span></text:p>
            </table:table-cell>
            <table:table-cell table:style-name="Table1.A1" office:value-type="string">
              <text:p text:style-name="Table_20_Heading"><text:span text:style-name="Strong_20_Emphasis">Path</text:span></text:p>
            </table:table-cell>
          </table:table-row>
          <table:table-row>
            <table:table-cell table:style-name="Table1.A1" office:value-type="string">
              <text:p text:style-name="Table_20_Contents"><text:span text:style-name="Source_20_Text">users_path</text:span></text:p>
            </table:table-cell>
            <table:table-cell table:style-name="Table1.A1" office:value-type="string">
              <text:p text:style-name="Table_20_Contents"><text:span text:style-name="Teletype">/users</text:span></text:p>
            </table:table-cell>
          </table:table-row>
          <table:table-row>
            <table:table-cell table:style-name="Table1.A1" office:value-type="string">
              <text:p text:style-name="Table_20_Contents"><text:span text:style-name="Source_20_Text">user_path(@user)</text:span></text:p>
            </table:table-cell>
            <table:table-cell table:style-name="Table1.A1" office:value-type="string">
              <text:p text:style-name="Table_20_Contents"><text:span text:style-name="Teletype">/users/1</text:span></text:p>
            </table:table-cell>
          </table:table-row>
          <table:table-row>
            <table:table-cell table:style-name="Table1.A1" office:value-type="string">
              <text:p text:style-name="Table_20_Contents"><text:span text:style-name="Source_20_Text">new_user_path</text:span></text:p>
            </table:table-cell>
            <table:table-cell table:style-name="Table1.A1" office:value-type="string">
              <text:p text:style-name="Table_20_Contents"><text:span text:style-name="Teletype">/users/new</text:span></text:p>
            </table:table-cell>
          </table:table-row>
          <table:table-row>
            <table:table-cell table:style-name="Table1.A1" office:value-type="string">
              <text:p text:style-name="Table_20_Contents"><text:span text:style-name="Source_20_Text">edit_user_path(@user)</text:span></text:p>
            </table:table-cell>
            <table:table-cell table:style-name="Table1.A1" office:value-type="string">
              <text:p text:style-name="Table_20_Contents"><text:span text:style-name="Teletype">/users/1/edit</text:span></text:p>
            </table:table-cell>
          </table:table-row>
          <table:table-row>
            <table:table-cell table:style-name="Table1.A1" office:value-type="string">
              <text:p text:style-name="Table_20_Contents"><text:span text:style-name="Source_20_Text">users_url</text:span></text:p>
            </table:table-cell>
            <table:table-cell table:style-name="Table1.A1" office:value-type="string">
              <text:p text:style-name="Table_20_Contents"><text:span text:style-name="Teletype">http://localhost:3000/users</text:span></text:p>
            </table:table-cell>
          </table:table-row>
          <table:table-row>
            <table:table-cell table:style-name="Table1.A1" office:value-type="string">
              <text:p text:style-name="Table_20_Contents"><text:span text:style-name="Source_20_Text">user_url(@user)</text:span></text:p>
            </table:table-cell>
            <table:table-cell table:style-name="Table1.A1" office:value-type="string">
              <text:p text:style-name="Table_20_Contents"><text:span text:style-name="Teletype">http://localhost:3000/users/1</text:span></text:p>
            </table:table-cell>
          </table:table-row>
          <table:table-row>
            <table:table-cell table:style-name="Table1.A1" office:value-type="string">
              <text:p text:style-name="Table_20_Contents"><text:span text:style-name="Source_20_Text">new_user_url</text:span></text:p>
            </table:table-cell>
            <table:table-cell table:style-name="Table1.A1" office:value-type="string">
              <text:p text:style-name="Table_20_Contents"><text:span text:style-name="Teletype">http://localhost:3000/users/new</text:span></text:p>
            </table:table-cell>
          </table:table-row>
          <table:table-row>
            <table:table-cell table:style-name="Table1.A1" office:value-type="string">
              <text:p text:style-name="Table_20_Contents"><text:span text:style-name="Source_20_Text">edit_user_url(@user)</text:span></text:p>
            </table:table-cell>
            <table:table-cell table:style-name="Table1.A1" office:value-type="string">
              <text:p text:style-name="Table_20_Contents"><text:span text:style-name="Teletype">http://localhost:3000/users/1/edit</text:span></text:p>
            </table:table-cell>
          </table:table-row>
        </table:table>
        <text:p text:style-name="Text_20_body">Table 7.1: Named routes provided by the users resource in <text:a xlink:type="simple" xlink:href="http://railstutorial.org/chapters/modeling-and-viewing-users-one?version=2.3#code:users_resource">Listing 6.24</text:a>. </text:p>
        <text:p text:style-name="Text_20_body">Note that in</text:p>
        <text:p text:style-name="P6">&lt;%= link_to user_path(@user), @user %&gt;</text:p>
        <text:p text:style-name="Text_20_body"><text:span text:style-name="Source_20_Text">user_path(@user)</text:span> is the link <text:span text:style-name="Emphasis">text</text:span>, while the address is just <text:span text:style-name="Source_20_Text">@user</text:span>. In the context of a <text:span text:style-name="Source_20_Text">link_to</text:span>, Rails converts <text:span text:style-name="Source_20_Text">@user</text:span> to the appropriate URL; in other words, the code above is equivalent to the code</text:p>
        <text:p text:style-name="P6">&lt;%= link_to user_path(@user), user_path(@user) %&gt;</text:p>
        <text:p text:style-name="Text_20_body">Either way works fine, but, as in the <text:span text:style-name="Source_20_Text">:id =&gt; @user</text:span> idiom from <text:a xlink:type="simple" xlink:href="http://railstutorial.org/chapters/modeling-and-viewing-users-two?version=2.3#code:get_show_test">Listing 7.17</text:a>, using just <text:span text:style-name="Source_20_Text">@user</text:span> is a common Rails convention. In both cases, the Embedded Ruby produces the HTML</text:p>
        <text:p text:style-name="P6">&lt;a href="/users/1"&gt;/users/1&lt;/a&gt;</text:p>
        <text:p text:style-name="Text_20_body">With the HTML elements and CSS classes in place, we can style the show page with the CSS shown in <text:a xlink:type="simple" xlink:href="http://railstutorial.org/chapters/modeling-and-viewing-users-two?version=2.3#code:sidebar_css">Listing 7.25</text:a>. The resulting page is shown in <text:a xlink:type="simple" xlink:href="http://railstutorial.org/chapters/modeling-and-viewing-users-two?version=2.3#fig:user_show_sidebar_css">Figure 7.6</text:a>.</text:p>
        <text:section text:style-name="Sect1" text:name="code:sidebar_css">
          <text:p text:style-name="Text_20_body"/>
        </text:section>
        <text:p text:style-name="Text_20_body">Listing 7.25. CSS for styling the user show page, including the sidebar. <text:line-break/><text:span text:style-name="Source_20_Text">public/stylesheets/custom.css</text:span> <draw:frame draw:name="clippy" text:anchor-type="as-char" svg:width="1.1457in" svg:height="0.1457in" draw:z-index="29"><draw:plugin xlink:href="http://railstutorial.org/flash/clippy.swf" xlink:type="simple" xlink:show="embed" xlink:actuate="onLoad" draw:mime-type="application/x-shockwave-flash"><draw:param draw:name="bgcolor" draw:value="#ffffff"/><draw:param draw:name="flashvars" draw:value="text=.%0A.%0A.%0A/*%20User%20show%20page%20*/%0A%0Atable.profile%20%7B%0A%20%20width:%20100%25;%0A%20%20margin%2Dbottom:%200;%0A%7D%0A%0Atd.main%20%7B%0A%20%20width:%2070%25;%0A%20%20padding:%201em;%0A%7D%0A%0Atd.sidebar%20%7B%0A%20%20width:%2030%25;%0A%20%20padding:%201em;%0A%20%20vertical%2Dalign:%20top;%0A%20%20background:%20%23ffc;%0A%7D%0A%0A.profile%20img.gravatar%20%7B%0A%20%20border:%201px%20solid%20%23999;%0A%20%20margin%2Dbottom:%20%2D15px;%0A%7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 User show page */</text:p>
        <text:p text:style-name="Preformatted_20_Text"/>
        <text:p text:style-name="Preformatted_20_Text">table.profile {</text:p>
        <text:p text:style-name="Preformatted_20_Text"><text:s text:c="2"/>width: 100%;</text:p>
        <text:p text:style-name="Preformatted_20_Text"><text:s text:c="2"/>margin-bottom: 0;</text:p>
        <text:p text:style-name="Preformatted_20_Text">}</text:p>
        <text:p text:style-name="Preformatted_20_Text"/>
        <text:p text:style-name="Preformatted_20_Text">td.main {</text:p>
        <text:p text:style-name="Preformatted_20_Text"><text:s text:c="2"/>width: 70%;</text:p>
        <text:p text:style-name="Preformatted_20_Text"><text:soft-page-break/><text:s text:c="2"/>padding: 1em;</text:p>
        <text:p text:style-name="Preformatted_20_Text">}</text:p>
        <text:p text:style-name="Preformatted_20_Text"/>
        <text:p text:style-name="Preformatted_20_Text">td.sidebar {</text:p>
        <text:p text:style-name="Preformatted_20_Text"><text:s text:c="2"/>width: 30%;</text:p>
        <text:p text:style-name="Preformatted_20_Text"><text:s text:c="2"/>padding: 1em;</text:p>
        <text:p text:style-name="Preformatted_20_Text"><text:s text:c="2"/>vertical-align: top;</text:p>
        <text:p text:style-name="Preformatted_20_Text"><text:s text:c="2"/>background: #ffc;</text:p>
        <text:p text:style-name="Preformatted_20_Text">}</text:p>
        <text:p text:style-name="Preformatted_20_Text"/>
        <text:p text:style-name="Preformatted_20_Text">.profile img.gravatar {</text:p>
        <text:p text:style-name="Preformatted_20_Text"><text:s text:c="2"/>border: 1px solid #999;</text:p>
        <text:p text:style-name="Preformatted_20_Text"><text:s text:c="2"/>margin-bottom: -15px;</text:p>
        <text:p text:style-name="P6">}</text:p>
        <text:section text:style-name="Sect1" text:name="fig:user_show_sidebar_css">
          <text:p text:style-name="Text_20_body"/>
        </text:section>
        <text:p text:style-name="P3"><draw:frame draw:style-name="fr1" draw:name="graphics6" text:anchor-type="as-char" svg:width="0.7862in" svg:height="0.3929in" draw:z-index="30"><draw:image xlink:href="http://railstutorial.org/images/figures/user_show_sidebar_css.png" xlink:type="simple" xlink:show="embed" xlink:actuate="onLoad"/><svg:title>user_show_sidebar_css</svg:title></draw:frame></text:p>
        <text:p text:style-name="Text_20_body">Figure 7.6: The user show page <text:a xlink:type="simple" xlink:href="http://localhost:3000/users/1"><text:span text:style-name="Teletype">/users/1</text:span></text:a> with a sidebar and CSS. <text:a xlink:type="simple" xlink:href="http://www.railstutorial.org/images/figures/user_show_sidebar_css-full.png">(full size)</text:a></text:p>
        <text:h text:style-name="Heading_20_2" text:outline-level="2"><text:bookmark text:name="sec:7.4"/><text:a xlink:type="simple" xlink:href="http://railstutorial.org/chapters/modeling-and-viewing-users-two?version=2.3#sec:7.4">7.4 Conclusion</text:a></text:h>
        <text:p text:style-name="Text_20_body">In this chapter, we’ve effectively finished the User model, so we’re now fully prepared to sign up new users and to let them sign in securely with an email/password combination. Moreover, we have a nice first cut of the user profile page, so after signing in users will have a place to go.</text:p>
        <text:h text:style-name="Heading_20_3" text:outline-level="3"><text:bookmark text:name="sec:7.4.1"/><text:a xlink:type="simple" xlink:href="http://railstutorial.org/chapters/modeling-and-viewing-users-two?version=2.3#sec:7.4.1">7.4.1 Git commit</text:a></text:h>
        <text:p text:style-name="Text_20_body">Before moving on, we should close the Git loop opened in the introduction to <text:a xlink:type="simple" xlink:href="http://railstutorial.org/chapters/modeling-and-viewing-users-one?version=2.3#top">Chapter 6</text:a> by making a final commit to the <text:span text:style-name="Source_20_Text">modeling-users</text:span> branch and then merging into <text:span text:style-name="Source_20_Text">master</text:span>.<text:bookmark text:name="fnref:7.26"/><text:a xlink:type="simple" xlink:href="http://railstutorial.org/chapters/modeling-and-viewing-users-two?version=2.3#fn:7.26">26</text:a> First, verify that we are on the <text:span text:style-name="Source_20_Text">modeling-users</text:span> branch:</text:p>
        <text:p text:style-name="Preformatted_20_Text">$ git branch</text:p>
        <text:p text:style-name="Preformatted_20_Text"><text:s text:c="2"/>master</text:p>
        <text:p text:style-name="P6">* modeling-users</text:p>
        <text:p text:style-name="Text_20_body">As noted in <text:a xlink:type="simple" xlink:href="http://railstutorial.org/chapters/beginning?version=2.3#sec:git_branch">Section 1.3.5.1</text:a>, the asterisk here identifies the present branch, so we are indeed ready to commit and merge:<text:bookmark text:name="fnref:7.27"/><text:a xlink:type="simple" xlink:href="http://railstutorial.org/chapters/modeling-and-viewing-users-two?version=2.3#fn:7.27">27</text:a></text:p>
        <text:p text:style-name="Preformatted_20_Text">$ git add .</text:p>
        <text:p text:style-name="Preformatted_20_Text">$ git commit -am "User model with passwords, and user show page"</text:p>
        <text:p text:style-name="Preformatted_20_Text">$ git checkout master</text:p>
        <text:p text:style-name="P6">$ git merge modeling-users</text:p>
        <text:section text:style-name="Sect1" text:name="sec:heroku_deploy">
          <text:p text:style-name="Text_20_body"/>
        </text:section>
        <text:h text:style-name="Heading_20_3" text:outline-level="3"><text:bookmark text:name="sec:7.4.2"/><text:a xlink:type="simple" xlink:href="http://railstutorial.org/chapters/modeling-and-viewing-users-two?version=2.3#sec:heroku_deploy">7.4.2 Heroku deploy</text:a></text:h>
        <text:p text:style-name="Text_20_body">If you’ve deployed your sample application to Heroku, you can push it up at this point:</text:p>
        <text:p text:style-name="P6">$ git push heroku</text:p>
        <text:p text:style-name="Text_20_body">Then migrate the database on the remote server using the <text:span text:style-name="Source_20_Text">heroku</text:span> command:</text:p>
        <text:p text:style-name="P6"><text:soft-page-break/>$ heroku rake db:migrate</text:p>
        <text:p text:style-name="Text_20_body">Now if you want to create a sample user on Heroku, you can use the Heroku console:</text:p>
        <text:p text:style-name="Preformatted_20_Text">$ heroku console</text:p>
        <text:p text:style-name="Preformatted_20_Text">&gt;&gt; User.create(:name =&gt; "Example User", :email =&gt; "user@example.com",</text:p>
        <text:p text:style-name="P6">?&gt; <text:s text:c="12"/>:password =&gt; "foobar", :password_confirmation =&gt; "foobar")</text:p>
        <text:section text:style-name="Sect1" text:name="sec:more_modeling_users_exercises">
          <text:p text:style-name="Text_20_body"/>
        </text:section>
        <text:h text:style-name="Heading_20_2" text:outline-level="2"><text:bookmark text:name="sec:7.5"/><text:a xlink:type="simple" xlink:href="http://railstutorial.org/chapters/modeling-and-viewing-users-two?version=2.3#sec:more_modeling_users_exercises">7.5 Exercises</text:a></text:h>
        <text:list xml:id="list1938577089" text:style-name="L1">
          <text:list-item>
            <text:p text:style-name="P4">Copy each of the variants of the <text:span text:style-name="Source_20_Text">authenticate</text:span> method from <text:a xlink:type="simple" xlink:href="http://railstutorial.org/chapters/modeling-and-viewing-users-two?version=2.3#code:authenticate_variant_1">Listing 7.26</text:a> through <text:a xlink:type="simple" xlink:href="http://railstutorial.org/chapters/modeling-and-viewing-users-two?version=2.3#code:authenticate_variant_5">Listing 7.30</text:a> into your User model, and verify that they are correct by running your test suite. </text:p>
          </text:list-item>
          <text:list-item>
            <text:p text:style-name="P4">The final <text:span text:style-name="Source_20_Text">authenticate</text:span> example (<text:a xlink:type="simple" xlink:href="http://railstutorial.org/chapters/modeling-and-viewing-users-two?version=2.3#code:authenticate_variant_5">Listing 7.30</text:a>) is particularly challenging. Experiment with the console to see if you can understand how it works. </text:p>
          </text:list-item>
          <text:list-item>
            <text:p text:style-name="P1">How could you get the Gravatar helper <text:span text:style-name="Source_20_Text">gravatar_for</text:span> to work if our User model used <text:span text:style-name="Source_20_Text">email_address</text:span> instead of <text:span text:style-name="Source_20_Text">email</text:span> to represent email addresses? <text:span text:style-name="Emphasis">Hint:</text:span> The best answer does <text:span text:style-name="Emphasis">not</text:span> involve editing the Gravatar plugin. </text:p>
          </text:list-item>
        </text:list>
        <text:section text:style-name="Sect1" text:name="code:authenticate_variant_1">
          <text:p text:style-name="Text_20_body"/>
        </text:section>
        <text:p text:style-name="Text_20_body">Listing 7.26. The <text:span text:style-name="Source_20_Text">authenticate</text:span> method with <text:span text:style-name="Source_20_Text">User</text:span> in place of <text:span text:style-name="Source_20_Text">self</text:span>. <draw:frame draw:name="clippy" text:anchor-type="as-char" svg:width="1.1457in" svg:height="0.1457in" draw:z-index="31"><draw:plugin xlink:href="http://railstutorial.org/flash/clippy.swf" xlink:type="simple" xlink:show="embed" xlink:actuate="onLoad" draw:mime-type="application/x-shockwave-flash"><draw:param draw:name="bgcolor" draw:value="#ffffff"/><draw:param draw:name="flashvars" draw:value="text=%20%20def%20User.authenticate(email,%20submitted_password)%0A%20%20%20%20user%20=%20find_by_email(email)%0A%20%20%20%20return%20nil%20%20if%20user.nil?%0A%20%20%20%20return%20user%20if%20user.has_password?(submitted_password)%0A%20%20end%0A"/><draw:param draw:name="pluginspage" draw:value="http://www.macromedia.com/go/getflashplayer"/><draw:param draw:name="allowscriptaccess" draw:value="always"/><draw:param draw:name="quality" draw:value="high"/></draw:plugin></draw:frame> </text:p>
        <text:p text:style-name="Preformatted_20_Text"><text:s text:c="2"/>def User.authenticate(email, submitted_password)</text:p>
        <text:p text:style-name="Preformatted_20_Text"><text:s text:c="4"/>user = find_by_email(email)</text:p>
        <text:p text:style-name="Preformatted_20_Text"><text:s text:c="4"/>return nil <text:s/>if user.nil?</text:p>
        <text:p text:style-name="Preformatted_20_Text"><text:s text:c="4"/>return user if user.has_password?(submitted_password)</text:p>
        <text:p text:style-name="P6"><text:s text:c="2"/>end</text:p>
        <text:section text:style-name="Sect1" text:name="code:authenticate_variant_2">
          <text:p text:style-name="Text_20_body"/>
        </text:section>
        <text:p text:style-name="Text_20_body">Listing 7.27. The <text:span text:style-name="Source_20_Text">authenticate</text:span> method with an explicit third <text:span text:style-name="Source_20_Text">return</text:span>. <draw:frame draw:name="clippy" text:anchor-type="as-char" svg:width="1.1457in" svg:height="0.1457in" draw:z-index="32"><draw:plugin xlink:href="http://railstutorial.org/flash/clippy.swf" xlink:type="simple" xlink:show="embed" xlink:actuate="onLoad" draw:mime-type="application/x-shockwave-flash"><draw:param draw:name="bgcolor" draw:value="#ffffff"/><draw:param draw:name="flashvars" draw:value="text=%20%20def%20self.authenticate(email,%20submitted_password)%0A%20%20%20%20user%20=%20find_by_email(email)%0A%20%20%20%20return%20nil%20%20if%20user.nil?%0A%20%20%20%20return%20user%20if%20user.has_password?(submitted_password)%0A%20%20%20%20return%20nil%0A%20%20end%0A"/><draw:param draw:name="pluginspage" draw:value="http://www.macromedia.com/go/getflashplayer"/><draw:param draw:name="allowscriptaccess" draw:value="always"/><draw:param draw:name="quality" draw:value="high"/></draw:plugin></draw:frame> </text:p>
        <text:p text:style-name="Preformatted_20_Text"><text:s text:c="2"/>def self.authenticate(email, submitted_password)</text:p>
        <text:p text:style-name="Preformatted_20_Text"><text:s text:c="4"/>user = find_by_email(email)</text:p>
        <text:p text:style-name="Preformatted_20_Text"><text:s text:c="4"/>return nil <text:s/>if user.nil?</text:p>
        <text:p text:style-name="Preformatted_20_Text"><text:s text:c="4"/>return user if user.has_password?(submitted_password)</text:p>
        <text:p text:style-name="Preformatted_20_Text"><text:s text:c="4"/>return nil</text:p>
        <text:p text:style-name="P6"><text:s text:c="2"/>end</text:p>
        <text:section text:style-name="Sect1" text:name="code:authenticate_variant_3">
          <text:p text:style-name="Text_20_body"/>
        </text:section>
        <text:p text:style-name="Text_20_body">Listing 7.28. The <text:span text:style-name="Source_20_Text">authenticate</text:span> method using an <text:span text:style-name="Source_20_Text">if</text:span> statement. <draw:frame draw:name="clippy" text:anchor-type="as-char" svg:width="1.1457in" svg:height="0.1457in" draw:z-index="33"><draw:plugin xlink:href="http://railstutorial.org/flash/clippy.swf" xlink:type="simple" xlink:show="embed" xlink:actuate="onLoad" draw:mime-type="application/x-shockwave-flash"><draw:param draw:name="bgcolor" draw:value="#ffffff"/><draw:param draw:name="flashvars" draw:value="text=%20%20def%20self.authenticate(email,%20submitted_password)%0A%20%20%20%20user%20=%20find_by_email(email)%0A%20%20%20%20if%20user.nil?%0A%20%20%20%20%20%20nil%0A%20%20%20%20elsif%20user.has_password?(submitted_password)%0A%20%20%20%20%20%20user%0A%20%20%20%20else%0A%20%20%20%20%20%20nil%0A%20%20%20%20end%0A%20%20end%0A"/><draw:param draw:name="pluginspage" draw:value="http://www.macromedia.com/go/getflashplayer"/><draw:param draw:name="allowscriptaccess" draw:value="always"/><draw:param draw:name="quality" draw:value="high"/></draw:plugin></draw:frame> </text:p>
        <text:p text:style-name="Preformatted_20_Text"><text:s text:c="2"/>def self.authenticate(email, submitted_password)</text:p>
        <text:p text:style-name="Preformatted_20_Text"><text:s text:c="4"/>user = find_by_email(email)</text:p>
        <text:p text:style-name="Preformatted_20_Text"><text:s text:c="4"/>if user.nil?</text:p>
        <text:p text:style-name="Preformatted_20_Text"><text:s text:c="6"/>nil</text:p>
        <text:p text:style-name="Preformatted_20_Text"><text:s text:c="4"/>elsif user.has_password?(submitted_password)</text:p>
        <text:p text:style-name="Preformatted_20_Text"><text:s text:c="6"/>user</text:p>
        <text:p text:style-name="Preformatted_20_Text"><text:s text:c="4"/>else</text:p>
        <text:p text:style-name="Preformatted_20_Text"><text:s text:c="6"/>nil</text:p>
        <text:p text:style-name="Preformatted_20_Text"><text:s text:c="4"/>end</text:p>
        <text:p text:style-name="P6"><text:s text:c="2"/>end</text:p>
        <text:section text:style-name="Sect1" text:name="code:authenticate_variant_4">
          <text:p text:style-name="Text_20_body"/>
        </text:section>
        <text:p text:style-name="Text_20_body"><text:soft-page-break/>Listing 7.29. The <text:span text:style-name="Source_20_Text">authenticate</text:span> method using an <text:span text:style-name="Source_20_Text">if</text:span> statement and an implicit return. <draw:frame draw:name="clippy" text:anchor-type="as-char" svg:width="1.1457in" svg:height="0.1457in" draw:z-index="34"><draw:plugin xlink:href="http://railstutorial.org/flash/clippy.swf" xlink:type="simple" xlink:show="embed" xlink:actuate="onLoad" draw:mime-type="application/x-shockwave-flash"><draw:param draw:name="bgcolor" draw:value="#ffffff"/><draw:param draw:name="flashvars" draw:value="text=%20%20def%20self.authenticate(email,%20submitted_password)%0A%20%20%20%20user%20=%20find_by_email(email)%0A%20%20%20%20if%20user.nil?%0A%20%20%20%20%20%20nil%0A%20%20%20%20elsif%20user.has_password?(submitted_password)%0A%20%20%20%20%20%20user%0A%20%20%20%20end%0A%20%20end%0A"/><draw:param draw:name="pluginspage" draw:value="http://www.macromedia.com/go/getflashplayer"/><draw:param draw:name="allowscriptaccess" draw:value="always"/><draw:param draw:name="quality" draw:value="high"/></draw:plugin></draw:frame> </text:p>
        <text:p text:style-name="Preformatted_20_Text"><text:s text:c="2"/>def self.authenticate(email, submitted_password)</text:p>
        <text:p text:style-name="Preformatted_20_Text"><text:s text:c="4"/>user = find_by_email(email)</text:p>
        <text:p text:style-name="Preformatted_20_Text"><text:s text:c="4"/>if user.nil?</text:p>
        <text:p text:style-name="Preformatted_20_Text"><text:s text:c="6"/>nil</text:p>
        <text:p text:style-name="Preformatted_20_Text"><text:s text:c="4"/>elsif user.has_password?(submitted_password)</text:p>
        <text:p text:style-name="Preformatted_20_Text"><text:s text:c="6"/>user</text:p>
        <text:p text:style-name="Preformatted_20_Text"><text:s text:c="4"/>end</text:p>
        <text:p text:style-name="P6"><text:s text:c="2"/>end</text:p>
        <text:section text:style-name="Sect1" text:name="code:authenticate_variant_5">
          <text:p text:style-name="Text_20_body"/>
        </text:section>
        <text:p text:style-name="Text_20_body">Listing 7.30. The <text:span text:style-name="Source_20_Text">authenticate</text:span> method using the ternary operator. <draw:frame draw:name="clippy" text:anchor-type="as-char" svg:width="1.1457in" svg:height="0.1457in" draw:z-index="35"><draw:plugin xlink:href="http://railstutorial.org/flash/clippy.swf" xlink:type="simple" xlink:show="embed" xlink:actuate="onLoad" draw:mime-type="application/x-shockwave-flash"><draw:param draw:name="bgcolor" draw:value="#ffffff"/><draw:param draw:name="flashvars" draw:value="text=%20%20def%20self.authenticate(email,%20submitted_password)%0A%20%20%20%20user%20=%20find_by_email(email)%0A%20%20%20%20user%20%26%26%20user.has_password?(submitted_password)%20?%20user%20:%20nil%0A%20%20end%0A"/><draw:param draw:name="pluginspage" draw:value="http://www.macromedia.com/go/getflashplayer"/><draw:param draw:name="allowscriptaccess" draw:value="always"/><draw:param draw:name="quality" draw:value="high"/></draw:plugin></draw:frame> </text:p>
        <text:p text:style-name="Preformatted_20_Text"><text:s text:c="2"/>def self.authenticate(email, submitted_password)</text:p>
        <text:p text:style-name="Preformatted_20_Text"><text:s text:c="4"/>user = find_by_email(email)</text:p>
        <text:p text:style-name="Preformatted_20_Text"><text:s text:c="4"/>user &amp;&amp; user.has_password?(submitted_password) ? user : nil</text:p>
        <text:p text:style-name="P6"><text:s text:c="2"/>end</text:p>
        <text:p text:style-name="Text_20_body"><text:a xlink:type="simple" xlink:href="http://railstutorial.org/chapters/modeling-and-viewing-users-one?version=2.3#top">« Chapter 6 Modeling and viewing users, part I </text:a><text:a xlink:type="simple" xlink:href="http://railstutorial.org/chapters/sign-up?version=2.3#top">Chapter 8 Sign up » </text:a></text:p>
        <text:list xml:id="list249557343" text:style-name="L2">
          <text:list-item>
            <text:p text:style-name="P5"><text:bookmark text:name="fn:7.1"/>We saw ranges before in <text:a xlink:type="simple" xlink:href="http://railstutorial.org/chapters/rails-flavored-ruby?version=2.3#sec:arrays_and_ranges">Section 4.3.1</text:a>. <text:a xlink:type="simple" xlink:href="http://railstutorial.org/chapters/modeling-and-viewing-users-two?version=2.3#fnref:7.1">↑</text:a> </text:p>
          </text:list-item>
          <text:list-item>
            <text:p text:style-name="P5"><text:bookmark text:name="fn:7.2"/>For more details on the kind of callbacks supported by Active Record, see the <text:a xlink:type="simple" xlink:href="http://guides.rubyonrails.org/active_record_validations_callbacks.html#callbacks-overview">discussion of callbacks at the Rails Guides</text:a>. <text:a xlink:type="simple" xlink:href="http://railstutorial.org/chapters/modeling-and-viewing-users-two?version=2.3#fnref:7.2">↑</text:a> </text:p>
          </text:list-item>
          <text:list-item>
            <text:p text:style-name="P5"><text:bookmark text:name="fn:7.3"/>The extra level of indentation is a typographical reminder that we’re in a private section; otherwise, it’s easy to miss the <text:span text:style-name="Source_20_Text">private</text:span> keyword and be confused when trying to access a private method that you think is public. I thought the extra indentation was a stupid convention until I burned an hour on just this problem a couple years back. Now I add the extra indentation. <text:a xlink:type="simple" xlink:href="http://railstutorial.org/chapters/modeling-and-viewing-users-two?version=2.3#fnref:7.3">↑</text:a> </text:p>
          </text:list-item>
          <text:list-item>
            <text:p text:style-name="P5"><text:bookmark text:name="fn:7.4"/>Ruby has a closely related keyword called <text:span text:style-name="Source_20_Text">protected</text:span> that differs subtly from <text:span text:style-name="Source_20_Text">private</text:span>. As far as I can tell, the only reason to learn the difference is so that you can ace a job interview that asks you “In Ruby, what is the difference between <text:span text:style-name="Source_20_Text">private</text:span> and <text:span text:style-name="Source_20_Text">protected</text:span>?” But do you really want to work at a company that asks you such a lame interview question? At his keynote at RubyConf in 2008, Dave Thomas (author of <text:span text:style-name="Emphasis">Programming Ruby</text:span>) suggested eliminating <text:span text:style-name="Source_20_Text">protected</text:span> from future versions of Ruby, and I agree with the sentiment. Just use <text:span text:style-name="Source_20_Text">private</text:span> and you’ll be fine. <text:a xlink:type="simple" xlink:href="http://railstutorial.org/chapters/modeling-and-viewing-users-two?version=2.3#fnref:7.4">↑</text:a> </text:p>
          </text:list-item>
          <text:list-item>
            <text:p text:style-name="P5"><text:bookmark text:name="fn:7.5"/>I am ashamed to admit that this is how we implemented passwords in <text:span text:style-name="Emphasis">RailsSpace</text:span>. Consider this section my penance. <text:a xlink:type="simple" xlink:href="http://railstutorial.org/chapters/modeling-and-viewing-users-two?version=2.3#fnref:7.5">↑</text:a> </text:p>
          </text:list-item>
          <text:list-item>
            <text:p text:style-name="P5"><text:bookmark text:name="fn:7.6"/>The alert reader may notice that none of what we do in this section <text:span text:style-name="Emphasis">requires</text:span> encryption, but, once we develop some of the theory of secure passwords and write a basic implementation (<text:a xlink:type="simple" xlink:href="http://railstutorial.org/chapters/modeling-and-viewing-users-two?version=2.3#sec:secure_password_theory">Section 7.2.2</text:a>), the only way for the <text:span text:style-name="Source_20_Text">has_password?</text:span> method to work properly is for all the encryption machinery to work properly as well. <text:a xlink:type="simple" xlink:href="http://railstutorial.org/chapters/modeling-and-viewing-users-two?version=2.3#fnref:7.6">↑</text:a> </text:p>
          </text:list-item>
          <text:list-item>
            <text:p text:style-name="P5"><text:bookmark text:name="fn:7.7"/>In my setup, the <text:span text:style-name="Source_20_Text">require ’digest’</text:span> line is unnecessary, but several readers have reported getting a <text:span text:style-name="Source_20_Text">NameError</text:span> exception if they don’t include it explicitly. It does no harm in any case, so I’ve included the explicit <text:span text:style-name="Source_20_Text">require</text:span> just to be safe. <text:a xlink:type="simple" xlink:href="http://railstutorial.org/chapters/modeling-and-viewing-users-two?version=2.3#fnref:7.7">↑</text:a> </text:p>
          </text:list-item>
          <text:list-item>
            <text:p text:style-name="P5"><text:bookmark text:name="fn:7.8"/>Technically, rainbow attacks could still succeed, but using a salted hash makes them computationally unfeasible. <text:a xlink:type="simple" xlink:href="http://railstutorial.org/chapters/modeling-and-viewing-users-two?version=2.3#fnref:7.8">↑</text:a> </text:p>
          </text:list-item>
          <text:list-item>
            <text:p text:style-name="P5"><text:bookmark text:name="fn:7.9"/>As noted in <text:a xlink:type="simple" xlink:href="http://railstutorial.org/chapters/modeling-and-viewing-users-two?version=2.3#sec:secure_password_theory">Section 7.2.2</text:a>, the explicit <text:span text:style-name="Source_20_Text">require ’digest’</text:span> line is unnecessary on some systems, but it does no harm to include it. <text:a xlink:type="simple" xlink:href="http://railstutorial.org/chapters/modeling-and-viewing-users-two?version=2.3#fnref:7.9">↑</text:a> </text:p>
          </text:list-item>
          <text:list-item>
            <text:p text:style-name="P5"><text:bookmark text:name="fn:7.10"/>It would be nice to be able to run all the examples in a particular <text:span text:style-name="Source_20_Text">describe</text:span> block (in this case, <text:span text:style-name="Source_20_Text">"has_password? method"</text:span>), but the <text:span text:style-name="Source_20_Text">spec</text:span> script doesn’t have this option. You can, <text:soft-page-break/>however, pass <text:span text:style-name="Source_20_Text">spec</text:span> the <text:span text:style-name="Emphasis">line number</text:span> of the <text:span text:style-name="Source_20_Text">describe</text:span> block using the <text:span text:style-name="Source_20_Text">-l</text:span> option. Though hard-coding the line number into the tutorial would be brittle and error-prone, feel free to try using <text:span text:style-name="Source_20_Text">-l</text:span> with the appropriate line number from your current version of <text:span text:style-name="Source_20_Text">user_spec.rb</text:span> to see how it works. <text:a xlink:type="simple" xlink:href="http://railstutorial.org/chapters/modeling-and-viewing-users-two?version=2.3#fnref:7.10">↑</text:a> </text:p>
          </text:list-item>
          <text:list-item>
            <text:p text:style-name="P5"><text:bookmark text:name="fn:7.11"/>Recall from <text:a xlink:type="simple" xlink:href="http://railstutorial.org/chapters/modeling-and-viewing-users-one?version=2.3#sidebar:database_indices">Box 6.2</text:a> that the <text:span text:style-name="Emphasis">index</text:span> on the <text:span text:style-name="Source_20_Text">email</text:span> column ensures that this retrieval is efficient. <text:a xlink:type="simple" xlink:href="http://railstutorial.org/chapters/modeling-and-viewing-users-two?version=2.3#fnref:7.11">↑</text:a> </text:p>
          </text:list-item>
          <text:list-item>
            <text:p text:style-name="P5"><text:bookmark text:name="fn:7.12"/>We’ll plan to add a couple more attributes (one to identify administrative users and one to allow a “remember me” feature), but they are not strictly necessary. All the <text:span text:style-name="Emphasis">essential</text:span> user attributes have now been defined. <text:a xlink:type="simple" xlink:href="http://railstutorial.org/chapters/modeling-and-viewing-users-two?version=2.3#fnref:7.12">↑</text:a> </text:p>
          </text:list-item>
          <text:list-item>
            <text:p text:style-name="P5"><text:bookmark text:name="fn:7.13"/>Some programmers take this to the next level, and attempt to test views separately from controllers. I think this goes too far, since views and controllers are necessarily coupled. In fact, if you take the default tests generated by RSpec and change the name of an instance variable in a controller but not in the view, all the tests still pass, even though the application is completely broken. In <text:span text:style-name="Emphasis">Rails Tutorial</text:span>, we combine controller and views specs using <text:span text:style-name="Source_20_Text">integrate_views</text:span> to avoid this problem. <text:a xlink:type="simple" xlink:href="http://railstutorial.org/chapters/modeling-and-viewing-users-two?version=2.3#fnref:7.13">↑</text:a> </text:p>
          </text:list-item>
          <text:list-item>
            <text:p text:style-name="P5"><text:bookmark text:name="fn:7.14"/>Many experienced Rails programmers find that this factory approach is much more flexible than <text:span text:style-name="Emphasis">fixtures</text:span>, which Rails uses by default but can be quite brittle and difficult to maintain. <text:a xlink:type="simple" xlink:href="http://railstutorial.org/chapters/modeling-and-viewing-users-two?version=2.3#fnref:7.14">↑</text:a> </text:p>
          </text:list-item>
          <text:list-item>
            <text:p text:style-name="P5"><text:bookmark text:name="fn:7.15"/>Presumably “Factory Girl” is a reference to the <text:a xlink:type="simple" xlink:href="http://www.imdb.com/title/tt0432402/">movie of the same name</text:a>. <text:a xlink:type="simple" xlink:href="http://railstutorial.org/chapters/modeling-and-viewing-users-two?version=2.3#fnref:7.15">↑</text:a> </text:p>
          </text:list-item>
          <text:list-item>
            <text:p text:style-name="P5"><text:bookmark text:name="fn:7.16"/>As noted briefly in <text:a xlink:type="simple" xlink:href="http://railstutorial.org/chapters/beginning?version=2.3#sec:rubygems">Section 1.2.2</text:a>, when installing gems I prefer to use the version flag <text:span text:style-name="Source_20_Text">-v</text:span> to install a gem version known to work with the tutorial—in this case, version 1.2.3 of Factory Girl. Feel free omit this flag to use the latest version, but you’re on your own if it breaks. <text:a xlink:type="simple" xlink:href="http://railstutorial.org/chapters/modeling-and-viewing-users-two?version=2.3#fnref:7.16">↑</text:a> </text:p>
          </text:list-item>
          <text:list-item>
            <text:p text:style-name="P5"><text:bookmark text:name="fn:7.17"/>You can also put the <text:span text:style-name="Source_20_Text">config.gem</text:span> line in <text:span text:style-name="Source_20_Text">config/environment.rb</text:span>, but we only need factories in the test environment, so there’s no need to include it in development or production. Also, when a gem is loaded with <text:span text:style-name="Source_20_Text">config.gem</text:span> in the <text:span text:style-name="Source_20_Text">test.rb</text:span> file, you can have Rails <text:span text:style-name="Emphasis">automatically</text:span> install it using <text:span text:style-name="Source_20_Text">rake gems:install RAILS_ENV=test</text:span>. That’s a bit complicated at this point, though, and gem dependencies are completely different in Rails 3, so I’m not bothering with this detail now. <text:a xlink:type="simple" xlink:href="http://railstutorial.org/chapters/modeling-and-viewing-users-two?version=2.3#fnref:7.17">↑</text:a> </text:p>
          </text:list-item>
          <text:list-item>
            <text:p text:style-name="P5"><text:bookmark text:name="fn:7.18"/>I used <text:span text:style-name="Source_20_Text">get ’new’</text:span> in <text:a xlink:type="simple" xlink:href="http://railstutorial.org/chapters/filling-in-the-layout?version=2.3#code:get_new_user_spec">Listing 5.23</text:a> and subsequent tests for the <text:span text:style-name="Source_20_Text">new</text:span> action because at that point we had yet to encounter the idea of standard REST actions. I’ll switch to <text:span text:style-name="Source_20_Text">get :new</text:span> in future tests. <text:a xlink:type="simple" xlink:href="http://railstutorial.org/chapters/modeling-and-viewing-users-two?version=2.3#fnref:7.18">↑</text:a> </text:p>
          </text:list-item>
          <text:list-item>
            <text:p text:style-name="P5"><text:bookmark text:name="fn:7.19"/>It does this by calling the <text:span text:style-name="Source_20_Text">to_param</text:span> method on the <text:span text:style-name="Source_20_Text">@user</text:span> variable. <text:a xlink:type="simple" xlink:href="http://railstutorial.org/chapters/modeling-and-viewing-users-two?version=2.3#fnref:7.19">↑</text:a> </text:p>
          </text:list-item>
          <text:list-item>
            <text:p text:style-name="P5"><text:bookmark text:name="fn:7.20"/>It’s not necessarily always a good idea to make HTML tests this specific, since we don’t always want to constrain the HTML layout this tightly. Feel free to experiment and find the right level of detail for your projects and tastes. <text:a xlink:type="simple" xlink:href="http://railstutorial.org/chapters/modeling-and-viewing-users-two?version=2.3#fnref:7.20">↑</text:a> </text:p>
          </text:list-item>
          <text:list-item>
            <text:p text:style-name="P5"><text:bookmark text:name="fn:7.21"/>I’m not covering the details on HTML escaping because in Rails 3 all HTML inserted by ERb will be escaped by default, so application developers won’t have to worry about it any more. <text:a xlink:type="simple" xlink:href="http://railstutorial.org/chapters/modeling-and-viewing-users-two?version=2.3#fnref:7.21">↑</text:a> </text:p>
          </text:list-item>
          <text:list-item>
            <text:p text:style-name="P5"><text:bookmark text:name="fn:7.22"/>Gravatar was originally created by Tom Preston-Werner, cofounder of <text:a xlink:type="simple" xlink:href="http://github.com/">GitHub</text:a>, and was acquired and scaled by <text:a xlink:type="simple" xlink:href="http://automattic.com/">Automattic</text:a> (best known as the makers of <text:a xlink:type="simple" xlink:href="http://wordpress.com/">WordPress</text:a>). <text:a xlink:type="simple" xlink:href="http://railstutorial.org/chapters/modeling-and-viewing-users-two?version=2.3#fnref:7.22">↑</text:a> </text:p>
          </text:list-item>
          <text:list-item>
            <text:p text:style-name="P5"><text:bookmark text:name="fn:7.23"/>In Hinduism, an avatar is the manifestation of a deity in human or animal form. By extension, the term <text:span text:style-name="Emphasis">avatar</text:span> is commonly used to mean some kind of personal representation, especially in a virtual environment. But you’ve seen the movie by now, so you already knew this. <text:a xlink:type="simple" xlink:href="http://railstutorial.org/chapters/modeling-and-viewing-users-two?version=2.3#fnref:7.23">↑</text:a> </text:p>
          </text:list-item>
          <text:list-item>
            <text:p text:style-name="P5"><text:bookmark text:name="fn:7.24"/>If your application does need to handle images or other file uploads, <text:a xlink:type="simple" xlink:href="http://github.com/thoughtbot/paperclip">Paperclip</text:a> is the way to go. Like Factory Girl, Paperclip is brought to you by <text:a xlink:type="simple" xlink:href="http://thoughtbot.com/">thoughtbot</text:a>. (Though I do know several people there, I have no vested interest in promoting thoughtbot; they just make good software.) <text:a xlink:type="simple" xlink:href="http://railstutorial.org/chapters/modeling-and-viewing-users-two?version=2.3#fnref:7.24">↑</text:a> </text:p>
          </text:list-item>
          <text:list-item>
            <text:p text:style-name="P5"><text:bookmark text:name="fn:7.25"/>If anyone gives you grief for using, horror of horrors, <text:span text:style-name="Emphasis">tables for layout</text:span>, have them point their Firebug inspector at Twitter’s profile sidebar and tell you what they see. In fact, you’ll find that, while “semantic markup” using <text:span text:style-name="Source_20_Text">div</text:span>s and <text:span text:style-name="Source_20_Text">span</text:span>s is increasingly common, virtually all sites resort to <text:span text:style-name="Source_20_Text">table</text:span>s for layout on occasion. In the present case, getting the vertical alignment just <text:soft-page-break/>right is <text:span text:style-name="Emphasis">much</text:span> easier with tables. <text:a xlink:type="simple" xlink:href="http://railstutorial.org/chapters/modeling-and-viewing-users-two?version=2.3#fnref:7.25">↑</text:a> </text:p>
          </text:list-item>
          <text:list-item>
            <text:p text:style-name="P5"><text:bookmark text:name="fn:7.26"/>Ordinarily, I recommend making more frequent, smaller commits, but frequent Git commits throughout the tutorial would be hard to maintain and would break up the flow of the discussion. <text:a xlink:type="simple" xlink:href="http://railstutorial.org/chapters/modeling-and-viewing-users-two?version=2.3#fnref:7.26">↑</text:a> </text:p>
          </text:list-item>
          <text:list-item>
            <text:p text:style-name="P2"><text:bookmark text:name="fn:7.27"/>If you’re <text:span text:style-name="Emphasis">not</text:span> on the right branch, run <text:span text:style-name="Source_20_Text">git checkout modeling-users</text:span> before proceeding. <text:a xlink:type="simple" xlink:href="http://railstutorial.org/chapters/modeling-and-viewing-users-two?version=2.3#fnref:7.27">↑</text:a> </text:p>
          </text:list-item>
        </text:list>
      </text:section>
      <text:section text:style-name="Sect1" text:name="book_bottom">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09:57:12</meta:creation-date>
    <meta:document-statistic meta:table-count="1" meta:image-count="6" meta:object-count="30" meta:page-count="30" meta:paragraph-count="791" meta:word-count="8567" meta:character-count="55496"/>
    <dc:date>2011-02-04T10:51:30</dc:date>
    <dc:creator>baobab </dc:creator>
    <meta:editing-duration>PT00H02M59S</meta:editing-duration>
    <meta:editing-cycles>1</meta:editing-cycles>
    <meta:generator>OpenOffice.org/3.2$Linux OpenOffice.org_project/320m12$Build-9483</meta:generator>
  </office:meta>
</office:document-meta>
</file>